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stroke="dash" draw:stroke-dash="Fine_20_Dashed" draw:textarea-horizontal-align="center" draw:textarea-vertical-align="middle"/>
    </style:style>
    <style:style style:name="gr4" style:family="graphic" style:parent-style-name="standard">
      <style:graphic-properties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dash"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solid"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solid" draw:stroke-dash="Fine_20_Dashed_20__28_var_29_"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draw:stroke="dash" draw:stroke-dash="Fine_20_Dashed" svg:stroke-width="0.1cm" svg:stroke-color="#000080" draw:marker-start-width="0.45cm" draw:marker-end-width="0.45cm" draw:fill="none" draw:textarea-horizontal-align="center" draw:textarea-vertical-align="middle" fo:padding-top="0.175cm" fo:padding-bottom="0.175cm" fo:padding-left="0.3cm" fo:padding-right="0.3cm"/>
    </style:style>
    <style:style style:name="gr10" style:family="graphic" style:parent-style-name="standard">
      <style:graphic-properties draw:fill="solid" draw:fill-color="#00ff00" draw:textarea-vertical-align="middle" draw:auto-grow-height="false" fo:min-height="0.749cm" fo:min-width="0.499cm"/>
    </style:style>
    <style:style style:name="gr11" style:family="graphic" style:parent-style-name="standard">
      <style:graphic-properties svg:stroke-width="0.1cm" draw:marker-start="Circle" draw:marker-start-width="0.45cm" draw:marker-end=""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solid" draw:stroke-dash="Fine_20_Dashed" svg:stroke-width="0.1cm" draw:marker-start="Circle" draw:marker-start-width="0.45cm" draw:marker-end="" draw:marker-end-width="0.45cm" draw:textarea-horizontal-align="center" draw:textarea-vertical-align="middle" fo:padding-top="0.175cm" fo:padding-bottom="0.175cm" fo:padding-left="0.3cm" fo:padding-right="0.3cm"/>
    </style:style>
    <style:style style:name="gr13" style:family="graphic" style:parent-style-name="standard">
      <style:graphic-properties svg:stroke-width="0.1cm" draw:marker-start="Circle" draw:marker-start-width="0.45cm" draw:marker-end-width="0.4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 draw:marker-start-width="0.45cm" draw:marker-end="Circle" draw:marker-end-width="0.45cm" draw:stroke-linejoin="miter"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Fine_20_Dashed_20__28_var_29_" svg:stroke-width="0.1cm" svg:stroke-color="#808080" draw:marker-start-width="0.45cm" draw:marker-end="Arrow" draw:marker-end-width="0.45cm" draw:fill="solid" draw:fill-color="#808080" draw:textarea-horizontal-align="center" draw:textarea-vertical-align="middle" fo:padding-top="0.175cm" fo:padding-bottom="0.175cm" fo:padding-left="0.3cm" fo:padding-right="0.3cm"/>
    </style:style>
    <style:style style:name="gr16" style:family="graphic" style:parent-style-name="standard">
      <style:graphic-properties draw:fill="solid" draw:fill-color="#ff0000" draw:textarea-horizontal-align="justify" draw:textarea-vertical-align="middle" draw:auto-grow-height="false" fo:min-height="0cm" fo:min-width="0cm"/>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fill="none" draw:textarea-horizontal-align="center" draw:textarea-vertical-align="middle"/>
    </style:style>
    <style:style style:name="gr19" style:family="graphic" style:parent-style-name="standard">
      <style:graphic-properties draw:stroke="dash" draw:stroke-dash="Fine_20_Dashed_20__28_var_29_" svg:stroke-width="0.1cm" svg:stroke-color="#008000" draw:marker-start-width="0.45cm" draw:marker-end="Arrow" draw:marker-end-width="0.45cm" draw:fill="solid" draw:fill-color="#008000" draw:textarea-horizontal-align="center" draw:textarea-vertical-align="middle" fo:padding-top="0.175cm" fo:padding-bottom="0.175cm" fo:padding-left="0.3cm" fo:padding-right="0.3cm"/>
    </style:style>
    <style:style style:name="gr20" style:family="graphic" style:parent-style-name="standard">
      <style:graphic-properties draw:stroke="dash" draw:stroke-dash="Fine_20_Dashed" svg:stroke-width="0.1cm" svg:stroke-color="#008000"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
      <style:graphic-properties draw:stroke="dash" draw:stroke-dash="Fine_20_Dashed_20__28_var_29_" svg:stroke-width="0.4cm" svg:stroke-color="#000000" draw:marker-start-width="0.8cm" draw:marker-end="Arrow" draw:marker-end-width="0.9cm" svg:stroke-opacity="50%" draw:textarea-horizontal-align="center" draw:textarea-vertical-align="middle" fo:padding-top="0.325cm" fo:padding-bottom="0.325cm" fo:padding-left="0.45cm" fo:padding-right="0.45cm"/>
    </style:style>
    <style:style style:name="gr22" style:family="graphic" style:parent-style-name="standard">
      <style:graphic-properties svg:stroke-width="0.1cm" draw:marker-start="" draw:marker-start-width="0.35cm" draw:marker-end="Circle" draw:marker-end-width="0.35cm" draw:textarea-horizontal-align="center" draw:textarea-vertical-align="middle" fo:padding-top="0.175cm" fo:padding-bottom="0.175cm" fo:padding-left="0.3cm" fo:padding-right="0.3cm"/>
    </style:style>
    <style:style style:name="gr23" style:family="graphic" style:parent-style-name="standard">
      <style:graphic-properties draw:stroke="dash" draw:stroke-dash="Fine_20_Dashed_20__28_var_29_"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draw:stroke="none" draw:fill="none" draw:fill-color="#ffffff" fo:min-height="0.794cm"/>
    </style:style>
    <style:style style:name="pr1" style:family="presentation" style:parent-style-name="Title1-title">
      <style:graphic-properties draw:stroke="none" draw:fill="none" draw:fill-color="#00ffff" draw:textarea-horizontal-align="justify" draw:textarea-vertical-align="bottom" draw:auto-grow-height="true" draw:auto-grow-width="false" fo:min-height="4.179cm" fo:min-width="0cm" fo:padding-top="0.128cm" fo:padding-bottom="0.128cm" fo:padding-left="0.256cm" fo:padding-right="0.256cm" fo:wrap-option="no-wrap" draw:shadow="hidden" draw:shadow-color="#000000"/>
    </style:style>
    <style:style style:name="pr2" style:family="presentation" style:parent-style-name="Title1-subtitle">
      <style:graphic-properties draw:stroke="none" draw:fill="none" draw:fill-color="#00ffff" draw:textarea-horizontal-align="justify" draw:textarea-vertical-align="middle" draw:auto-grow-height="true" draw:auto-grow-width="false" fo:min-height="1.86cm" fo:min-width="0cm" fo:padding-top="0.128cm" fo:padding-bottom="0.128cm" fo:padding-left="0.256cm" fo:padding-right="0.256cm" fo:wrap-option="no-wrap" draw:shadow="hidden" draw:shadow-color="#000000"/>
    </style:style>
    <style:style style:name="pr3" style:family="presentation" style:parent-style-name="Title1-notes">
      <style:graphic-properties draw:fill-color="#ffffff" fo:min-height="13.365cm"/>
    </style:style>
    <style:style style:name="pr4" style:family="presentation" style:parent-style-name="Title1-title">
      <style:graphic-properties draw:stroke="none" draw:fill="none" draw:fill-color="#00ffff" draw:textarea-horizontal-align="justify" draw:textarea-vertical-align="bottom" draw:auto-grow-height="true" draw:auto-grow-width="false" fo:min-height="1.611cm" fo:min-width="0cm" fo:padding-top="0.128cm" fo:padding-bottom="0.128cm" fo:padding-left="0.256cm" fo:padding-right="0.256cm" fo:wrap-option="no-wrap" draw:shadow="hidden" draw:shadow-color="#000000"/>
    </style:style>
    <style:style style:name="pr5" style:family="presentation" style:parent-style-name="Title1-subtitle" style:list-style-name="L3">
      <style:graphic-properties draw:stroke="none" draw:fill="none" draw:fill-color="#00ffff" draw:textarea-horizontal-align="left" draw:textarea-vertical-align="middle" draw:auto-grow-height="true" draw:auto-grow-width="false" fo:min-height="16.545cm" fo:min-width="0cm" fo:padding-top="0.128cm" fo:padding-bottom="0.128cm" fo:padding-left="0.256cm" fo:padding-right="0.256cm" fo:wrap-option="no-wrap" draw:shadow="hidden" draw:shadow-color="#000000"/>
    </style:style>
    <style:style style:name="pr6" style:family="presentation" style:parent-style-name="Title1-title">
      <style:graphic-properties draw:stroke="none" draw:fill="none" draw:fill-color="#00ffff" draw:textarea-horizontal-align="justify" draw:textarea-vertical-align="bottom" draw:auto-grow-height="true" draw:auto-grow-width="false" fo:min-height="1.845cm" fo:min-width="0cm" fo:padding-top="0.128cm" fo:padding-bottom="0.128cm" fo:padding-left="0.256cm" fo:padding-right="0.256cm" fo:wrap-option="no-wrap" draw:shadow="hidden" draw:shadow-color="#000000"/>
    </style:style>
    <style:style style:name="pr7" style:family="presentation" style:parent-style-name="Title1-subtitle">
      <style:graphic-properties draw:stroke="none" draw:fill="none" draw:fill-color="#00ffff" draw:textarea-horizontal-align="left" draw:textarea-vertical-align="middle" draw:auto-grow-height="true" draw:auto-grow-width="false" fo:min-height="15.845cm" fo:min-width="0cm" fo:padding-top="0.128cm" fo:padding-bottom="0.128cm" fo:padding-left="0.256cm" fo:padding-right="0.256cm" fo:wrap-option="no-wrap" draw:shadow="hidden" draw:shadow-color="#000000"/>
    </style:style>
    <style:style style:name="pr8" style:family="presentation" style:parent-style-name="Title1-subtitle">
      <style:graphic-properties draw:stroke="none" draw:fill="none" draw:fill-color="#00ffff" draw:textarea-horizontal-align="left" draw:textarea-vertical-align="middle" draw:auto-grow-height="true" draw:auto-grow-width="false" fo:min-height="14.911cm" fo:min-width="0cm" fo:padding-top="0.128cm" fo:padding-bottom="0.128cm" fo:padding-left="0.256cm" fo:padding-right="0.256cm" fo:wrap-option="no-wrap" draw:shadow="hidden" draw:shadow-color="#000000"/>
    </style:style>
    <style:style style:name="pr9" style:family="presentation" style:parent-style-name="Title1-subtitle">
      <style:graphic-properties draw:stroke="none" draw:fill="none" draw:fill-color="#00ffff" draw:textarea-horizontal-align="left" draw:textarea-vertical-align="middle" draw:auto-grow-height="true" draw:auto-grow-width="false" fo:min-height="16.545cm" fo:min-width="0cm" fo:padding-top="0.128cm" fo:padding-bottom="0.128cm" fo:padding-left="0.256cm" fo:padding-right="0.256cm" fo:wrap-option="no-wrap" draw:shadow="hidden" draw:shadow-color="#000000"/>
    </style:style>
    <style:style style:name="pr10" style:family="presentation" style:parent-style-name="Title1-title">
      <style:graphic-properties draw:stroke="none" draw:fill="none" draw:fill-color="#00ffff" draw:textarea-horizontal-align="justify" draw:textarea-vertical-align="bottom" draw:auto-grow-height="true" draw:auto-grow-width="false" fo:min-height="1.52cm" fo:min-width="0cm" fo:padding-top="0.128cm" fo:padding-bottom="0.128cm" fo:padding-left="0.256cm" fo:padding-right="0.256cm" fo:wrap-option="no-wrap" draw:shadow="hidden" draw:shadow-color="#000000"/>
    </style:style>
    <style:style style:name="pr11" style:family="presentation" style:parent-style-name="Title1-title">
      <style:graphic-properties draw:stroke="none" draw:fill="none" draw:fill-color="#00ffff" draw:textarea-horizontal-align="justify" draw:textarea-vertical-align="bottom" draw:auto-grow-height="true" draw:auto-grow-width="false" fo:min-height="2.079cm" fo:min-width="0cm" fo:padding-top="0.128cm" fo:padding-bottom="0.128cm" fo:padding-left="0.256cm" fo:padding-right="0.256cm" fo:wrap-option="no-wrap" draw:shadow="hidden" draw:shadow-color="#000000"/>
    </style:style>
    <style:style style:name="pr12" style:family="presentation" style:parent-style-name="Title1-subtitle">
      <style:graphic-properties draw:stroke="none" draw:fill="none" draw:fill-color="#00ffff" draw:textarea-horizontal-align="left" draw:textarea-vertical-align="middle" draw:auto-grow-height="true" draw:auto-grow-width="false" fo:min-height="17.011cm" fo:min-width="0cm" fo:padding-top="0.128cm" fo:padding-bottom="0.128cm" fo:padding-left="0.256cm" fo:padding-right="0.256cm" fo:wrap-option="no-wrap" draw:shadow="hidden" draw:shadow-color="#000000"/>
    </style:style>
    <style:style style:name="pr13" style:family="presentation" style:parent-style-name="Title1-title">
      <style:graphic-properties draw:stroke="none" draw:fill="none" draw:fill-color="#00ffff" draw:textarea-horizontal-align="justify" draw:textarea-vertical-align="bottom" draw:auto-grow-height="true" draw:auto-grow-width="false" fo:min-height="3.502cm" fo:min-width="0cm" fo:padding-top="0.128cm" fo:padding-bottom="0.128cm" fo:padding-left="0.256cm" fo:padding-right="0.256cm" fo:wrap-option="no-wrap" draw:shadow="hidden" draw:shadow-color="#000000"/>
    </style:style>
    <style:style style:name="pr14" style:family="presentation" style:parent-style-name="Default-notes">
      <style:graphic-properties draw:fill-color="#ffffff" fo:min-height="13.114cm"/>
    </style:style>
    <style:style style:name="pr15" style:family="presentation" style:parent-style-name="Default-subtitle">
      <style:graphic-properties draw:stroke="none" draw:fill="none" draw:fill-color="#ffffff" fo:min-height="1.128cm"/>
    </style:style>
    <style:style style:name="P1" style:family="paragraph">
      <style:paragraph-properties fo:margin-left="0cm" fo:margin-right="0cm" text:enable-numbering="false" fo:text-indent="0cm"/>
    </style:style>
    <style:style style:name="P2" style:family="paragraph">
      <style:paragraph-properties fo:margin-left="0cm" fo:margin-right="0cm" text:enable-numbering="false" fo:text-indent="0cm" style:writing-mode="lr-tb"/>
    </style:style>
    <style:style style:name="P3" style:family="paragraph">
      <style:paragraph-properties fo:margin-left="0cm" fo:margin-right="0cm" fo:text-indent="0cm"/>
    </style:style>
    <style:style style:name="P4" style:family="paragraph">
      <style:paragraph-properties fo:margin-left="0cm" fo:margin-right="0cm" fo:margin-top="0.211cm" fo:margin-bottom="0cm" text:enable-numbering="false" fo:text-indent="0cm" style:writing-mode="lr-tb"/>
      <style:text-properties fo:font-size="26.5pt"/>
    </style:style>
    <style:style style:name="P5" style:family="paragraph">
      <style:paragraph-properties fo:margin-left="0cm" fo:margin-right="0cm" fo:text-indent="0cm"/>
      <style:text-properties fo:font-size="13.8000001907349pt"/>
    </style:style>
    <style:style style:name="P6" style:family="paragraph">
      <style:paragraph-properties fo:margin-left="1.693cm" fo:margin-right="0cm" fo:margin-top="0.211cm" fo:margin-bottom="0cm" fo:text-align="start" text:enable-numbering="false" fo:text-indent="-1.693cm"/>
    </style:style>
    <style:style style:name="P7" style:family="paragraph">
      <style:paragraph-properties fo:margin-left="1.693cm" fo:margin-right="0cm" fo:margin-top="0.211cm" fo:margin-bottom="0cm" fo:text-align="start" text:enable-numbering="true" fo:text-indent="-1.693cm"/>
    </style:style>
    <style:style style:name="P8" style:family="paragraph">
      <style:paragraph-properties fo:margin-left="1.693cm" fo:margin-right="0cm" fo:margin-top="0.211cm" fo:margin-bottom="0cm" fo:text-align="start" text:enable-numbering="false" fo:text-indent="-1.693cm" style:writing-mode="lr-tb"/>
      <style:text-properties fo:font-size="26.5pt"/>
    </style:style>
    <style:style style:name="P9" style:family="paragraph">
      <style:paragraph-properties fo:margin-left="0cm" fo:margin-right="0cm" fo:margin-top="0.211cm" fo:margin-bottom="0cm" fo:text-align="start" text:enable-numbering="false" fo:text-indent="0cm"/>
    </style:style>
    <style:style style:name="P10" style:family="paragraph">
      <style:paragraph-properties fo:margin-left="1.27cm" fo:margin-right="0cm" fo:margin-top="0.211cm" fo:margin-bottom="0cm" fo:line-height="100%" fo:text-align="start" text:enable-numbering="false" fo:text-indent="0cm" style:punctuation-wrap="hanging" style:line-break="strict" style:writing-mode="lr-tb"/>
    </style:style>
    <style:style style:name="P11" style:family="paragraph">
      <style:paragraph-properties fo:margin-left="0cm" fo:margin-right="0cm" fo:margin-top="0.211cm" fo:margin-bottom="0cm" fo:text-align="start" text:enable-numbering="false" fo:text-indent="0cm" style:writing-mode="lr-tb"/>
      <style:text-properties fo:font-size="26.5pt"/>
    </style:style>
    <style:style style:name="P12" style:family="paragraph">
      <style:paragraph-properties fo:margin-left="0cm" fo:margin-right="0cm" fo:margin-top="0.211cm" fo:margin-bottom="0cm" fo:text-align="start" text:enable-numbering="true" fo:text-indent="0cm"/>
    </style:style>
    <style:style style:name="P13" style:family="paragraph">
      <style:paragraph-properties fo:margin-left="0cm" fo:margin-right="0cm" fo:margin-top="0.211cm" fo:margin-bottom="0cm" fo:text-align="start" text:enable-numbering="false" fo:text-indent="0cm"/>
      <style:text-properties fo:font-size="26.5pt"/>
    </style:style>
    <style:style style:name="P14" style:family="paragraph">
      <style:paragraph-properties fo:margin-left="0cm" fo:margin-right="0cm" fo:text-align="center" fo:text-indent="0cm"/>
    </style:style>
    <style:style style:name="P15" style:family="paragraph">
      <style:paragraph-properties fo:text-align="center"/>
    </style:style>
    <style:style style:name="P16" style:family="paragraph">
      <style:paragraph-properties fo:margin-left="0cm" fo:margin-right="0cm" fo:text-indent="0cm"/>
      <style:text-properties fo:font-size="18pt"/>
    </style:style>
    <style:style style:name="P17" style:family="paragraph">
      <style:paragraph-properties fo:margin-left="0.6cm" fo:margin-right="0cm" fo:text-indent="-0.6cm"/>
    </style:style>
    <style:style style:name="P18" style:family="paragraph">
      <style:paragraph-properties fo:margin-left="0cm" fo:margin-right="0cm" fo:text-align="center" fo:text-indent="0cm"/>
      <style:text-properties fo:font-size="18pt"/>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margin-top="0.211cm" fo:margin-bottom="0cm" text:enable-numbering="false" fo:text-indent="0cm"/>
    </style:style>
    <style:style style:name="P21" style:family="paragraph">
      <style:paragraph-properties fo:margin-left="0cm" fo:margin-right="0cm" fo:margin-top="0.211cm" fo:margin-bottom="0cm" text:enable-numbering="false" fo:text-indent="0cm"/>
      <style:text-properties fo:font-size="26.5pt"/>
    </style:style>
    <style:style style:name="T1" style:family="text">
      <style:text-properties fo:color="#003399"/>
    </style:style>
    <style:style style:name="T2" style:family="text">
      <style:text-properties fo:font-size="26.5pt"/>
    </style:style>
    <style:style style:name="T3" style:family="text">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4" style:family="text">
      <style:text-properties fo:font-size="26.5pt" fo:font-weight="bold"/>
    </style:style>
    <style:style style:name="T5" style:family="text">
      <style:text-properties fo:font-size="18pt"/>
    </style:style>
    <style:style style:name="T6" style:family="text">
      <style:text-properties fo:font-size="16pt"/>
    </style:style>
    <text:list-style style:name="L1">
      <text:list-level-style-bullet text:level="1" text:bullet-char="•">
        <style:text-properties fo:font-family="Arial" style:font-family-generic="swiss" style:font-pitch="variable" fo:color="#00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00ffff" fo:font-size="60%"/>
      </text:list-level-style-bullet>
      <text:list-level-style-bullet text:level="4" text:bullet-char="–">
        <style:list-level-properties text:space-before="3.81cm"/>
        <style:text-properties fo:font-family="'Times New Roman'" style:font-pitch="variable" fo:color="#ffffff" fo:font-size="100%"/>
      </text:list-level-style-bullet>
      <text:list-level-style-bullet text:level="5" text:bullet-char="•">
        <style:list-level-properties text:space-before="5.08cm"/>
        <style:text-properties fo:font-family="'Times New Roman'" style:font-pitch="variable" fo:color="#00ffff" fo:font-size="100%"/>
      </text:list-level-style-bullet>
      <text:list-level-style-bullet text:level="6" text:bullet-char="•">
        <style:list-level-properties text:space-before="5.08cm"/>
        <style:text-properties fo:font-family="'Times New Roman'" style:font-pitch="variable" fo:color="#00ffff" fo:font-size="100%"/>
      </text:list-level-style-bullet>
      <text:list-level-style-bullet text:level="7" text:bullet-char="•">
        <style:list-level-properties text:space-before="5.08cm"/>
        <style:text-properties fo:font-family="'Times New Roman'" style:font-pitch="variable" fo:color="#00ffff" fo:font-size="100%"/>
      </text:list-level-style-bullet>
      <text:list-level-style-bullet text:level="8" text:bullet-char="•">
        <style:list-level-properties text:space-before="5.08cm"/>
        <style:text-properties fo:font-family="'Times New Roman'" style:font-pitch="variable" fo:color="#00ffff" fo:font-size="100%"/>
      </text:list-level-style-bullet>
      <text:list-level-style-bullet text:level="9" text:bullet-char="•">
        <style:list-level-properties text:space-before="5.08cm"/>
        <style:text-properties fo:font-family="'Times New Roman'" style:font-pitch="variable" fo:color="#00ffff" fo:font-size="100%"/>
      </text:list-level-style-bullet>
    </text:list-style>
    <text:list-style style:name="L3">
      <text:list-level-style-bullet text:level="1" text:bullet-char="">
        <style:list-level-properties text:min-label-width="1.693cm"/>
        <style:text-properties fo:font-family="Wingdings" style:font-pitch="variable" style:font-charset="x-symbol" fo:color="#ffcc66"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4">
      <text:list-level-style-bullet text:level="1" text:bullet-char="•">
        <style:list-level-properties text:min-label-width="1.693cm"/>
        <style:text-properties fo:font-family="'Times New Roman'" style:font-pitch="variable" fo:color="#003399"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5">
      <text:list-level-style-bullet text:level="1" text:bullet-char="">
        <style:list-level-properties text:min-label-width="1.693cm"/>
        <style:text-properties fo:font-family="Wingdings" style:font-pitch="variable" style:font-charset="x-symbol" fo:color="#003399"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6">
      <text:list-level-style-bullet text:level="1" text:bullet-char="">
        <style:text-properties fo:font-family="Wingdings" style:font-pitch="variable" style:font-charset="x-symbol" fo:color="#646570"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7">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8">
      <text:list-level-style-bullet text:level="1" text:bullet-char="•">
        <style:text-properties fo:font-family="'Times New Roman'" style:font-pitch="variable" fo:color="#003399" fo:font-size="80%"/>
      </text:list-level-style-bullet>
      <text:list-level-style-bullet text:level="2" text:bullet-char="–">
        <style:list-level-properties text:space-before="1.27cm"/>
        <style:text-properties fo:font-family="'Times New Roman'" style:font-pitch="variable" fo:color="#6e743d" fo:font-size="90%"/>
      </text:list-level-style-bullet>
      <text:list-level-style-bullet text:level="3" text:bullet-char="">
        <style:list-level-properties text:space-before="2.54cm"/>
        <style:text-properties fo:font-family="Wingdings" style:font-pitch="variable" style:font-charset="x-symbol" fo:color="#6f6c6f" fo:font-size="60%"/>
      </text:list-level-style-bullet>
      <text:list-level-style-bullet text:level="4" text:bullet-char="–">
        <style:list-level-properties text:space-before="3.81cm"/>
        <style:text-properties fo:font-family="'Times New Roman'" style:font-pitch="variable" fo:color="#6e743d" fo:font-size="100%"/>
      </text:list-level-style-bullet>
      <text:list-level-style-bullet text:level="5" text:bullet-char="•">
        <style:list-level-properties text:space-before="5.08cm"/>
        <style:text-properties fo:font-family="'Times New Roman'" style:font-pitch="variable" fo:color="#6f6c6f" fo:font-size="100%"/>
      </text:list-level-style-bullet>
      <text:list-level-style-bullet text:level="6" text:bullet-char="•">
        <style:list-level-properties text:space-before="5.08cm"/>
        <style:text-properties fo:font-family="'Times New Roman'" style:font-pitch="variable" fo:color="#6f6c6f" fo:font-size="100%"/>
      </text:list-level-style-bullet>
      <text:list-level-style-bullet text:level="7" text:bullet-char="•">
        <style:list-level-properties text:space-before="5.08cm"/>
        <style:text-properties fo:font-family="'Times New Roman'" style:font-pitch="variable" fo:color="#6f6c6f" fo:font-size="100%"/>
      </text:list-level-style-bullet>
      <text:list-level-style-bullet text:level="8" text:bullet-char="•">
        <style:list-level-properties text:space-before="5.08cm"/>
        <style:text-properties fo:font-family="'Times New Roman'" style:font-pitch="variable" fo:color="#6f6c6f" fo:font-size="100%"/>
      </text:list-level-style-bullet>
      <text:list-level-style-bullet text:level="9" text:bullet-char="•">
        <style:list-level-properties text:space-before="5.08cm"/>
        <style:text-properties fo:font-family="'Times New Roman'" style:font-pitch="variable" fo:color="#6f6c6f" fo:font-size="100%"/>
      </text:list-level-style-bullet>
    </text:list-style>
    <text:list-style style:name="L9">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d-hoc On-Demand Distance Vector Routing (AODV)" draw:style-name="dp1" draw:master-page-name="Title1" presentation:presentation-page-layout-name="AL1T0">
        <draw:frame presentation:style-name="pr1" draw:text-style-name="P2" draw:layer="layout" svg:width="23.8cm" svg:height="4.435cm" svg:x="2.566cm" svg:y="1.865cm" presentation:class="title" presentation:user-transformed="true">
          <draw:text-box>
            <text:p text:style-name="P1"><text:span text:style-name="T1">Ad-hoc On-Demand Distance Vector Routing</text:span></text:p>
          </draw:text-box>
        </draw:frame>
        <draw:frame presentation:style-name="pr2" draw:text-style-name="P4" draw:layer="layout" svg:width="12.033cm" svg:height="2.116cm" svg:x="8.467cm" svg:y="7cm" presentation:class="subtitle" presentation:user-transformed="true">
          <draw:text-box>
            <text:p text:style-name="P3">AODV</text:p>
          </draw:text-box>
        </draw:frame>
        <presentation:notes draw:style-name="dp2">
          <draw:page-thumbnail draw:style-name="gr1" draw:layer="layout" svg:width="7.869cm" svg:height="11.135cm" svg:x="6.559cm" svg:y="2.256cm" draw:page-number="1"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AODV" draw:style-name="dp1" draw:master-page-name="Title1" presentation:presentation-page-layout-name="AL1T0">
        <draw:frame presentation:style-name="pr4" draw:text-style-name="P2" draw:layer="layout" svg:width="23.8cm" svg:height="1.867cm" svg:x="2.8cm" svg:y="0.697cm" presentation:class="title" presentation:user-transformed="true">
          <draw:text-box>
            <text:p text:style-name="P1"><text:span text:style-name="T1">AODV</text:span></text:p>
          </draw:text-box>
        </draw:frame>
        <draw:frame presentation:style-name="pr5" draw:text-style-name="P8" draw:layer="layout" svg:width="24.966cm" svg:height="19.392cm" svg:x="2.1cm" svg:y="1.971cm" presentation:class="subtitle" presentation:user-transformed="true">
          <draw:text-box>
            <text:list text:style-name="L3">
              <text:list-item>
                <text:p text:style-name="P6"><text:span text:style-name="T2">Objectif premier</text:span></text:p>
              </text:list-item>
            </text:list>
            <text:list text:style-name="L4">
              <text:list-item>
                <text:p text:style-name="P7"><text:span text:style-name="T2">Minimiser les broadcasts intempestif</text:span></text:p>
              </text:list-item>
            </text:list>
            <text:list text:style-name="L4">
              <text:list-item>
                <text:p text:style-name="P7"><text:span text:style-name="T2">Tant qu'une route entre deux noeud ast valide AODV n'est pas utilisé.</text:span></text:p>
              </text:list-item>
            </text:list>
            <text:list text:style-name="L4">
              <text:list-item>
                <text:p text:style-name="P7"><text:span text:style-name="T2">Supporte le multicast et du routage de réseaux</text:span></text:p>
              </text:list-item>
            </text:list>
            <text:list text:style-name="L4">
              <text:list-item>
                <text:p text:style-name="P7"><text:span text:style-name="T2">10 à 1000 noeuds</text:span></text:p>
              </text:list-item>
            </text:list>
            <text:list text:style-name="L4">
              <text:list-item>
                <text:p text:style-name="P7"><text:span text:style-name="T2">trafic bas, moyen, et modérement rapide</text:span></text:p>
              </text:list-item>
            </text:list>
            <text:list text:style-name="L4">
              <text:list-item>
                <text:p text:style-name="P7"><text:span text:style-name="T2">Aucune gestion de sécuritéCréé pour <text:s/>réduire les surcharge de réseaux</text:span></text:p>
              </text:list-item>
            </text:list>
            <text:list text:style-name="L4">
              <text:list-item>
                <text:p text:style-name="P7"><text:span text:style-name="T2"/></text:p>
              </text:list-item>
            </text:list>
            <text:list text:style-name="L5">
              <text:list-item>
                <text:p text:style-name="P7"><text:span text:style-name="T2">Utilise la découverte par broadcast comme DSR</text:span></text:p>
              </text:list-item>
            </text:list>
            <text:list text:style-name="L5">
              <text:list-item>
                <text:p text:style-name="P7"><text:span text:style-name="T2">Les entrés de routes dynamique sont établis dans le snoeud intermédiaire</text:span></text:p>
              </text:list-item>
            </text:list>
            <text:list text:style-name="L5">
              <text:list-item>
                <text:p text:style-name="P7"><text:span text:style-name="T2">Les routes sont maintenu à jour à l'aide d'un sequence number</text:span></text:p>
              </text:list-item>
            </text:list>
          </draw:text-box>
        </draw:frame>
        <presentation:notes draw:style-name="dp2">
          <draw:page-thumbnail draw:style-name="gr1" draw:layer="layout" svg:width="7.869cm" svg:height="11.135cm" svg:x="6.559cm" svg:y="2.256cm" draw:page-number="2"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Path Discovery" draw:style-name="dp1" draw:master-page-name="Title1" presentation:presentation-page-layout-name="AL1T0">
        <draw:frame presentation:style-name="pr6" draw:text-style-name="P2" draw:layer="layout" svg:width="23.8cm" svg:height="2.101cm" svg:x="2.566cm" svg:y="0.697cm" presentation:class="title" presentation:user-transformed="true">
          <draw:text-box>
            <text:p text:style-name="P1"><text:span text:style-name="T1">Découverte des routes</text:span></text:p>
          </draw:text-box>
        </draw:frame>
        <draw:frame presentation:style-name="pr7" draw:text-style-name="P11" draw:layer="layout" svg:width="26.6cm" svg:height="16.101cm" svg:x="0.7cm" svg:y="3.732cm" presentation:class="subtitle" presentation:user-transformed="true">
          <draw:text-box>
            <text:list text:style-name="L2">
              <text:list-item>
                <text:p text:style-name="P9"><text:span text:style-name="T2">Initiated when a communication need arises</text:span></text:p>
              </text:list-item>
            </text:list>
            <text:list text:style-name="L2">
              <text:list-item>
                <text:p text:style-name="P9"><text:span text:style-name="T2"/></text:p>
              </text:list-item>
            </text:list>
            <text:list text:style-name="L2">
              <text:list-item>
                <text:p text:style-name="P9"><text:span text:style-name="T2">Source node initiates path discovery by broadcasting a route request (RREQ) packet to its neighbors</text:span></text:p>
              </text:list-item>
            </text:list>
            <text:list text:style-name="L2">
              <text:list-item>
                <text:p text:style-name="P9"><text:span text:style-name="T2"/></text:p>
              </text:list-item>
            </text:list>
            <text:list text:style-name="L2">
              <text:list-item>
                <text:p text:style-name="P9"><text:span text:style-name="T2">Every node maintains two separate counters</text:span></text:p>
              </text:list-item>
            </text:list>
            <text:list text:style-name="L6">
              <text:list-item>
                <text:list>
                  <text:list-item>
                    <text:p text:style-name="P10"><text:span text:style-name="T3">Sequence number</text:span></text:p>
                  </text:list-item>
                </text:list>
              </text:list-item>
            </text:list>
            <text:list text:style-name="L6">
              <text:list-item>
                <text:list>
                  <text:list-item>
                    <text:p text:style-name="P10"><text:span text:style-name="T3">Broadcast-id</text:span></text:p>
                  </text:list-item>
                </text:list>
              </text:list-item>
            </text:list>
          </draw:text-box>
        </draw:frame>
        <presentation:notes draw:style-name="dp2">
          <draw:page-thumbnail draw:style-name="gr1" draw:layer="layout" svg:width="7.869cm" svg:height="11.135cm" svg:x="6.559cm" svg:y="2.256cm" draw:page-number="3"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Path Discovery (Cont.)" draw:style-name="dp1" draw:master-page-name="Title1" presentation:presentation-page-layout-name="AL1T0">
        <draw:frame presentation:style-name="pr4" draw:text-style-name="P2" draw:layer="layout" svg:width="23.8cm" svg:height="1.867cm" svg:x="2.8cm" svg:y="0.931cm" presentation:class="title" presentation:user-transformed="true">
          <draw:text-box>
            <text:p text:style-name="P1"><text:span text:style-name="T1">Path Discovery (Cont.)</text:span></text:p>
          </draw:text-box>
        </draw:frame>
        <draw:frame presentation:style-name="pr8" draw:text-style-name="P11" draw:layer="layout" svg:width="24.266cm" svg:height="15.167cm" svg:x="2.332cm" svg:y="3.733cm" presentation:class="subtitle" presentation:user-transformed="true">
          <draw:text-box>
            <text:p text:style-name="P9"><text:span text:style-name="T2">Un voisin transmet une requête RREQ, si il ne possède pas la route. Sinon renvoi une requête RREP.</text:span></text:p>
            <text:p text:style-name="P9"><text:span text:style-name="T2"/></text:p>
            <text:p text:style-name="P9"><text:span text:style-name="T2">Les autres copie de RREQ sont supprimées</text:span></text:p>
            <text:p text:style-name="P9"><text:span text:style-name="T2"/></text:p>
          </draw:text-box>
        </draw:frame>
        <presentation:notes draw:style-name="dp2">
          <draw:page-thumbnail draw:style-name="gr1" draw:layer="layout" svg:width="7.869cm" svg:height="11.135cm" svg:x="6.559cm" svg:y="2.256cm" draw:page-number="4"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Reverse Path Setup" draw:style-name="dp1" draw:master-page-name="Title1" presentation:presentation-page-layout-name="AL1T0">
        <draw:frame presentation:style-name="pr6" draw:text-style-name="P2" draw:layer="layout" svg:width="23.8cm" svg:height="2.101cm" svg:x="2.566cm" svg:y="1.397cm" presentation:class="title" presentation:user-transformed="true">
          <draw:text-box>
            <text:p text:style-name="P1"><text:span text:style-name="T1">Reverse Path Setup</text:span></text:p>
          </draw:text-box>
        </draw:frame>
        <draw:frame presentation:style-name="pr9" draw:text-style-name="P11" draw:layer="layout" svg:width="21.7cm" svg:height="16.801cm" svg:x="3.965cm" svg:y="3.033cm" presentation:class="subtitle" presentation:user-transformed="true">
          <draw:text-box>
            <text:p text:style-name="P9"><text:span text:style-name="T2"/></text:p>
            <text:p text:style-name="P9"><text:span text:style-name="T2">Les routes de retours sont automatiquement mise en place</text:span></text:p>
            <text:p text:style-name="P9"><text:span text:style-name="T2"/></text:p>
            <text:p text:style-name="P9"><text:span text:style-name="T2">Les noeud enregistre l'addresse du noeud à l'origine du RREQ</text:span></text:p>
            <text:p text:style-name="P9"><text:span text:style-name="T2"/></text:p>
            <text:p text:style-name="P9"><text:span text:style-name="T2">Les entrées de la table de routage sont supprimeé après un time out.</text:span></text:p>
            <text:p text:style-name="P9"><text:span text:style-name="T2"/></text:p>
            <text:p text:style-name="P9"><text:span text:style-name="T2"/></text:p>
          </draw:text-box>
        </draw:frame>
        <presentation:notes draw:style-name="dp2">
          <draw:page-thumbnail draw:style-name="gr1" draw:layer="layout" svg:width="7.869cm" svg:height="11.135cm" svg:x="6.559cm" svg:y="2.256cm" draw:page-number="5"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Forward Path Setup" draw:style-name="dp1" draw:master-page-name="Title1" presentation:presentation-page-layout-name="AL1T0">
        <draw:frame presentation:style-name="pr10" draw:text-style-name="P2" draw:layer="layout" svg:width="23.8cm" svg:height="1.776cm" svg:x="2.566cm" svg:y="0.557cm" presentation:class="title" presentation:user-transformed="true">
          <draw:text-box>
            <text:p text:style-name="P1"><text:span text:style-name="T1">Forward Path Setup</text:span></text:p>
          </draw:text-box>
        </draw:frame>
        <draw:frame presentation:style-name="pr7" draw:text-style-name="P11" draw:layer="layout" svg:width="27.534cm" svg:height="16.101cm" svg:x="0.465cm" svg:y="3.498cm" presentation:class="subtitle" presentation:user-transformed="true">
          <draw:text-box>
            <text:p text:style-name="P9"><text:span text:style-name="T2">Eventually, a RREQ arrives at a node that possesses the current route for the destination (Comparison of sequence numbers)</text:span></text:p>
            <text:p text:style-name="P9"><text:span text:style-name="T2">Si un noeud possède la</text:span></text:p>
            <text:p text:style-name="P9"><text:span text:style-name="T2"/></text:p>
            <text:p text:style-name="P9"><text:span text:style-name="T2">Node unicasts a route reply packet (RREP) back to the neighbor from which it received the RREQ. The RREP travels along the path established in the reverse path set-up</text:span></text:p>
            <text:p text:style-name="P9"><text:span text:style-name="T2"/></text:p>
            <text:p text:style-name="P9"><text:span text:style-name="T2">Each node along the RREP journey sets up a forward pointer, updates time-out entries, records the destination sequence number of requested destination.</text:span></text:p>
          </draw:text-box>
        </draw:frame>
        <presentation:notes draw:style-name="dp2">
          <draw:page-thumbnail draw:style-name="gr1" draw:layer="layout" svg:width="7.869cm" svg:height="11.135cm" svg:x="6.559cm" svg:y="2.256cm" draw:page-number="6"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Route Table Management" draw:style-name="dp1" draw:master-page-name="Title1" presentation:presentation-page-layout-name="AL1T0">
        <draw:frame presentation:style-name="pr11" draw:text-style-name="P2" draw:layer="layout" svg:width="23.8cm" svg:height="2.335cm" svg:x="3.033cm" svg:y="0.464cm" presentation:class="title" presentation:user-transformed="true">
          <draw:text-box>
            <text:p text:style-name="P1"><text:span text:style-name="T1">Route Table Management</text:span></text:p>
          </draw:text-box>
        </draw:frame>
        <draw:frame presentation:style-name="pr9" draw:text-style-name="P11" draw:layer="layout" svg:width="21.934cm" svg:height="16.801cm" svg:x="3.265cm" svg:y="3.266cm" presentation:class="subtitle" presentation:user-transformed="true">
          <draw:text-box>
            <text:list text:style-name="L2">
              <text:list-item>
                <text:p text:style-name="P9"><text:span text:style-name="T4">Soft-state maintenance of route table entries</text:span></text:p>
              </text:list-item>
            </text:list>
            <text:list text:style-name="L7">
              <text:list-item>
                <text:p text:style-name="P9"><text:span text:style-name="T2"/></text:p>
              </text:list-item>
            </text:list>
            <text:list text:style-name="L8">
              <text:list-item>
                <text:p text:style-name="P12"><text:span text:style-name="T2">Route request expiration timer</text:span></text:p>
              </text:list-item>
            </text:list>
            <text:list text:style-name="L8">
              <text:list-item>
                <text:p text:style-name="P12"><text:span text:style-name="T2">Route caching timeout</text:span></text:p>
              </text:list-item>
            </text:list>
            <text:list text:style-name="L8">
              <text:list-item>
                <text:p text:style-name="P12"><text:span text:style-name="T2">Active timeout period</text:span></text:p>
              </text:list-item>
            </text:list>
            <text:list text:style-name="L2">
              <text:list-item>
                <text:p text:style-name="P9"><text:span text:style-name="T2"/></text:p>
              </text:list-item>
            </text:list>
            <text:list text:style-name="L2">
              <text:list-item>
                <text:p text:style-name="P9"><text:span text:style-name="T2"/></text:p>
              </text:list-item>
            </text:list>
          </draw:text-box>
        </draw:frame>
        <presentation:notes draw:style-name="dp2">
          <draw:page-thumbnail draw:style-name="gr1" draw:layer="layout" svg:width="7.869cm" svg:height="11.135cm" svg:x="6.559cm" svg:y="2.256cm" draw:page-number="7"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Path Maintenance" draw:style-name="dp1" draw:master-page-name="Title1" presentation:presentation-page-layout-name="AL1T0">
        <office:forms form:automatic-focus="false" form:apply-design-mode="false"/>
        <draw:frame presentation:style-name="pr12" draw:text-style-name="P11" draw:layer="layout" svg:width="26.134cm" svg:height="17.267cm" svg:x="1.165cm" svg:y="3.032cm" presentation:class="subtitle" presentation:user-transformed="true">
          <draw:text-box>
            <text:p text:style-name="P13"><text:span text:style-name="T4">Destionation Seq :</text:span></text:p>
            <text:p text:style-name="P13"><text:span text:style-name="T4"><text:tab/></text:span><text:span text:style-name="T4">Mise à jour lors de reception d'un REQ, RES, ERR</text:span></text:p>
            <text:p text:style-name="P13"><text:span text:style-name="T4">own ID :</text:span></text:p>
            <text:p text:style-name="P13"><text:span text:style-name="T4"><text:tab/></text:span><text:span text:style-name="T4">Incrémentation lors de l'envoie d'un REQ</text:span></text:p>
            <text:p text:style-name="P13"><text:span text:style-name="T4"><text:tab/></text:span><text:span text:style-name="T4">Mise à jour de son own ID si il reçoit Un REQ avec une destination ID supereur à son own ID</text:span></text:p>
            <text:p text:style-name="P13"><text:span text:style-name="T2"/></text:p>
          </draw:text-box>
        </draw:frame>
        <draw:frame presentation:style-name="pr13" draw:text-style-name="P2" draw:layer="layout" svg:width="23.8cm" svg:height="3.758cm" svg:x="3.961cm" svg:y="2.074cm" presentation:class="title" presentation:placeholder="true">
          <draw:text-box/>
        </draw:frame>
        <presentation:notes draw:style-name="dp2">
          <office:forms form:automatic-focus="false" form:apply-design-mode="false"/>
          <draw:page-thumbnail draw:style-name="gr1" draw:layer="layout" svg:width="7.869cm" svg:height="11.135cm" svg:x="6.559cm" svg:y="2.256cm" draw:page-number="8" presentation:class="page"/>
          <draw:frame presentation:style-name="pr3" draw:text-style-name="P5" draw:layer="layout" svg:width="16.79cm" svg:height="13.365cm" svg:x="2.098cm" svg:y="14.107cm" presentation:class="notes" presentation:placeholder="true" presentation:user-transformed="true">
            <draw:text-box/>
          </draw:frame>
        </presentation:notes>
      </draw:page>
      <draw:page draw:name="page9" draw:style-name="dp1" draw:master-page-name="Default">
        <draw:custom-shape draw:style-name="gr2" draw:text-style-name="P15" draw:id="id1" draw:layer="layout" svg:width="1.5cm" svg:height="1.5cm" svg:x="1cm" svg:y="1cm">
          <text:p text:style-name="P14">A</text:p>
          <draw:enhanced-geometry svg:viewBox="0 0 21600 21600" draw:glue-points="10800 0 3160 3160 0 10800 3160 18440 10800 21600 18440 18440 21600 10800 18440 3160" draw:text-areas="3200 3200 18400 18400" draw:type="ellipse"/>
        </draw:custom-shape>
        <draw:custom-shape draw:style-name="gr2" draw:text-style-name="P15" draw:id="id5" draw:layer="layout" svg:width="1.5cm" svg:height="1.5cm" svg:x="1.5cm" svg:y="11.5cm">
          <text:p text:style-name="P14">B</text:p>
          <draw:enhanced-geometry svg:viewBox="0 0 21600 21600" draw:glue-points="10800 0 3160 3160 0 10800 3160 18440 10800 21600 18440 18440 21600 10800 18440 3160" draw:text-areas="3200 3200 18400 18400" draw:type="ellipse"/>
        </draw:custom-shape>
        <draw:custom-shape draw:style-name="gr2" draw:text-style-name="P15" draw:id="id4" draw:layer="layout" svg:width="1.5cm" svg:height="1.5cm" svg:x="1.5cm" svg:y="7cm">
          <text:p text:style-name="P14">C</text:p>
          <draw:enhanced-geometry svg:viewBox="0 0 21600 21600" draw:glue-points="10800 0 3160 3160 0 10800 3160 18440 10800 21600 18440 18440 21600 10800 18440 3160" draw:text-areas="3200 3200 18400 18400" draw:type="ellipse"/>
        </draw:custom-shape>
        <draw:custom-shape draw:style-name="gr2" draw:text-style-name="P15" draw:id="id2" draw:layer="layout" svg:width="1.5cm" svg:height="1.5cm" svg:x="6.5cm" svg:y="1cm">
          <text:p text:style-name="P14">E</text:p>
          <draw:enhanced-geometry svg:viewBox="0 0 21600 21600" draw:glue-points="10800 0 3160 3160 0 10800 3160 18440 10800 21600 18440 18440 21600 10800 18440 3160" draw:text-areas="3200 3200 18400 18400" draw:type="ellipse"/>
        </draw:custom-shape>
        <draw:custom-shape draw:style-name="gr2" draw:text-style-name="P15" draw:id="id6" draw:layer="layout" svg:width="1.5cm" svg:height="1.5cm" svg:x="8cm" svg:y="14cm">
          <text:p text:style-name="P14">D</text:p>
          <draw:enhanced-geometry svg:viewBox="0 0 21600 21600" draw:glue-points="10800 0 3160 3160 0 10800 3160 18440 10800 21600 18440 18440 21600 10800 18440 3160" draw:text-areas="3200 3200 18400 18400" draw:type="ellipse"/>
        </draw:custom-shape>
        <draw:custom-shape draw:style-name="gr2" draw:text-style-name="P15" draw:id="id3" draw:layer="layout" svg:width="1.5cm" svg:height="1.5cm" svg:x="7cm" svg:y="6cm">
          <text:p text:style-name="P14">F</text:p>
          <draw:enhanced-geometry svg:viewBox="0 0 21600 21600" draw:glue-points="10800 0 3160 3160 0 10800 3160 18440 10800 21600 18440 18440 21600 10800 18440 3160" draw:text-areas="3200 3200 18400 18400" draw:type="ellipse"/>
        </draw:custom-shape>
        <draw:custom-shape draw:style-name="gr2" draw:text-style-name="P15" draw:id="id7" draw:layer="layout" svg:width="1.5cm" svg:height="1.5cm" svg:x="13.5cm" svg:y="11cm">
          <text:p text:style-name="P14">G</text:p>
          <draw:enhanced-geometry svg:viewBox="0 0 21600 21600" draw:glue-points="10800 0 3160 3160 0 10800 3160 18440 10800 21600 18440 18440 21600 10800 18440 3160" draw:text-areas="3200 3200 18400 18400" draw:type="ellipse"/>
        </draw:custom-shape>
        <draw:custom-shape draw:style-name="gr2" draw:text-style-name="P15" draw:id="id8" draw:layer="layout" svg:width="1.5cm" svg:height="1.5cm" svg:x="17.5cm" svg:y="13.5cm">
          <text:p text:style-name="P14">H</text:p>
          <draw:enhanced-geometry svg:viewBox="0 0 21600 21600" draw:glue-points="10800 0 3160 3160 0 10800 3160 18440 10800 21600 18440 18440 21600 10800 18440 3160" draw:text-areas="3200 3200 18400 18400" draw:type="ellipse"/>
        </draw:custom-shape>
        <draw:connector draw:style-name="gr3" draw:text-style-name="P15" draw:layer="layout" draw:type="line" svg:x1="2.5cm" svg:y1="1.749cm" svg:x2="6.5cm" svg:y2="1.749cm" draw:start-shape="id1" draw:start-glue-point="10" draw:end-shape="id2" draw:end-glue-point="6">
          <text:p text:style-name="P3"/>
        </draw:connector>
        <draw:connector draw:style-name="gr3" draw:text-style-name="P15" draw:layer="layout" draw:type="line" svg:x1="7.249cm" svg:y1="2.5cm" svg:x2="7.749cm" svg:y2="6cm" draw:start-shape="id2" draw:start-glue-point="8" draw:end-shape="id3" draw:end-glue-point="4">
          <text:p text:style-name="P3"/>
        </draw:connector>
        <draw:connector draw:style-name="gr3" draw:text-style-name="P15" draw:layer="layout" draw:type="line" svg:x1="2.249cm" svg:y1="7cm" svg:x2="1.749cm" svg:y2="2.5cm" draw:start-shape="id4" draw:start-glue-point="4" draw:end-shape="id1" draw:end-glue-point="8">
          <text:p text:style-name="P3"/>
        </draw:connector>
        <draw:connector draw:style-name="gr3" draw:text-style-name="P15" draw:layer="layout" draw:type="line" svg:x1="3cm" svg:y1="7.749cm" svg:x2="7cm" svg:y2="6.749cm" draw:start-shape="id4" draw:start-glue-point="10" draw:end-shape="id3" draw:end-glue-point="6">
          <text:p text:style-name="P3"/>
        </draw:connector>
        <draw:connector draw:style-name="gr3" draw:text-style-name="P15" draw:layer="layout" draw:type="line" svg:x1="2.249cm" svg:y1="11.5cm" svg:x2="2.249cm" svg:y2="8.5cm" draw:start-shape="id5" draw:start-glue-point="4" draw:end-shape="id4" draw:end-glue-point="8">
          <text:p text:style-name="P3"/>
        </draw:connector>
        <draw:connector draw:style-name="gr3" draw:text-style-name="P15" draw:layer="layout" draw:type="line" svg:x1="2.78cm" svg:y1="12.78cm" svg:x2="8cm" svg:y2="14.749cm" draw:start-shape="id5" draw:start-glue-point="9" draw:end-shape="id6" draw:end-glue-point="6">
          <text:p text:style-name="P3"/>
        </draw:connector>
        <draw:connector draw:style-name="gr3" draw:text-style-name="P15" draw:layer="layout" draw:type="line" svg:x1="8.28cm" svg:y1="7.28cm" svg:x2="13.718cm" svg:y2="11.218cm" draw:start-shape="id3" draw:start-glue-point="9" draw:end-shape="id7" draw:end-glue-point="5">
          <text:p text:style-name="P3"/>
        </draw:connector>
        <draw:connector draw:style-name="gr3" draw:text-style-name="P15" draw:layer="layout" draw:type="line" svg:x1="9.5cm" svg:y1="14.749cm" svg:x2="13.718cm" svg:y2="12.28cm" draw:start-shape="id6" draw:start-glue-point="10" draw:end-shape="id7" draw:end-glue-point="7">
          <text:p text:style-name="P3"/>
        </draw:connector>
        <draw:connector draw:style-name="gr3" draw:text-style-name="P15" draw:layer="layout" draw:type="line" svg:x1="14.78cm" svg:y1="12.28cm" svg:x2="17.718cm" svg:y2="13.718cm" draw:start-shape="id7" draw:start-glue-point="9" draw:end-shape="id8" draw:end-glue-point="5">
          <text:p text:style-name="P3"/>
        </draw:connector>
        <draw:line draw:style-name="gr4" draw:text-style-name="P15" draw:id="id105" draw:layer="layout" svg:x1="2.5cm" svg:y1="1.3cm" svg:x2="6.5cm" svg:y2="1.3cm">
          <text:p text:style-name="P3"/>
        </draw:lin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layer="layout" svg:width="4.841cm" svg:height="1.043cm" svg:x="4.491cm" svg:y="16.414cm">
          <draw:text-box>
            <text:p text:style-name="P3">RREQ (Broadcast)</text:p>
          </draw:text-box>
        </draw:frame>
        <draw:frame draw:style-name="gr6" draw:layer="layout" svg:width="6.776cm" svg:height="1.043cm" svg:x="4.5cm" svg:y="17.414cm">
          <draw:text-box>
            <text:p text:style-name="P3">HELLO (RREP <text:s/>Broadcast)</text:p>
          </draw:text-box>
        </draw:frame>
        <draw:frame draw:style-name="gr6" draw:layer="layout" svg:width="1.95cm" svg:height="1.043cm" svg:x="4.5cm" svg:y="18.457cm">
          <draw:text-box>
            <text:p text:style-name="P3">RREP</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layer="layout" svg:width="1.979cm" svg:height="1.043cm" svg:x="4.5cm" svg:y="19.457cm">
          <draw:text-box>
            <text:p text:style-name="P3">RERR</text:p>
          </draw:text-box>
        </draw:frame>
        <draw:circle draw:style-name="gr9" draw:text-style-name="P15" draw:id="id106" draw:layer="layout" svg:width="11cm" svg:height="11cm" svg:x="-3.6cm" svg:y="-3.7cm">
          <text:p text:style-name="P3"/>
        </draw:circle>
        <draw:line draw:style-name="gr4" draw:text-style-name="P15" draw:id="id107" draw:layer="layout" svg:x1="2.2cm" svg:y1="2.5cm" svg:x2="2.7cm" svg:y2="7cm">
          <text:p text:style-name="P3"/>
        </draw:line>
        <draw:frame draw:style-name="gr6" draw:text-style-name="P16" draw:layer="layout" svg:width="12.729cm" svg:height="5.003cm" svg:x="13.771cm" svg:y="0.997cm">
          <draw:text-box>
            <text:p text:style-name="P3"><text:span text:style-name="T5">Broadcast RREQ de A</text:span></text:p>
            <text:p text:style-name="P3"><text:span text:style-name="T5"><text:tab/></text:span><text:span text:style-name="T5">REQ ID = 0-D1</text:span></text:p>
            <text:p text:style-name="P3"><text:span text:style-name="T5"><text:tab/></text:span><text:span text:style-name="T5">O ID = 0-D1</text:span></text:p>
            <text:p text:style-name="P3"><text:span text:style-name="T5"><text:tab/></text:span><text:span text:style-name="T5">D ID = ?</text:span></text:p>
            <text:p text:style-name="P3"><text:span text:style-name="T5">Mise en cache de </text:span></text:p>
            <text:p text:style-name="P3"><text:span text:style-name="T5"><text:tab/></text:span><text:span text:style-name="T5">OIP et OID pendant PATH_DISCOVERY_TIM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05" smil:attributeName="visibility" smil:to="visible"/>
                  <anim:transitionFilter smil:dur="0.5s" smil:targetElement="id105" smil:type="slideWipe" smil:subtype="fromLeft"/>
                </anim:par>
                <anim:par smil:begin="0s" smil:fill="hold" presentation:preset-property="Zoom" presentation:node-type="with-previous" presentation:preset-class="entrance" presentation:preset-id="ooo-entrance-zoom" presentation:preset-sub-type="in">
                  <anim:set smil:begin="0s" smil:dur="0.001s" smil:fill="hold" smil:targetElement="id106" smil:attributeName="visibility" smil:to="visible"/>
                  <anim:animate smil:dur="0.5s" smil:fill="hold" smil:targetElement="id106" smil:attributeName="width" smil:values="0;width" smil:keyTimes="0;1" presentation:additive="base"/>
                  <anim:animate smil:dur="0.5s" smil:fill="hold" smil:targetElement="id106" smil:attributeName="height" smil:values="0;height" smil:keyTimes="0;1" presentation:additive="base"/>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07" smil:attributeName="visibility" smil:to="visible"/>
                  <anim:transitionFilter smil:dur="0.5s" smil:targetElement="id107" smil:type="slideWipe" smil:subtype="fromTop"/>
                </anim:par>
              </anim:par>
            </anim:par>
          </anim:seq>
        </anim:par>
        <presentation:notes draw:style-name="dp2">
          <draw:page-thumbnail draw:style-name="gr1" draw:layer="layout" svg:width="14.848cm" svg:height="11.136cm" svg:x="3.075cm" svg:y="2.257cm" draw:page-number="9" presentation:class="page"/>
          <draw:frame presentation:style-name="pr14" draw:text-style-name="P17" draw:layer="layout" svg:width="16.799cm" svg:height="13.114cm" svg:x="2.1cm" svg:y="14.107cm" presentation:class="notes" presentation:placeholder="true" presentation:user-transformed="true">
            <draw:text-box/>
          </draw:frame>
        </presentation:notes>
      </draw:page>
      <draw:page draw:name="page10" draw:style-name="dp1" draw:master-page-name="Default">
        <draw:custom-shape draw:style-name="gr2" draw:text-style-name="P18" draw:id="id9" draw:layer="layout" svg:width="1.5cm" svg:height="1.5cm" svg:x="1cm" svg:y="1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3" draw:layer="layout" svg:width="1.5cm" svg:height="1.5cm" svg:x="1.5cm" svg:y="11.5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custom-shape draw:style-name="gr10" draw:text-style-name="P18" draw:id="id12" draw:layer="layout" svg:width="1.5cm" svg:height="1.5cm" svg:x="1.5cm" svg:y="7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10" draw:text-style-name="P18" draw:id="id10" draw:layer="layout" svg:width="1.5cm" svg:height="1.5cm" svg:x="6.5cm" svg:y="1cm">
          <text:p text:style-name="P14"><text:span text:style-name="T5">E</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4" draw:layer="layout" svg:width="1.5cm" svg:height="1.5cm" svg:x="8cm" svg:y="14cm">
          <text:p text:style-name="P14"><text:span text:style-name="T5">D</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1" draw:layer="layout" svg:width="1.5cm" svg:height="1.5cm" svg:x="7cm" svg:y="6cm">
          <text:p text:style-name="P14"><text:span text:style-name="T5">F</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5" draw:layer="layout" svg:width="1.5cm" svg:height="1.5cm" svg:x="13.5cm" svg:y="11cm">
          <text:p text:style-name="P14"><text:span text:style-name="T5">G</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6" draw:layer="layout" svg:width="1.5cm" svg:height="1.5cm" svg:x="17.5cm" svg:y="13.5cm">
          <text:p text:style-name="P14"><text:span text:style-name="T5">H</text:span></text:p>
          <draw:enhanced-geometry svg:viewBox="0 0 21600 21600" draw:glue-points="10800 0 3160 3160 0 10800 3160 18440 10800 21600 18440 18440 21600 10800 18440 3160" draw:text-areas="3200 3200 18400 18400" draw:type="ellipse"/>
        </draw:custom-shape>
        <draw:connector draw:style-name="gr3" draw:text-style-name="P15" draw:layer="layout" draw:type="line" svg:x1="2.5cm" svg:y1="1.749cm" svg:x2="6.5cm" svg:y2="1.749cm" draw:start-shape="id9" draw:start-glue-point="10" draw:end-shape="id10" draw:end-glue-point="6">
          <text:p text:style-name="P3"/>
        </draw:connector>
        <draw:connector draw:style-name="gr3" draw:text-style-name="P15" draw:layer="layout" draw:type="line" svg:x1="7.249cm" svg:y1="2.5cm" svg:x2="7.749cm" svg:y2="6cm" draw:start-shape="id10" draw:start-glue-point="8" draw:end-shape="id11" draw:end-glue-point="4">
          <text:p text:style-name="P3"/>
        </draw:connector>
        <draw:connector draw:style-name="gr3" draw:text-style-name="P15" draw:layer="layout" draw:type="line" svg:x1="3cm" svg:y1="7.749cm" svg:x2="7cm" svg:y2="6.749cm" draw:start-shape="id12" draw:start-glue-point="10" draw:end-shape="id11" draw:end-glue-point="6">
          <text:p text:style-name="P3"/>
        </draw:connector>
        <draw:connector draw:style-name="gr3" draw:text-style-name="P15" draw:layer="layout" draw:type="line" svg:x1="2.249cm" svg:y1="11.5cm" svg:x2="2.249cm" svg:y2="8.5cm" draw:start-shape="id13" draw:start-glue-point="4" draw:end-shape="id12" draw:end-glue-point="8">
          <text:p text:style-name="P3"/>
        </draw:connector>
        <draw:connector draw:style-name="gr3" draw:text-style-name="P15" draw:layer="layout" draw:type="line" svg:x1="2.78cm" svg:y1="12.78cm" svg:x2="8cm" svg:y2="14.749cm" draw:start-shape="id13" draw:start-glue-point="9" draw:end-shape="id14" draw:end-glue-point="6">
          <text:p text:style-name="P3"/>
        </draw:connector>
        <draw:connector draw:style-name="gr3" draw:text-style-name="P15" draw:layer="layout" draw:type="line" svg:x1="8.28cm" svg:y1="7.28cm" svg:x2="13.718cm" svg:y2="11.218cm" draw:start-shape="id11" draw:start-glue-point="9" draw:end-shape="id15" draw:end-glue-point="5">
          <text:p text:style-name="P3"/>
        </draw:connector>
        <draw:connector draw:style-name="gr3" draw:text-style-name="P15" draw:layer="layout" draw:type="line" svg:x1="9.5cm" svg:y1="14.749cm" svg:x2="13.718cm" svg:y2="12.28cm" draw:start-shape="id14" draw:start-glue-point="10" draw:end-shape="id15" draw:end-glue-point="7">
          <text:p text:style-name="P3"/>
        </draw:connector>
        <draw:connector draw:style-name="gr3" draw:text-style-name="P15" draw:layer="layout" draw:type="line" svg:x1="14.78cm" svg:y1="12.28cm" svg:x2="17.718cm" svg:y2="13.718cm" draw:start-shape="id15" draw:start-glue-point="9" draw:end-shape="id16" draw:end-glue-point="5">
          <text:p text:style-name="P3"/>
        </draw:connector>
        <draw:line draw:style-name="gr4" draw:text-style-name="P15" draw:layer="layout" svg:x1="2.5cm" svg:y1="1.3cm" svg:x2="6.5cm" svg:y2="1.3cm">
          <text:p text:style-name="P3"/>
        </draw:lin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1.979cm" svg:height="1.043cm" svg:x="4.5cm" svg:y="19.457cm">
          <draw:text-box>
            <text:p text:style-name="P3"><text:span text:style-name="T5">RERR</text:span></text:p>
          </draw:text-box>
        </draw:frame>
        <draw:line draw:style-name="gr4" draw:text-style-name="P15" draw:layer="layout" svg:x1="2.2cm" svg:y1="2.5cm" svg:x2="2.7cm" svg:y2="7cm">
          <text:p text:style-name="P3"/>
        </draw:line>
        <draw:connector draw:style-name="gr11" draw:text-style-name="P15" draw:id="id109" draw:layer="layout" draw:type="line" svg:x1="1.749cm" svg:y1="2.5cm" svg:x2="2.249cm" svg:y2="7cm" draw:start-shape="id9" draw:start-glue-point="8" draw:end-shape="id12" draw:end-glue-point="4">
          <text:p text:style-name="P3"/>
        </draw:connector>
        <draw:connector draw:style-name="gr12" draw:text-style-name="P15" draw:id="id108" draw:layer="layout" draw:type="line" svg:x1="2.5cm" svg:y1="1.749cm" svg:x2="6.5cm" svg:y2="1.749cm" draw:start-shape="id9" draw:start-glue-point="10">
          <text:p text:style-name="P3"/>
        </draw:connector>
        <draw:connector draw:style-name="gr3" draw:text-style-name="P15" draw:layer="layout" draw:type="line" svg:x1="1.749cm" svg:y1="2.5cm" svg:x2="2.249cm" svg:y2="7cm" draw:start-shape="id9" draw:start-glue-point="8" draw:end-shape="id12" draw:end-glue-point="4">
          <text:p text:style-name="P3"/>
        </draw:connector>
        <draw:frame draw:style-name="gr6" draw:text-style-name="P16" draw:layer="layout" svg:width="17.537cm" svg:height="9.755cm" svg:x="9.963cm" svg:y="0.957cm">
          <draw:text-box>
            <text:p text:style-name="P3"><text:span text:style-name="T5">Route</text:span></text:p>
            <text:p text:style-name="P3"><text:span text:style-name="T5">Mise à jour/Création des routes vers le noeud d'avant (A) sans ID pendant</text:span></text:p>
            <text:p text:style-name="P3"><text:span text:style-name="T5">PATH_DISCOVERY_TIME puis mise à jour de L'ID avec OID</text:span></text:p>
            <text:p text:style-name="P3"><text:span text:style-name="T5"/></text:p>
            <text:p text:style-name="P3"><text:span text:style-name="T5"/></text:p>
            <text:p text:style-name="P3"><text:span text:style-name="T5">REQ ID = 1</text:span></text:p>
            <text:p text:style-name="P3"><text:span text:style-name="T5">O ID = 1</text:span></text:p>
            <text:p text:style-name="P3"><text:span text:style-name="T5">D ID = ?</text:span></text:p>
            <text:p text:style-name="P3"><text:span text:style-name="T5"/></text:p>
            <text:p text:style-name="P3"><text:span text:style-name="T5">Paquet :</text:span></text:p>
            <text:p text:style-name="P3"><text:span text:style-name="T5">Increment du Hop Count</text:span></text:p>
            <text:p text:style-name="P3"><text:span text:style-name="T5"/></text:p>
          </draw:text-box>
        </draw:frame>
        <anim:par presentation:node-type="timing-root">
          <anim:seq presentation:node-type="main-sequence">
            <anim:par smil:begin="0s">
              <anim:par smil:begin="0s">
                <anim:par smil:begin="0s" smil:fill="hold" presentation:preset-property="Zoom" presentation:node-type="with-previous" presentation:preset-class="entrance" presentation:preset-id="ooo-entrance-zoom" presentation:preset-sub-type="out">
                  <anim:set smil:begin="0s" smil:dur="0.002s" smil:fill="hold" smil:targetElement="id108" smil:attributeName="visibility" smil:to="visible"/>
                  <anim:animate smil:dur="1s" smil:fill="hold" smil:targetElement="id108" smil:attributeName="width" smil:values="4*width;width" smil:keyTimes="0;1" presentation:additive="base"/>
                  <anim:animate smil:dur="1s" smil:fill="hold" smil:targetElement="id108"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2s" smil:fill="hold" smil:targetElement="id109" smil:attributeName="visibility" smil:to="visible"/>
                  <anim:animate smil:dur="1s" smil:fill="hold" smil:targetElement="id109" smil:attributeName="width" smil:values="4*width;width" smil:keyTimes="0;1" presentation:additive="base"/>
                  <anim:animate smil:dur="1s" smil:fill="hold" smil:targetElement="id109"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10"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1" draw:style-name="dp1" draw:master-page-name="Default">
        <draw:custom-shape draw:style-name="gr2" draw:text-style-name="P18" draw:id="id17" draw:layer="layout" svg:width="1.5cm" svg:height="1.5cm" svg:x="1cm" svg:y="1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1" draw:layer="layout" svg:width="1.5cm" svg:height="1.5cm" svg:x="1.5cm" svg:y="11.5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0" draw:layer="layout" svg:width="1.5cm" svg:height="1.5cm" svg:x="1.5cm" svg:y="7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8" draw:layer="layout" svg:width="1.5cm" svg:height="1.5cm" svg:x="6.5cm" svg:y="1cm">
          <text:p text:style-name="P14"><text:span text:style-name="T5">E</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2" draw:layer="layout" svg:width="1.5cm" svg:height="1.5cm" svg:x="5cm" svg:y="13.5cm">
          <text:p text:style-name="P14"><text:span text:style-name="T5">D</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9" draw:layer="layout" svg:width="1.5cm" svg:height="1.5cm" svg:x="7cm" svg:y="6cm">
          <text:p text:style-name="P14"><text:span text:style-name="T5">F</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3" draw:layer="layout" svg:width="1.5cm" svg:height="1.5cm" svg:x="8.5cm" svg:y="12cm">
          <text:p text:style-name="P14"><text:span text:style-name="T5">G</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4" draw:layer="layout" svg:width="1.5cm" svg:height="1.5cm" svg:x="11cm" svg:y="14.5cm">
          <text:p text:style-name="P14"><text:span text:style-name="T5">H</text:span></text:p>
          <draw:enhanced-geometry svg:viewBox="0 0 21600 21600" draw:glue-points="10800 0 3160 3160 0 10800 3160 18440 10800 21600 18440 18440 21600 10800 18440 3160" draw:text-areas="3200 3200 18400 18400" draw:type="ellipse"/>
        </draw:custom-shape>
        <draw:connector draw:style-name="gr13" draw:text-style-name="P15" draw:layer="layout" draw:type="line" svg:x1="2.5cm" svg:y1="1.749cm" svg:x2="6.5cm" svg:y2="1.749cm" draw:start-shape="id17" draw:start-glue-point="10" draw:end-shape="id18" draw:end-glue-point="6">
          <text:p text:style-name="P3"/>
        </draw:connector>
        <draw:connector draw:style-name="gr3" draw:text-style-name="P15" draw:layer="layout" draw:type="line" svg:x1="7.249cm" svg:y1="2.5cm" svg:x2="7.749cm" svg:y2="6cm" draw:start-shape="id18" draw:start-glue-point="8" draw:end-shape="id19" draw:end-glue-point="4">
          <text:p text:style-name="P3"/>
        </draw:connector>
        <draw:connector draw:style-name="gr14" draw:text-style-name="P15" draw:layer="layout" draw:type="line" svg:x1="2.249cm" svg:y1="7cm" svg:x2="1.749cm" svg:y2="2.5cm" draw:start-shape="id20" draw:start-glue-point="4" draw:end-shape="id17" draw:end-glue-point="8">
          <text:p text:style-name="P3"/>
        </draw:connector>
        <draw:connector draw:style-name="gr3" draw:text-style-name="P15" draw:layer="layout" draw:type="line" svg:x1="3cm" svg:y1="7.749cm" svg:x2="7cm" svg:y2="6.749cm" draw:start-shape="id20" draw:start-glue-point="10" draw:end-shape="id19" draw:end-glue-point="6">
          <text:p text:style-name="P3"/>
        </draw:connector>
        <draw:connector draw:style-name="gr3" draw:text-style-name="P15" draw:layer="layout" draw:type="line" svg:x1="2.249cm" svg:y1="11.5cm" svg:x2="2.249cm" svg:y2="8.5cm" draw:start-shape="id21" draw:start-glue-point="4" draw:end-shape="id20" draw:end-glue-point="8">
          <text:p text:style-name="P3"/>
        </draw:connector>
        <draw:connector draw:style-name="gr3" draw:text-style-name="P15" draw:layer="layout" draw:type="line" svg:x1="2.78cm" svg:y1="12.78cm" svg:x2="5cm" svg:y2="14.249cm" draw:start-shape="id21" draw:start-glue-point="9" draw:end-shape="id22" draw:end-glue-point="6">
          <text:p text:style-name="P3"/>
        </draw:connector>
        <draw:connector draw:style-name="gr3" draw:text-style-name="P15" draw:layer="layout" draw:type="line" svg:x1="8.28cm" svg:y1="7.28cm" svg:x2="8.718cm" svg:y2="12.218cm" draw:start-shape="id19" draw:start-glue-point="9" draw:end-shape="id23" draw:end-glue-point="5">
          <text:p text:style-name="P3"/>
        </draw:connector>
        <draw:connector draw:style-name="gr3" draw:text-style-name="P15" draw:layer="layout" draw:type="line" svg:x1="6.5cm" svg:y1="14.249cm" svg:x2="8.718cm" svg:y2="13.28cm" draw:start-shape="id22" draw:start-glue-point="10" draw:end-shape="id23" draw:end-glue-point="7">
          <text:p text:style-name="P3"/>
        </draw:connector>
        <draw:connector draw:style-name="gr3" draw:text-style-name="P15" draw:layer="layout" draw:type="line" svg:x1="9.78cm" svg:y1="13.28cm" svg:x2="11.218cm" svg:y2="14.718cm" draw:start-shape="id23" draw:start-glue-point="9" draw:end-shape="id24" draw:end-glue-point="5">
          <text:p text:style-name="P3"/>
        </draw:connector>
        <draw:line draw:style-name="gr4" draw:text-style-name="P15" draw:id="id110" draw:layer="layout" svg:x1="3cm" svg:y1="7cm" svg:x2="7cm" svg:y2="6cm">
          <text:p text:style-name="P3"/>
        </draw:lin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1.979cm" svg:height="1.043cm" svg:x="4.5cm" svg:y="19.457cm">
          <draw:text-box>
            <text:p text:style-name="P3"><text:span text:style-name="T5">RERR</text:span></text:p>
          </draw:text-box>
        </draw:frame>
        <draw:frame draw:style-name="gr6" draw:text-style-name="P16" draw:layer="layout" svg:width="2.5cm" svg:height="1.043cm" svg:x="14.5cm" svg:y="0.5cm">
          <draw:text-box>
            <text:p text:style-name="P3"><text:span text:style-name="T5">A vers H</text:span></text:p>
          </draw:text-box>
        </draw:frame>
        <draw:circle draw:style-name="gr9" draw:text-style-name="P15" draw:id="id111" draw:layer="layout" svg:width="11.5cm" svg:height="11.5cm" svg:x="-3.4cm" svg:y="2cm">
          <text:p text:style-name="P3"/>
        </draw:circle>
        <draw:line draw:style-name="gr4" draw:text-style-name="P15" draw:id="id112" draw:layer="layout" svg:x1="2.5cm" svg:y1="8.8cm" svg:x2="2.5cm" svg:y2="11.3cm">
          <text:p text:style-name="P3"/>
        </draw:line>
        <draw:line draw:style-name="gr4" draw:text-style-name="P15" draw:id="id113" draw:layer="layout" svg:x1="1.9cm" svg:y1="7cm" svg:x2="1.4cm" svg:y2="2.5cm">
          <text:p text:style-name="P3"/>
        </draw:line>
        <draw:connector draw:style-name="gr14" draw:text-style-name="P15" draw:id="id114" draw:layer="layout" draw:type="line" svg:x1="1.749cm" svg:y1="2.5cm" svg:x2="2.249cm" svg:y2="7cm" draw:start-shape="id17" draw:start-glue-point="8" draw:end-shape="id20" draw:end-glue-point="4">
          <text:p text:style-name="P3"/>
        </draw:connector>
        <draw:connector draw:style-name="gr14" draw:text-style-name="P15" draw:id="id116" draw:layer="layout" draw:type="line" svg:x1="2.249cm" svg:y1="11.5cm" svg:x2="2.249cm" svg:y2="8.5cm" draw:start-shape="id21" draw:start-glue-point="4" draw:end-shape="id20" draw:end-glue-point="8">
          <text:p text:style-name="P3"/>
        </draw:connector>
        <draw:connector draw:style-name="gr14" draw:text-style-name="P15" draw:id="id115" draw:layer="layout" draw:type="line" svg:x1="7cm" svg:y1="6.749cm" svg:x2="3cm" svg:y2="7.749cm" draw:start-shape="id19" draw:start-glue-point="6" draw:end-shape="id20" draw:end-glue-point="10">
          <text:p text:style-name="P3"/>
        </draw:connector>
        <draw:frame draw:style-name="gr6" draw:text-style-name="P16" draw:layer="layout" svg:width="6.158cm" svg:height="1.043cm" svg:x="21.314cm" svg:y="18.414cm">
          <draw:text-box>
            <text:p text:style-name="P3"><text:span text:style-name="T5">F connait la route vers C</text:span></text:p>
          </draw:text-box>
        </draw:frame>
        <draw:frame draw:style-name="gr6" draw:text-style-name="P16" draw:layer="layout" svg:width="6.187cm" svg:height="1.043cm" svg:x="21.314cm" svg:y="19.457cm">
          <draw:text-box>
            <text:p text:style-name="P3"><text:span text:style-name="T5">B connait la route vers C</text:span></text:p>
          </draw:text-box>
        </draw:frame>
        <draw:frame draw:style-name="gr6" draw:text-style-name="P16" draw:layer="layout" svg:width="5.413cm" svg:height="1.043cm" svg:x="21.313cm" svg:y="16.414cm">
          <draw:text-box>
            <text:p text:style-name="P3"><text:span text:style-name="T5">C Transmet la RREQ</text:span></text:p>
          </draw:text-box>
        </draw:frame>
        <draw:frame draw:style-name="gr6" draw:text-style-name="P16" draw:layer="layout" svg:width="6.187cm" svg:height="1.043cm" svg:x="21.313cm" svg:y="17.457cm">
          <draw:text-box>
            <text:p text:style-name="P3"><text:span text:style-name="T5">A connait la route vers C</text:span></text:p>
          </draw:text-box>
        </draw:frame>
        <draw:frame draw:style-name="gr6" draw:text-style-name="P16" draw:layer="layout" svg:width="17.537cm" svg:height="13.715cm" svg:x="10cm" svg:y="1.5cm">
          <draw:text-box>
            <text:p text:style-name="P3"><text:span text:style-name="T5">Route</text:span></text:p>
            <text:p text:style-name="P3"><text:span text:style-name="T5">Mise à jour/Création des routes vers le noeud d'avant (A) sans ID pendant</text:span></text:p>
            <text:p text:style-name="P3"><text:span text:style-name="T5">PATH_DISCOVERY_TIME puis mise à jour de L'ID avec OID</text:span></text:p>
            <text:p text:style-name="P3"><text:span text:style-name="T5">Dest A </text:span></text:p>
            <text:p text:style-name="P3"><text:span text:style-name="T5">D ID = OID = 1</text:span></text:p>
            <text:p text:style-name="P3"><text:span text:style-name="T5">HC 1</text:span></text:p>
            <text:p text:style-name="P3"><text:span text:style-name="T5">NH A</text:span></text:p>
            <text:p text:style-name="P3"><text:span text:style-name="T5"/></text:p>
            <text:p text:style-name="P3"><text:span text:style-name="T5"/></text:p>
            <text:p text:style-name="P3"><text:span text:style-name="T5">REQ ID = 1</text:span></text:p>
            <text:p text:style-name="P3"><text:span text:style-name="T5">O ID = 1</text:span></text:p>
            <text:p text:style-name="P3"><text:span text:style-name="T5">D ID = ?</text:span></text:p>
            <text:p text:style-name="P3"><text:span text:style-name="T5"/></text:p>
            <text:p text:style-name="P3"><text:span text:style-name="T5">Paquet :</text:span></text:p>
            <text:p text:style-name="P3"><text:span text:style-name="T5">Increment du Hop Count</text:span></text:p>
            <text:p text:style-name="P3"><text:span text:style-name="T5">TTL -1</text:span></text:p>
            <text:p text:style-name="P3"><text:span text:style-name="T5"/></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10" smil:attributeName="visibility" smil:to="visible"/>
                  <anim:transitionFilter smil:dur="0.5s" smil:targetElement="id110" smil:type="slideWipe" smil:subtype="fromLeft"/>
                </anim:par>
                <anim:par smil:begin="0s" smil:fill="hold" presentation:preset-property="Zoom" presentation:node-type="with-previous" presentation:preset-class="entrance" presentation:preset-id="ooo-entrance-zoom" presentation:preset-sub-type="in">
                  <anim:set smil:begin="0s" smil:dur="0.001s" smil:fill="hold" smil:targetElement="id111" smil:attributeName="visibility" smil:to="visible"/>
                  <anim:animate smil:dur="0.5s" smil:fill="hold" smil:targetElement="id111" smil:attributeName="width" smil:values="0;width" smil:keyTimes="0;1" presentation:additive="base"/>
                  <anim:animate smil:dur="0.5s" smil:fill="hold" smil:targetElement="id111" smil:attributeName="height" smil:values="0;height" smil:keyTimes="0;1" presentation:additive="base"/>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12" smil:attributeName="visibility" smil:to="visible"/>
                  <anim:transitionFilter smil:dur="0.5s" smil:targetElement="id112" smil:type="slideWipe" smil:subtype="fromTop"/>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113" smil:attributeName="visibility" smil:to="visible"/>
                  <anim:transitionFilter smil:dur="0.5s" smil:targetElement="id113" smil:type="slideWipe" smil:subtype="fromBottom"/>
                </anim:par>
              </anim:par>
              <anim:par smil:begin="0.5s">
                <anim:par anim:id="id117" smil:begin="0s" smil:fill="hold" presentation:node-type="after-previous" presentation:preset-class="exit" presentation:preset-id="ooo-exit-disappear">
                  <anim:set smil:begin="0s" smil:dur="0.001s" smil:fill="hold" smil:targetElement="id111" smil:attributeName="visibility" smil:to="hidden"/>
                </anim:par>
                <anim:par smil:begin="0s" smil:fill="hold" presentation:node-type="with-previous" presentation:preset-class="emphasis" presentation:preset-id="ooo-emphasis-fill-color" presentation:preset-sub-type="2">
                  <anim:animateColor smil:dur="0.5s" smil:fill="hold" smil:targetElement="id19" smil:attributeName="fill-color" smil:to="#00ff00" presentation:additive="base" anim:color-interpolation="rgb" anim:color-interpolation-direction="clockwise"/>
                  <anim:set smil:dur="0.5s" smil:fill="hold" smil:targetElement="id19" smil:attributeName="fill" smil:to="solid"/>
                </anim:par>
                <anim:par smil:begin="0s" smil:fill="hold" presentation:node-type="with-previous" presentation:preset-class="emphasis" presentation:preset-id="ooo-emphasis-fill-color" presentation:preset-sub-type="2">
                  <anim:animateColor smil:dur="0.5s" smil:fill="hold" smil:targetElement="id17" smil:attributeName="fill-color" smil:to="#00ff00" presentation:additive="base" anim:color-interpolation="rgb" anim:color-interpolation-direction="clockwise"/>
                  <anim:set smil:dur="0.5s" smil:fill="hold" smil:targetElement="id17" smil:attributeName="fill" smil:to="solid"/>
                </anim:par>
                <anim:par smil:begin="0s" smil:fill="hold" presentation:node-type="with-previous" presentation:preset-class="emphasis" presentation:preset-id="ooo-emphasis-fill-color" presentation:preset-sub-type="2">
                  <anim:animateColor smil:dur="0.5s" smil:fill="hold" smil:targetElement="id21" smil:attributeName="fill-color" smil:to="#00ff00" presentation:additive="base" anim:color-interpolation="rgb" anim:color-interpolation-direction="clockwise"/>
                  <anim:set smil:dur="0.5s" smil:fill="hold" smil:targetElement="id21" smil:attributeName="fill" smil:to="solid"/>
                </anim:par>
              </anim:par>
              <anim:par smil:begin="1s">
                <anim:par smil:begin="0s" smil:fill="hold" presentation:preset-property="Zoom" presentation:node-type="after-previous" presentation:preset-class="entrance" presentation:preset-id="ooo-entrance-zoom" presentation:preset-sub-type="out">
                  <anim:set smil:begin="0s" smil:dur="0.002s" smil:fill="hold" smil:targetElement="id114" smil:attributeName="visibility" smil:to="visible"/>
                  <anim:animate smil:dur="1s" smil:fill="hold" smil:targetElement="id114" smil:attributeName="width" smil:values="4*width;width" smil:keyTimes="0;1" presentation:additive="base"/>
                  <anim:animate smil:dur="1s" smil:fill="hold" smil:targetElement="id114"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2s" smil:fill="hold" smil:targetElement="id115" smil:attributeName="visibility" smil:to="visible"/>
                  <anim:animate smil:dur="1s" smil:fill="hold" smil:targetElement="id115" smil:attributeName="width" smil:values="4*width;width" smil:keyTimes="0;1" presentation:additive="base"/>
                  <anim:animate smil:dur="1s" smil:fill="hold" smil:targetElement="id115"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16" smil:attributeName="visibility" smil:to="visible"/>
                  <anim:animate smil:dur="0.5s" smil:fill="hold" smil:targetElement="id116" smil:attributeName="width" smil:values="4*width;width" smil:keyTimes="0;1" presentation:additive="base"/>
                  <anim:animate smil:dur="0.5s" smil:fill="hold" smil:targetElement="id116" smil:attributeName="height" smil:values="4*height;height" smil:keyTimes="0;1" presentation:additive="base"/>
                </anim:par>
                <anim:set smil:begin="0s" smil:dur="0.001s" smil:fill="hold" presentation:master-element="id117" smil:targetElement="id111" smil:attributeName="visibility" smil:to="hidden"/>
              </anim:par>
            </anim:par>
          </anim:seq>
        </anim:par>
        <presentation:notes draw:style-name="dp2">
          <draw:page-thumbnail draw:style-name="gr1" draw:layer="layout" svg:width="14.848cm" svg:height="11.136cm" svg:x="3.075cm" svg:y="2.257cm" draw:page-number="11"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2" draw:style-name="dp1" draw:master-page-name="Default">
        <draw:custom-shape draw:style-name="gr2" draw:text-style-name="P18" draw:id="id25" draw:layer="layout" svg:width="1.5cm" svg:height="1.5cm" svg:x="1cm" svg:y="1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9" draw:layer="layout" svg:width="1.5cm" svg:height="1.5cm" svg:x="1.5cm" svg:y="11.5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8" draw:layer="layout" svg:width="1.5cm" svg:height="1.5cm" svg:x="1.5cm" svg:y="7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6" draw:layer="layout" svg:width="1.5cm" svg:height="1.5cm" svg:x="6.5cm" svg:y="1cm">
          <text:p text:style-name="P14"><text:span text:style-name="T5">E</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0" draw:layer="layout" svg:width="1.5cm" svg:height="1.5cm" svg:x="5cm" svg:y="13.5cm">
          <text:p text:style-name="P14"><text:span text:style-name="T5">D</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27" draw:layer="layout" svg:width="1.5cm" svg:height="1.5cm" svg:x="7cm" svg:y="6cm">
          <text:p text:style-name="P14"><text:span text:style-name="T5">F</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1" draw:layer="layout" svg:width="1.5cm" svg:height="1.5cm" svg:x="8.5cm" svg:y="12cm">
          <text:p text:style-name="P14"><text:span text:style-name="T5">G</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2" draw:layer="layout" svg:width="1.5cm" svg:height="1.5cm" svg:x="11cm" svg:y="14.5cm">
          <text:p text:style-name="P14"><text:span text:style-name="T5">H</text:span></text:p>
          <draw:enhanced-geometry svg:viewBox="0 0 21600 21600" draw:glue-points="10800 0 3160 3160 0 10800 3160 18440 10800 21600 18440 18440 21600 10800 18440 3160" draw:text-areas="3200 3200 18400 18400" draw:type="ellipse"/>
        </draw:custom-shape>
        <draw:connector draw:style-name="gr13" draw:text-style-name="P15" draw:layer="layout" draw:type="line" svg:x1="2.5cm" svg:y1="1.749cm" svg:x2="6.5cm" svg:y2="1.749cm" draw:start-shape="id25" draw:start-glue-point="10" draw:end-shape="id26" draw:end-glue-point="6">
          <text:p text:style-name="P3"/>
        </draw:connector>
        <draw:connector draw:style-name="gr3" draw:text-style-name="P15" draw:layer="layout" draw:type="line" svg:x1="7.249cm" svg:y1="2.5cm" svg:x2="7.749cm" svg:y2="6cm" draw:start-shape="id26" draw:start-glue-point="8" draw:end-shape="id27" draw:end-glue-point="4">
          <text:p text:style-name="P3"/>
        </draw:connector>
        <draw:connector draw:style-name="gr14" draw:text-style-name="P15" draw:layer="layout" draw:type="line" svg:x1="2.249cm" svg:y1="7cm" svg:x2="1.749cm" svg:y2="2.5cm" draw:start-shape="id28" draw:start-glue-point="4" draw:end-shape="id25" draw:end-glue-point="8">
          <text:p text:style-name="P3"/>
        </draw:connector>
        <draw:connector draw:style-name="gr3" draw:text-style-name="P15" draw:layer="layout" draw:type="line" svg:x1="3cm" svg:y1="7.749cm" svg:x2="7cm" svg:y2="6.749cm" draw:start-shape="id28" draw:start-glue-point="10" draw:end-shape="id27" draw:end-glue-point="6">
          <text:p text:style-name="P3"/>
        </draw:connector>
        <draw:connector draw:style-name="gr3" draw:text-style-name="P15" draw:layer="layout" draw:type="line" svg:x1="2.249cm" svg:y1="11.5cm" svg:x2="2.249cm" svg:y2="8.5cm" draw:start-shape="id29" draw:start-glue-point="4" draw:end-shape="id28" draw:end-glue-point="8">
          <text:p text:style-name="P3"/>
        </draw:connector>
        <draw:connector draw:style-name="gr3" draw:text-style-name="P15" draw:layer="layout" draw:type="line" svg:x1="2.78cm" svg:y1="12.78cm" svg:x2="5cm" svg:y2="14.249cm" draw:start-shape="id29" draw:start-glue-point="9" draw:end-shape="id30" draw:end-glue-point="6">
          <text:p text:style-name="P3"/>
        </draw:connector>
        <draw:connector draw:style-name="gr3" draw:text-style-name="P15" draw:layer="layout" draw:type="line" svg:x1="7.749cm" svg:y1="7.5cm" svg:x2="9.249cm" svg:y2="12cm" draw:start-shape="id27" draw:start-glue-point="8" draw:end-shape="id31" draw:end-glue-point="4">
          <text:p text:style-name="P3"/>
        </draw:connector>
        <draw:connector draw:style-name="gr3" draw:text-style-name="P15" draw:layer="layout" draw:type="line" svg:x1="6.5cm" svg:y1="14.249cm" svg:x2="8.718cm" svg:y2="13.28cm" draw:start-shape="id30" draw:start-glue-point="10" draw:end-shape="id31" draw:end-glue-point="7">
          <text:p text:style-name="P3"/>
        </draw:connector>
        <draw:connector draw:style-name="gr3" draw:text-style-name="P15" draw:layer="layout" draw:type="line" svg:x1="9.78cm" svg:y1="13.28cm" svg:x2="11.218cm" svg:y2="14.718cm" draw:start-shape="id31" draw:start-glue-point="9" draw:end-shape="id32" draw:end-glue-point="5">
          <text:p text:style-name="P3"/>
        </draw:connector>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1.979cm" svg:height="1.043cm" svg:x="4.5cm" svg:y="19.457cm">
          <draw:text-box>
            <text:p text:style-name="P3"><text:span text:style-name="T5">RERR</text:span></text:p>
          </draw:text-box>
        </draw:frame>
        <draw:frame draw:style-name="gr6" draw:text-style-name="P16" draw:layer="layout" svg:width="2.5cm" svg:height="1.043cm" svg:x="14.5cm" svg:y="0.5cm">
          <draw:text-box>
            <text:p text:style-name="P3"><text:span text:style-name="T5">A vers H</text:span></text:p>
          </draw:text-box>
        </draw:frame>
        <draw:connector draw:style-name="gr14" draw:text-style-name="P15" draw:layer="layout" draw:type="line" svg:x1="7.249cm" svg:y1="2.5cm" svg:x2="7.749cm" svg:y2="6cm" draw:start-shape="id26" draw:start-glue-point="8" draw:end-shape="id27" draw:end-glue-point="4">
          <text:p text:style-name="P3"/>
        </draw:connector>
        <draw:connector draw:style-name="gr14" draw:text-style-name="P15" draw:layer="layout" draw:type="line" svg:x1="9.249cm" svg:y1="12cm" svg:x2="7.749cm" svg:y2="7.5cm" draw:start-shape="id31" draw:start-glue-point="4" draw:end-shape="id27" draw:end-glue-point="8">
          <text:p text:style-name="P3"/>
        </draw:connector>
        <draw:connector draw:style-name="gr14" draw:text-style-name="P15" draw:layer="layout" draw:type="line" svg:x1="7cm" svg:y1="6.749cm" svg:x2="3cm" svg:y2="7.749cm" draw:start-shape="id27" draw:start-glue-point="6" draw:end-shape="id28" draw:end-glue-point="10">
          <text:p text:style-name="P3"/>
        </draw:connector>
        <draw:connector draw:style-name="gr14" draw:text-style-name="P15" draw:layer="layout" draw:type="line" svg:x1="1.749cm" svg:y1="2.5cm" svg:x2="2.249cm" svg:y2="7cm" draw:start-shape="id25" draw:start-glue-point="8" draw:end-shape="id28" draw:end-glue-point="4">
          <text:p text:style-name="P3"/>
        </draw:connector>
        <draw:connector draw:style-name="gr14" draw:text-style-name="P15" draw:layer="layout" draw:type="line" svg:x1="3cm" svg:y1="7.749cm" svg:x2="7cm" svg:y2="6.749cm" draw:start-shape="id28" draw:start-glue-point="10" draw:end-shape="id27" draw:end-glue-point="6">
          <text:p text:style-name="P3"/>
        </draw:connector>
        <draw:connector draw:style-name="gr14" draw:text-style-name="P15" draw:layer="layout" draw:type="line" svg:x1="2.249cm" svg:y1="11.5cm" svg:x2="2.249cm" svg:y2="8.5cm" draw:start-shape="id29" draw:start-glue-point="4" draw:end-shape="id28" draw:end-glue-point="8">
          <text:p text:style-name="P3"/>
        </draw:connector>
        <draw:connector draw:style-name="gr14" draw:text-style-name="P15" draw:layer="layout" draw:type="line" svg:x1="7.749cm" svg:y1="6cm" svg:x2="7.249cm" svg:y2="2.5cm" draw:start-shape="id27" draw:start-glue-point="4" draw:end-shape="id26" draw:end-glue-point="8">
          <text:p text:style-name="P3"/>
        </draw:connector>
        <draw:connector draw:style-name="gr14" draw:text-style-name="P15" draw:layer="layout" draw:type="line" svg:x1="5cm" svg:y1="14.249cm" svg:x2="2.78cm" svg:y2="12.78cm" draw:start-shape="id30" draw:start-glue-point="6" draw:end-shape="id29" draw:end-glue-point="9">
          <text:p text:style-name="P3"/>
        </draw:connector>
        <draw:connector draw:style-name="gr14" draw:text-style-name="P15" draw:layer="layout" draw:type="line" svg:x1="2.78cm" svg:y1="12.78cm" svg:x2="5cm" svg:y2="14.249cm" draw:start-shape="id29" draw:start-glue-point="9" draw:end-shape="id30" draw:end-glue-point="6">
          <text:p text:style-name="P3"/>
        </draw:connector>
        <draw:connector draw:style-name="gr14" draw:text-style-name="P15" draw:layer="layout" draw:type="line" svg:x1="8.718cm" svg:y1="13.28cm" svg:x2="6.5cm" svg:y2="14.249cm" draw:start-shape="id31" draw:start-glue-point="7" draw:end-shape="id30" draw:end-glue-point="10">
          <text:p text:style-name="P3"/>
        </draw:connector>
        <draw:connector draw:style-name="gr13" draw:text-style-name="P15" draw:layer="layout" draw:type="line" svg:x1="6.5cm" svg:y1="1.749cm" svg:x2="2.5cm" svg:y2="1.749cm" draw:start-shape="id26" draw:start-glue-point="6" draw:end-shape="id25" draw:end-glue-point="10">
          <text:p text:style-name="P3"/>
        </draw:connector>
        <draw:connector draw:style-name="gr14" draw:text-style-name="P15" draw:layer="layout" draw:type="line" svg:x1="2.249cm" svg:y1="8.5cm" svg:x2="2.249cm" svg:y2="11.5cm" draw:start-shape="id28" draw:start-glue-point="8" draw:end-shape="id29" draw:end-glue-point="4">
          <text:p text:style-name="P3"/>
        </draw:connector>
        <draw:line draw:style-name="gr4" draw:text-style-name="P15" draw:id="id121" draw:layer="layout" svg:x1="8cm" svg:y1="13cm" svg:x2="6.5cm" svg:y2="13.5cm">
          <text:p text:style-name="P3"/>
        </draw:line>
        <draw:line draw:style-name="gr4" draw:text-style-name="P15" draw:id="id119" draw:layer="layout" svg:x1="9.5cm" svg:y1="11cm" svg:x2="8.5cm" svg:y2="8cm">
          <text:p text:style-name="P3"/>
        </draw:line>
        <draw:line draw:style-name="gr4" draw:text-style-name="P15" draw:id="id120" draw:layer="layout" svg:x1="10.4cm" svg:y1="13.4cm" svg:x2="11.4cm" svg:y2="14.4cm">
          <text:p text:style-name="P3"/>
        </draw:line>
        <draw:circle draw:style-name="gr9" draw:text-style-name="P15" draw:id="id118" draw:layer="layout" svg:width="11.5cm" svg:height="11.5cm" svg:x="3.5cm" svg:y="7cm">
          <text:p text:style-name="P3"/>
        </draw:circle>
        <draw:connector draw:style-name="gr14" draw:text-style-name="P15" draw:id="id124" draw:layer="layout" draw:type="line" svg:x1="7.749cm" svg:y1="7.5cm" svg:x2="9.249cm" svg:y2="12cm" draw:start-shape="id27" draw:start-glue-point="8" draw:end-shape="id31" draw:end-glue-point="4">
          <text:p text:style-name="P3"/>
        </draw:connector>
        <draw:connector draw:style-name="gr14" draw:text-style-name="P15" draw:id="id123" draw:layer="layout" draw:type="line" svg:x1="6.5cm" svg:y1="14.249cm" svg:x2="8.718cm" svg:y2="13.28cm" draw:start-shape="id30" draw:start-glue-point="10" draw:end-shape="id31" draw:end-glue-point="7">
          <text:p text:style-name="P3"/>
        </draw:connector>
        <draw:connector draw:style-name="gr14" draw:text-style-name="P15" draw:id="id122" draw:layer="layout" draw:type="line" svg:x1="11.218cm" svg:y1="14.718cm" svg:x2="9.78cm" svg:y2="13.28cm" draw:start-shape="id32" draw:start-glue-point="5" draw:end-shape="id31" draw:end-glue-point="9">
          <text:p text:style-name="P3"/>
        </draw:connector>
        <anim:par presentation:node-type="timing-root">
          <anim:seq presentation:node-type="main-sequence">
            <anim:par smil:begin="next">
              <anim:par smil:begin="0s">
                <anim:par smil:begin="0s" smil:fill="hold" presentation:node-type="on-click" presentation:preset-class="entrance" presentation:preset-id="ooo-entrance-zoom" presentation:preset-sub-type="in">
                  <anim:set smil:begin="0s" smil:dur="0.001s" smil:fill="hold" smil:targetElement="id118" smil:attributeName="visibility" smil:to="visible"/>
                  <anim:animate smil:dur="0.5s" smil:fill="hold" smil:targetElement="id118" smil:attributeName="width" smil:values="0;width" smil:keyTimes="0;1" presentation:additive="base"/>
                  <anim:animate smil:dur="0.5s" smil:fill="hold" smil:targetElement="id118" smil:attributeName="height" smil:values="0;height" smil:keyTimes="0;1" presentation:additive="base"/>
                </anim:par>
                <anim:par smil:begin="0s" smil:fill="hold" presentation:node-type="with-previous" presentation:preset-class="entrance" presentation:preset-id="ooo-entrance-peek-in" presentation:preset-sub-type="from-bottom">
                  <anim:set smil:begin="0s" smil:dur="0.001s" smil:fill="hold" smil:targetElement="id119" smil:attributeName="visibility" smil:to="visible"/>
                  <anim:transitionFilter smil:dur="0.5s" smil:targetElement="id119"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20" smil:attributeName="visibility" smil:to="visible"/>
                  <anim:transitionFilter smil:dur="0.5s" smil:targetElement="id120" smil:type="slideWipe" smil:subtype="fromTop"/>
                </anim:par>
                <anim:par smil:begin="0s" smil:fill="hold" presentation:preset-property="Direction" presentation:node-type="with-previous" presentation:preset-class="entrance" presentation:preset-id="ooo-entrance-peek-in" presentation:preset-sub-type="from-right">
                  <anim:set smil:begin="0s" smil:dur="0.001s" smil:fill="hold" smil:targetElement="id121" smil:attributeName="visibility" smil:to="visible"/>
                  <anim:transitionFilter smil:dur="0.5s" smil:targetElement="id121" smil:type="slideWipe" smil:subtype="fromRight"/>
                </anim:par>
              </anim:par>
            </anim:par>
            <anim:par smil:begin="next">
              <anim:par smil:begin="0s">
                <anim:par smil:begin="0s" smil:fill="hold" presentation:node-type="on-click" presentation:preset-class="emphasis" presentation:preset-id="ooo-emphasis-fill-color" presentation:preset-sub-type="2">
                  <anim:animateColor smil:dur="2s" smil:fill="hold" smil:targetElement="id32" smil:attributeName="fill-color" smil:to="#00ff00" presentation:additive="base" anim:color-interpolation="rgb" anim:color-interpolation-direction="clockwise"/>
                  <anim:set smil:dur="2s" smil:fill="hold" smil:targetElement="id32" smil:attributeName="fill" smil:to="solid"/>
                </anim:par>
                <anim:par smil:begin="0s" smil:fill="hold" presentation:node-type="with-previous" presentation:preset-class="emphasis" presentation:preset-id="ooo-emphasis-fill-color" presentation:preset-sub-type="2">
                  <anim:animateColor smil:dur="0.5s" smil:fill="hold" smil:targetElement="id27" smil:attributeName="fill-color" smil:to="#00ff00" presentation:additive="base" anim:color-interpolation="rgb" anim:color-interpolation-direction="clockwise"/>
                  <anim:set smil:dur="0.5s" smil:fill="hold" smil:targetElement="id27" smil:attributeName="fill" smil:to="solid"/>
                </anim:par>
                <anim:par smil:begin="0s" smil:fill="hold" presentation:node-type="with-previous" presentation:preset-class="emphasis" presentation:preset-id="ooo-emphasis-fill-color" presentation:preset-sub-type="2">
                  <anim:animateColor smil:dur="2s" smil:fill="hold" smil:targetElement="id30" smil:attributeName="fill-color" smil:to="#00ff00" presentation:additive="base" anim:color-interpolation="rgb" anim:color-interpolation-direction="clockwise"/>
                  <anim:set smil:dur="2s" smil:fill="hold" smil:targetElement="id30" smil:attributeName="fill" smil:to="solid"/>
                </anim:par>
              </anim:par>
            </anim:par>
            <anim:par smil:begin="next">
              <anim:par smil:begin="0s">
                <anim:par smil:begin="0s" smil:fill="hold" presentation:preset-property="Zoom" presentation:node-type="on-click" presentation:preset-class="entrance" presentation:preset-id="ooo-entrance-zoom" presentation:preset-sub-type="out">
                  <anim:set smil:begin="0s" smil:dur="0.001s" smil:fill="hold" smil:targetElement="id122" smil:attributeName="visibility" smil:to="visible"/>
                  <anim:animate smil:dur="0.5s" smil:fill="hold" smil:targetElement="id122" smil:attributeName="width" smil:values="4*width;width" smil:keyTimes="0;1" presentation:additive="base"/>
                  <anim:animate smil:dur="0.5s" smil:fill="hold" smil:targetElement="id122"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23" smil:attributeName="visibility" smil:to="visible"/>
                  <anim:animate smil:dur="0.5s" smil:fill="hold" smil:targetElement="id123" smil:attributeName="width" smil:values="4*width;width" smil:keyTimes="0;1" presentation:additive="base"/>
                  <anim:animate smil:dur="0.5s" smil:fill="hold" smil:targetElement="id123"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24" smil:attributeName="visibility" smil:to="visible"/>
                  <anim:animate smil:dur="0.5s" smil:fill="hold" smil:targetElement="id124" smil:attributeName="width" smil:values="4*width;width" smil:keyTimes="0;1" presentation:additive="base"/>
                  <anim:animate smil:dur="0.5s" smil:fill="hold" smil:targetElement="id124"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12"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3" draw:style-name="dp1" draw:master-page-name="Default">
        <draw:custom-shape draw:style-name="gr2" draw:text-style-name="P18" draw:id="id33" draw:layer="layout" svg:width="1.5cm" svg:height="1.5cm" svg:x="1cm" svg:y="1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7" draw:layer="layout" svg:width="1.5cm" svg:height="1.5cm" svg:x="1.5cm" svg:y="11.5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6" draw:layer="layout" svg:width="1.5cm" svg:height="1.5cm" svg:x="1.5cm" svg:y="7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4" draw:layer="layout" svg:width="1.5cm" svg:height="1.5cm" svg:x="6.5cm" svg:y="1cm">
          <text:p text:style-name="P14"><text:span text:style-name="T5">E</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8" draw:layer="layout" svg:width="1.5cm" svg:height="1.5cm" svg:x="5cm" svg:y="13.5cm">
          <text:p text:style-name="P14"><text:span text:style-name="T5">D</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5" draw:layer="layout" svg:width="1.5cm" svg:height="1.5cm" svg:x="7cm" svg:y="6cm">
          <text:p text:style-name="P14"><text:span text:style-name="T5">F</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39" draw:layer="layout" svg:width="1.5cm" svg:height="1.5cm" svg:x="8.5cm" svg:y="12cm">
          <text:p text:style-name="P14"><text:span text:style-name="T5">G</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40" draw:layer="layout" svg:width="1.5cm" svg:height="1.5cm" svg:x="11cm" svg:y="14.5cm">
          <text:p text:style-name="P14"><text:span text:style-name="T5">H</text:span></text:p>
          <draw:enhanced-geometry svg:viewBox="0 0 21600 21600" draw:glue-points="10800 0 3160 3160 0 10800 3160 18440 10800 21600 18440 18440 21600 10800 18440 3160" draw:text-areas="3200 3200 18400 18400" draw:type="ellipse"/>
        </draw:custom-shape>
        <draw:connector draw:style-name="gr13" draw:text-style-name="P15" draw:layer="layout" draw:type="line" svg:x1="2.5cm" svg:y1="1.749cm" svg:x2="6.5cm" svg:y2="1.749cm" draw:start-shape="id33" draw:start-glue-point="10" draw:end-shape="id34" draw:end-glue-point="6">
          <text:p text:style-name="P3"/>
        </draw:connector>
        <draw:connector draw:style-name="gr3" draw:text-style-name="P15" draw:layer="layout" draw:type="line" svg:x1="7.249cm" svg:y1="2.5cm" svg:x2="7.749cm" svg:y2="6cm" draw:start-shape="id34" draw:start-glue-point="8" draw:end-shape="id35" draw:end-glue-point="4">
          <text:p text:style-name="P3"/>
        </draw:connector>
        <draw:connector draw:style-name="gr14" draw:text-style-name="P15" draw:layer="layout" draw:type="line" svg:x1="2.249cm" svg:y1="7cm" svg:x2="1.749cm" svg:y2="2.5cm" draw:start-shape="id36" draw:start-glue-point="4" draw:end-shape="id33" draw:end-glue-point="8">
          <text:p text:style-name="P3"/>
        </draw:connector>
        <draw:connector draw:style-name="gr3" draw:text-style-name="P15" draw:layer="layout" draw:type="line" svg:x1="3cm" svg:y1="7.749cm" svg:x2="7cm" svg:y2="6.749cm" draw:start-shape="id36" draw:start-glue-point="10" draw:end-shape="id35" draw:end-glue-point="6">
          <text:p text:style-name="P3"/>
        </draw:connector>
        <draw:connector draw:style-name="gr3" draw:text-style-name="P15" draw:layer="layout" draw:type="line" svg:x1="2.249cm" svg:y1="11.5cm" svg:x2="2.249cm" svg:y2="8.5cm" draw:start-shape="id37" draw:start-glue-point="4" draw:end-shape="id36" draw:end-glue-point="8">
          <text:p text:style-name="P3"/>
        </draw:connector>
        <draw:connector draw:style-name="gr3" draw:text-style-name="P15" draw:layer="layout" draw:type="line" svg:x1="2.78cm" svg:y1="12.78cm" svg:x2="5cm" svg:y2="14.249cm" draw:start-shape="id37" draw:start-glue-point="9" draw:end-shape="id38" draw:end-glue-point="6">
          <text:p text:style-name="P3"/>
        </draw:connector>
        <draw:connector draw:style-name="gr3" draw:text-style-name="P15" draw:layer="layout" draw:type="line" svg:x1="7.749cm" svg:y1="7.5cm" svg:x2="9.249cm" svg:y2="12cm" draw:start-shape="id35" draw:start-glue-point="8" draw:end-shape="id39" draw:end-glue-point="4">
          <text:p text:style-name="P3"/>
        </draw:connector>
        <draw:connector draw:style-name="gr3" draw:text-style-name="P15" draw:layer="layout" draw:type="line" svg:x1="6.5cm" svg:y1="14.249cm" svg:x2="8.718cm" svg:y2="13.28cm" draw:start-shape="id38" draw:start-glue-point="10" draw:end-shape="id39" draw:end-glue-point="7">
          <text:p text:style-name="P3"/>
        </draw:connector>
        <draw:connector draw:style-name="gr3" draw:text-style-name="P15" draw:layer="layout" draw:type="line" svg:x1="9.78cm" svg:y1="13.28cm" svg:x2="11.218cm" svg:y2="14.718cm" draw:start-shape="id39" draw:start-glue-point="9" draw:end-shape="id40" draw:end-glue-point="5">
          <text:p text:style-name="P3"/>
        </draw:connector>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1.979cm" svg:height="1.043cm" svg:x="4.5cm" svg:y="19.457cm">
          <draw:text-box>
            <text:p text:style-name="P3"><text:span text:style-name="T5">RERR</text:span></text:p>
          </draw:text-box>
        </draw:frame>
        <draw:frame draw:style-name="gr6" draw:text-style-name="P16" draw:layer="layout" svg:width="2.5cm" svg:height="1.043cm" svg:x="14.5cm" svg:y="0.5cm">
          <draw:text-box>
            <text:p text:style-name="P3"><text:span text:style-name="T5">A vers H</text:span></text:p>
          </draw:text-box>
        </draw:frame>
        <draw:connector draw:style-name="gr14" draw:text-style-name="P15" draw:layer="layout" draw:type="line" svg:x1="7.249cm" svg:y1="2.5cm" svg:x2="7.749cm" svg:y2="6cm" draw:start-shape="id34" draw:start-glue-point="8" draw:end-shape="id35" draw:end-glue-point="4">
          <text:p text:style-name="P3"/>
        </draw:connector>
        <draw:connector draw:style-name="gr14" draw:text-style-name="P15" draw:layer="layout" draw:type="line" svg:x1="9.249cm" svg:y1="12cm" svg:x2="7.749cm" svg:y2="7.5cm" draw:start-shape="id39" draw:start-glue-point="4" draw:end-shape="id35" draw:end-glue-point="8">
          <text:p text:style-name="P3"/>
        </draw:connector>
        <draw:connector draw:style-name="gr14" draw:text-style-name="P15" draw:layer="layout" draw:type="line" svg:x1="7cm" svg:y1="6.749cm" svg:x2="3cm" svg:y2="7.749cm" draw:start-shape="id35" draw:start-glue-point="6" draw:end-shape="id36" draw:end-glue-point="10">
          <text:p text:style-name="P3"/>
        </draw:connector>
        <draw:connector draw:style-name="gr14" draw:text-style-name="P15" draw:layer="layout" draw:type="line" svg:x1="1.749cm" svg:y1="2.5cm" svg:x2="2.249cm" svg:y2="7cm" draw:start-shape="id33" draw:start-glue-point="8" draw:end-shape="id36" draw:end-glue-point="4">
          <text:p text:style-name="P3"/>
        </draw:connector>
        <draw:connector draw:style-name="gr14" draw:text-style-name="P15" draw:layer="layout" draw:type="line" svg:x1="3cm" svg:y1="7.749cm" svg:x2="7cm" svg:y2="6.749cm" draw:start-shape="id36" draw:start-glue-point="10" draw:end-shape="id35" draw:end-glue-point="6">
          <text:p text:style-name="P3"/>
        </draw:connector>
        <draw:connector draw:style-name="gr14" draw:text-style-name="P15" draw:layer="layout" draw:type="line" svg:x1="2.249cm" svg:y1="11.5cm" svg:x2="2.249cm" svg:y2="8.5cm" draw:start-shape="id37" draw:start-glue-point="4" draw:end-shape="id36" draw:end-glue-point="8">
          <text:p text:style-name="P3"/>
        </draw:connector>
        <draw:connector draw:style-name="gr14" draw:text-style-name="P15" draw:layer="layout" draw:type="line" svg:x1="7.749cm" svg:y1="6cm" svg:x2="7.249cm" svg:y2="2.5cm" draw:start-shape="id35" draw:start-glue-point="4" draw:end-shape="id34" draw:end-glue-point="8">
          <text:p text:style-name="P3"/>
        </draw:connector>
        <draw:connector draw:style-name="gr14" draw:text-style-name="P15" draw:layer="layout" draw:type="line" svg:x1="7.749cm" svg:y1="7.5cm" svg:x2="9.249cm" svg:y2="12cm" draw:start-shape="id35" draw:start-glue-point="8" draw:end-shape="id39" draw:end-glue-point="4">
          <text:p text:style-name="P3"/>
        </draw:connector>
        <draw:connector draw:style-name="gr14" draw:text-style-name="P15" draw:layer="layout" draw:type="line" svg:x1="6.5cm" svg:y1="14.249cm" svg:x2="8.718cm" svg:y2="13.28cm" draw:start-shape="id38" draw:start-glue-point="10" draw:end-shape="id39" draw:end-glue-point="7">
          <text:p text:style-name="P3"/>
        </draw:connector>
        <draw:connector draw:style-name="gr14" draw:text-style-name="P15" draw:layer="layout" draw:type="line" svg:x1="5cm" svg:y1="14.249cm" svg:x2="2.78cm" svg:y2="12.78cm" draw:start-shape="id38" draw:start-glue-point="6" draw:end-shape="id37" draw:end-glue-point="9">
          <text:p text:style-name="P3"/>
        </draw:connector>
        <draw:connector draw:style-name="gr14" draw:text-style-name="P15" draw:layer="layout" draw:type="line" svg:x1="2.78cm" svg:y1="12.78cm" svg:x2="5cm" svg:y2="14.249cm" draw:start-shape="id37" draw:start-glue-point="9" draw:end-shape="id38" draw:end-glue-point="6">
          <text:p text:style-name="P3"/>
        </draw:connector>
        <draw:connector draw:style-name="gr14" draw:text-style-name="P15" draw:layer="layout" draw:type="line" svg:x1="11.218cm" svg:y1="14.718cm" svg:x2="9.78cm" svg:y2="13.28cm" draw:start-shape="id40" draw:start-glue-point="5" draw:end-shape="id39" draw:end-glue-point="9">
          <text:p text:style-name="P3"/>
        </draw:connector>
        <draw:connector draw:style-name="gr14" draw:text-style-name="P15" draw:layer="layout" draw:type="line" svg:x1="8.718cm" svg:y1="13.28cm" svg:x2="6.5cm" svg:y2="14.249cm" draw:start-shape="id39" draw:start-glue-point="7" draw:end-shape="id38" draw:end-glue-point="10">
          <text:p text:style-name="P3"/>
        </draw:connector>
        <draw:connector draw:style-name="gr13" draw:text-style-name="P15" draw:layer="layout" draw:type="line" svg:x1="6.5cm" svg:y1="1.749cm" svg:x2="2.5cm" svg:y2="1.749cm" draw:start-shape="id34" draw:start-glue-point="6" draw:end-shape="id33" draw:end-glue-point="10">
          <text:p text:style-name="P3"/>
        </draw:connector>
        <draw:connector draw:style-name="gr14" draw:text-style-name="P15" draw:layer="layout" draw:type="line" svg:x1="2.249cm" svg:y1="8.5cm" svg:x2="2.249cm" svg:y2="11.5cm" draw:start-shape="id36" draw:start-glue-point="8" draw:end-shape="id37" draw:end-glue-point="4">
          <text:p text:style-name="P3"/>
        </draw:connector>
        <draw:line draw:style-name="gr4" draw:text-style-name="P15" draw:id="id128" draw:layer="layout" svg:x1="8cm" svg:y1="13cm" svg:x2="6.5cm" svg:y2="13.5cm">
          <text:p text:style-name="P3"/>
        </draw:line>
        <draw:line draw:style-name="gr4" draw:text-style-name="P15" draw:id="id126" draw:layer="layout" svg:x1="9.5cm" svg:y1="11cm" svg:x2="8.5cm" svg:y2="8cm">
          <text:p text:style-name="P3"/>
        </draw:line>
        <draw:line draw:style-name="gr4" draw:text-style-name="P15" draw:id="id127" draw:layer="layout" svg:x1="10.4cm" svg:y1="13.4cm" svg:x2="11.4cm" svg:y2="14.4cm">
          <text:p text:style-name="P3"/>
        </draw:line>
        <draw:circle draw:style-name="gr9" draw:text-style-name="P15" draw:id="id125" draw:layer="layout" svg:width="11.5cm" svg:height="11.5cm" svg:x="3.5cm" svg:y="7cm">
          <text:p text:style-name="P3"/>
        </draw:circle>
        <anim:par presentation:node-type="timing-root">
          <anim:seq presentation:node-type="main-sequence">
            <anim:par smil:begin="next">
              <anim:par smil:begin="0s">
                <anim:par smil:begin="0s" smil:fill="hold" presentation:node-type="on-click" presentation:preset-class="entrance" presentation:preset-id="ooo-entrance-zoom" presentation:preset-sub-type="in">
                  <anim:set smil:begin="0s" smil:dur="0.001s" smil:fill="hold" smil:targetElement="id125" smil:attributeName="visibility" smil:to="visible"/>
                  <anim:animate smil:dur="0.5s" smil:fill="hold" smil:targetElement="id125" smil:attributeName="width" smil:values="0;width" smil:keyTimes="0;1" presentation:additive="base"/>
                  <anim:animate smil:dur="0.5s" smil:fill="hold" smil:targetElement="id125" smil:attributeName="height" smil:values="0;height" smil:keyTimes="0;1" presentation:additive="base"/>
                </anim:par>
                <anim:par smil:begin="0s" smil:fill="hold" presentation:node-type="with-previous" presentation:preset-class="entrance" presentation:preset-id="ooo-entrance-peek-in" presentation:preset-sub-type="from-bottom">
                  <anim:set smil:begin="0s" smil:dur="0.001s" smil:fill="hold" smil:targetElement="id126" smil:attributeName="visibility" smil:to="visible"/>
                  <anim:transitionFilter smil:dur="0.5s" smil:targetElement="id126"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27" smil:attributeName="visibility" smil:to="visible"/>
                  <anim:transitionFilter smil:dur="0.5s" smil:targetElement="id127" smil:type="slideWipe" smil:subtype="fromTop"/>
                </anim:par>
                <anim:par smil:begin="0s" smil:fill="hold" presentation:preset-property="Direction" presentation:node-type="with-previous" presentation:preset-class="entrance" presentation:preset-id="ooo-entrance-peek-in" presentation:preset-sub-type="from-right">
                  <anim:set smil:begin="0s" smil:dur="0.001s" smil:fill="hold" smil:targetElement="id128" smil:attributeName="visibility" smil:to="visible"/>
                  <anim:transitionFilter smil:dur="0.5s" smil:targetElement="id128" smil:type="slideWipe" smil:subtype="fromRight"/>
                </anim:par>
              </anim:par>
            </anim:par>
          </anim:seq>
        </anim:par>
        <presentation:notes draw:style-name="dp2">
          <draw:page-thumbnail draw:style-name="gr1" draw:layer="layout" svg:width="14.848cm" svg:height="11.136cm" svg:x="3.075cm" svg:y="2.257cm" draw:page-number="13"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4" draw:style-name="dp1" draw:master-page-name="Default">
        <draw:custom-shape draw:style-name="gr2" draw:text-style-name="P18" draw:id="id41" draw:layer="layout" svg:width="1.5cm" svg:height="1.5cm" svg:x="1cm" svg:y="1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45" draw:layer="layout" svg:width="1.5cm" svg:height="1.5cm" svg:x="1.5cm" svg:y="11.5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44" draw:layer="layout" svg:width="1.5cm" svg:height="1.5cm" svg:x="1.5cm" svg:y="7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42" draw:layer="layout" svg:width="1.5cm" svg:height="1.5cm" svg:x="6.5cm" svg:y="1cm">
          <text:p text:style-name="P14"><text:span text:style-name="T5">E</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46" draw:layer="layout" svg:width="1.5cm" svg:height="1.5cm" svg:x="5cm" svg:y="13.5cm">
          <text:p text:style-name="P14"><text:span text:style-name="T5">D</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43" draw:layer="layout" svg:width="1.5cm" svg:height="1.5cm" svg:x="7cm" svg:y="6cm">
          <text:p text:style-name="P14"><text:span text:style-name="T5">F</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47" draw:layer="layout" svg:width="1.5cm" svg:height="1.5cm" svg:x="8.5cm" svg:y="12cm">
          <text:p text:style-name="P14"><text:span text:style-name="T5">G</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48" draw:layer="layout" svg:width="1.5cm" svg:height="1.5cm" svg:x="11cm" svg:y="14.5cm">
          <text:p text:style-name="P14"><text:span text:style-name="T5">H</text:span></text:p>
          <draw:enhanced-geometry svg:viewBox="0 0 21600 21600" draw:glue-points="10800 0 3160 3160 0 10800 3160 18440 10800 21600 18440 18440 21600 10800 18440 3160" draw:text-areas="3200 3200 18400 18400" draw:type="ellipse"/>
        </draw:custom-shape>
        <draw:connector draw:style-name="gr13" draw:text-style-name="P15" draw:layer="layout" draw:type="line" svg:x1="2.5cm" svg:y1="1.749cm" svg:x2="6.5cm" svg:y2="1.749cm" draw:start-shape="id41" draw:start-glue-point="10" draw:end-shape="id42" draw:end-glue-point="6">
          <text:p text:style-name="P3"/>
        </draw:connector>
        <draw:connector draw:style-name="gr3" draw:text-style-name="P15" draw:layer="layout" draw:type="line" svg:x1="7.249cm" svg:y1="2.5cm" svg:x2="7.749cm" svg:y2="6cm" draw:start-shape="id42" draw:start-glue-point="8" draw:end-shape="id43" draw:end-glue-point="4">
          <text:p text:style-name="P3"/>
        </draw:connector>
        <draw:connector draw:style-name="gr14" draw:text-style-name="P15" draw:layer="layout" draw:type="line" svg:x1="2.249cm" svg:y1="7cm" svg:x2="1.749cm" svg:y2="2.5cm" draw:start-shape="id44" draw:start-glue-point="4" draw:end-shape="id41" draw:end-glue-point="8">
          <text:p text:style-name="P3"/>
        </draw:connector>
        <draw:connector draw:style-name="gr3" draw:text-style-name="P15" draw:layer="layout" draw:type="line" svg:x1="3cm" svg:y1="7.749cm" svg:x2="7cm" svg:y2="6.749cm" draw:start-shape="id44" draw:start-glue-point="10" draw:end-shape="id43" draw:end-glue-point="6">
          <text:p text:style-name="P3"/>
        </draw:connector>
        <draw:connector draw:style-name="gr3" draw:text-style-name="P15" draw:layer="layout" draw:type="line" svg:x1="2.249cm" svg:y1="11.5cm" svg:x2="2.249cm" svg:y2="8.5cm" draw:start-shape="id45" draw:start-glue-point="4" draw:end-shape="id44" draw:end-glue-point="8">
          <text:p text:style-name="P3"/>
        </draw:connector>
        <draw:connector draw:style-name="gr3" draw:text-style-name="P15" draw:layer="layout" draw:type="line" svg:x1="2.78cm" svg:y1="12.78cm" svg:x2="5cm" svg:y2="14.249cm" draw:start-shape="id45" draw:start-glue-point="9" draw:end-shape="id46" draw:end-glue-point="6">
          <text:p text:style-name="P3"/>
        </draw:connector>
        <draw:connector draw:style-name="gr3" draw:text-style-name="P15" draw:layer="layout" draw:type="line" svg:x1="7.749cm" svg:y1="7.5cm" svg:x2="9.249cm" svg:y2="12cm" draw:start-shape="id43" draw:start-glue-point="8" draw:end-shape="id47" draw:end-glue-point="4">
          <text:p text:style-name="P3"/>
        </draw:connector>
        <draw:connector draw:style-name="gr3" draw:text-style-name="P15" draw:layer="layout" draw:type="line" svg:x1="6.5cm" svg:y1="14.249cm" svg:x2="8.718cm" svg:y2="13.28cm" draw:start-shape="id46" draw:start-glue-point="10" draw:end-shape="id47" draw:end-glue-point="7">
          <text:p text:style-name="P3"/>
        </draw:connector>
        <draw:connector draw:style-name="gr3" draw:text-style-name="P15" draw:layer="layout" draw:type="line" svg:x1="9.78cm" svg:y1="13.28cm" svg:x2="11.218cm" svg:y2="14.718cm" draw:start-shape="id47" draw:start-glue-point="9" draw:end-shape="id48" draw:end-glue-point="5">
          <text:p text:style-name="P3"/>
        </draw:connector>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1.979cm" svg:height="1.043cm" svg:x="4.5cm" svg:y="19.457cm">
          <draw:text-box>
            <text:p text:style-name="P3"><text:span text:style-name="T5">RERR</text:span></text:p>
          </draw:text-box>
        </draw:frame>
        <draw:frame draw:style-name="gr6" draw:text-style-name="P16" draw:layer="layout" svg:width="2.5cm" svg:height="1.043cm" svg:x="14.5cm" svg:y="0.5cm">
          <draw:text-box>
            <text:p text:style-name="P3"><text:span text:style-name="T5">A vers H</text:span></text:p>
          </draw:text-box>
        </draw:frame>
        <draw:connector draw:style-name="gr14" draw:text-style-name="P15" draw:layer="layout" draw:type="line" svg:x1="7.249cm" svg:y1="2.5cm" svg:x2="7.749cm" svg:y2="6cm" draw:start-shape="id42" draw:start-glue-point="8" draw:end-shape="id43" draw:end-glue-point="4">
          <text:p text:style-name="P3"/>
        </draw:connector>
        <draw:connector draw:style-name="gr14" draw:text-style-name="P15" draw:layer="layout" draw:type="line" svg:x1="9.249cm" svg:y1="12cm" svg:x2="7.749cm" svg:y2="7.5cm" draw:start-shape="id47" draw:start-glue-point="4" draw:end-shape="id43" draw:end-glue-point="8">
          <text:p text:style-name="P3"/>
        </draw:connector>
        <draw:connector draw:style-name="gr14" draw:text-style-name="P15" draw:layer="layout" draw:type="line" svg:x1="7cm" svg:y1="6.749cm" svg:x2="3cm" svg:y2="7.749cm" draw:start-shape="id43" draw:start-glue-point="6" draw:end-shape="id44" draw:end-glue-point="10">
          <text:p text:style-name="P3"/>
        </draw:connector>
        <draw:connector draw:style-name="gr14" draw:text-style-name="P15" draw:layer="layout" draw:type="line" svg:x1="1.749cm" svg:y1="2.5cm" svg:x2="2.249cm" svg:y2="7cm" draw:start-shape="id41" draw:start-glue-point="8" draw:end-shape="id44" draw:end-glue-point="4">
          <text:p text:style-name="P3"/>
        </draw:connector>
        <draw:connector draw:style-name="gr14" draw:text-style-name="P15" draw:layer="layout" draw:type="line" svg:x1="3cm" svg:y1="7.749cm" svg:x2="7cm" svg:y2="6.749cm" draw:start-shape="id44" draw:start-glue-point="10" draw:end-shape="id43" draw:end-glue-point="6">
          <text:p text:style-name="P3"/>
        </draw:connector>
        <draw:connector draw:style-name="gr14" draw:text-style-name="P15" draw:layer="layout" draw:type="line" svg:x1="2.249cm" svg:y1="11.5cm" svg:x2="2.249cm" svg:y2="8.5cm" draw:start-shape="id45" draw:start-glue-point="4" draw:end-shape="id44" draw:end-glue-point="8">
          <text:p text:style-name="P3"/>
        </draw:connector>
        <draw:connector draw:style-name="gr14" draw:text-style-name="P15" draw:layer="layout" draw:type="line" svg:x1="7.749cm" svg:y1="6cm" svg:x2="7.249cm" svg:y2="2.5cm" draw:start-shape="id43" draw:start-glue-point="4" draw:end-shape="id42" draw:end-glue-point="8">
          <text:p text:style-name="P3"/>
        </draw:connector>
        <draw:connector draw:style-name="gr14" draw:text-style-name="P15" draw:layer="layout" draw:type="line" svg:x1="7.749cm" svg:y1="7.5cm" svg:x2="9.249cm" svg:y2="12cm" draw:start-shape="id43" draw:start-glue-point="8" draw:end-shape="id47" draw:end-glue-point="4">
          <text:p text:style-name="P3"/>
        </draw:connector>
        <draw:connector draw:style-name="gr14" draw:text-style-name="P15" draw:layer="layout" draw:type="line" svg:x1="6.5cm" svg:y1="14.249cm" svg:x2="8.718cm" svg:y2="13.28cm" draw:start-shape="id46" draw:start-glue-point="10" draw:end-shape="id47" draw:end-glue-point="7">
          <text:p text:style-name="P3"/>
        </draw:connector>
        <draw:connector draw:style-name="gr14" draw:text-style-name="P15" draw:layer="layout" draw:type="line" svg:x1="5cm" svg:y1="14.249cm" svg:x2="2.78cm" svg:y2="12.78cm" draw:start-shape="id46" draw:start-glue-point="6" draw:end-shape="id45" draw:end-glue-point="9">
          <text:p text:style-name="P3"/>
        </draw:connector>
        <draw:connector draw:style-name="gr14" draw:text-style-name="P15" draw:layer="layout" draw:type="line" svg:x1="2.78cm" svg:y1="12.78cm" svg:x2="5cm" svg:y2="14.249cm" draw:start-shape="id45" draw:start-glue-point="9" draw:end-shape="id46" draw:end-glue-point="6">
          <text:p text:style-name="P3"/>
        </draw:connector>
        <draw:connector draw:style-name="gr14" draw:text-style-name="P15" draw:layer="layout" draw:type="line" svg:x1="11.218cm" svg:y1="14.718cm" svg:x2="9.78cm" svg:y2="13.28cm" draw:start-shape="id48" draw:start-glue-point="5" draw:end-shape="id47" draw:end-glue-point="9">
          <text:p text:style-name="P3"/>
        </draw:connector>
        <draw:connector draw:style-name="gr14" draw:text-style-name="P15" draw:layer="layout" draw:type="line" svg:x1="8.718cm" svg:y1="13.28cm" svg:x2="6.5cm" svg:y2="14.249cm" draw:start-shape="id47" draw:start-glue-point="7" draw:end-shape="id46" draw:end-glue-point="10">
          <text:p text:style-name="P3"/>
        </draw:connector>
        <draw:connector draw:style-name="gr13" draw:text-style-name="P15" draw:layer="layout" draw:type="line" svg:x1="6.5cm" svg:y1="1.749cm" svg:x2="2.5cm" svg:y2="1.749cm" draw:start-shape="id42" draw:start-glue-point="6" draw:end-shape="id41" draw:end-glue-point="10">
          <text:p text:style-name="P3"/>
        </draw:connector>
        <draw:connector draw:style-name="gr14" draw:text-style-name="P15" draw:layer="layout" draw:type="line" svg:x1="2.249cm" svg:y1="8.5cm" svg:x2="2.249cm" svg:y2="11.5cm" draw:start-shape="id44" draw:start-glue-point="8" draw:end-shape="id45" draw:end-glue-point="4">
          <text:p text:style-name="P3"/>
        </draw:connector>
        <draw:line draw:style-name="gr7" draw:text-style-name="P15" draw:id="id129" draw:layer="layout" svg:x1="11.5cm" svg:y1="14cm" svg:x2="10.5cm" svg:y2="13cm">
          <text:p text:style-name="P3"/>
        </draw:line>
        <draw:line draw:style-name="gr7" draw:text-style-name="P15" draw:id="id130" draw:layer="layout" svg:x1="9.5cm" svg:y1="11cm" svg:x2="8.5cm" svg:y2="8cm">
          <text:p text:style-name="P3"/>
        </draw:line>
        <draw:line draw:style-name="gr7" draw:text-style-name="P15" draw:id="id132" draw:layer="layout" svg:x1="2.8cm" svg:y1="6.4cm" svg:x2="2.3cm" svg:y2="2.9cm">
          <text:p text:style-name="P3"/>
        </draw:line>
        <draw:line draw:style-name="gr7" draw:text-style-name="P15" draw:id="id131" draw:layer="layout" svg:x1="6cm" svg:y1="6.5cm" svg:x2="3.5cm" svg:y2="7cm">
          <text:p text:style-name="P3"/>
        </draw:lin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29" smil:attributeName="visibility" smil:to="visible"/>
                  <anim:transitionFilter smil:dur="0.5s" smil:targetElement="id129"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30" smil:attributeName="visibility" smil:to="visible"/>
                  <anim:transitionFilter smil:dur="0.5s" smil:targetElement="id130"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right">
                  <anim:set smil:begin="0s" smil:dur="0.001s" smil:fill="hold" smil:targetElement="id131" smil:attributeName="visibility" smil:to="visible"/>
                  <anim:transitionFilter smil:dur="0.5s" smil:targetElement="id131" smil:type="slideWipe" smil:subtype="fromRight"/>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32" smil:attributeName="visibility" smil:to="visible"/>
                  <anim:transitionFilter smil:dur="0.5s" smil:targetElement="id132" smil:type="slideWipe" smil:subtype="fromBottom"/>
                </anim:par>
              </anim:par>
            </anim:par>
          </anim:seq>
        </anim:par>
        <presentation:notes draw:style-name="dp2">
          <draw:page-thumbnail draw:style-name="gr1" draw:layer="layout" svg:width="14.848cm" svg:height="11.136cm" svg:x="3.075cm" svg:y="2.257cm" draw:page-number="14"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5" draw:style-name="dp1" draw:master-page-name="Default">
        <draw:custom-shape draw:style-name="gr2" draw:text-style-name="P18" draw:id="id49" draw:layer="layout" svg:width="1.5cm" svg:height="1.5cm" svg:x="1cm" svg:y="1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3" draw:layer="layout" svg:width="1.5cm" svg:height="1.5cm" svg:x="1.5cm" svg:y="11.5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2" draw:layer="layout" svg:width="1.5cm" svg:height="1.5cm" svg:x="1.5cm" svg:y="7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0" draw:layer="layout" svg:width="1.5cm" svg:height="1.5cm" svg:x="6.5cm" svg:y="1cm">
          <text:p text:style-name="P14"><text:span text:style-name="T5">E</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4" draw:layer="layout" svg:width="1.5cm" svg:height="1.5cm" svg:x="5cm" svg:y="13.5cm">
          <text:p text:style-name="P14"><text:span text:style-name="T5">D</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1" draw:layer="layout" svg:width="1.5cm" svg:height="1.5cm" svg:x="7cm" svg:y="6cm">
          <text:p text:style-name="P14"><text:span text:style-name="T5">F</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5" draw:layer="layout" svg:width="1.5cm" svg:height="1.5cm" svg:x="8.5cm" svg:y="12cm">
          <text:p text:style-name="P14"><text:span text:style-name="T5">G</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6" draw:layer="layout" svg:width="1.5cm" svg:height="1.5cm" svg:x="11cm" svg:y="14.5cm">
          <text:p text:style-name="P14"><text:span text:style-name="T5">H</text:span></text:p>
          <draw:enhanced-geometry svg:viewBox="0 0 21600 21600" draw:glue-points="10800 0 3160 3160 0 10800 3160 18440 10800 21600 18440 18440 21600 10800 18440 3160" draw:text-areas="3200 3200 18400 18400" draw:type="ellipse"/>
        </draw:custom-shape>
        <draw:connector draw:style-name="gr13" draw:text-style-name="P15" draw:layer="layout" draw:type="line" svg:x1="2.5cm" svg:y1="1.749cm" svg:x2="6.5cm" svg:y2="1.749cm" draw:start-shape="id49" draw:start-glue-point="10" draw:end-shape="id50" draw:end-glue-point="6">
          <text:p text:style-name="P3"/>
        </draw:connector>
        <draw:connector draw:style-name="gr3" draw:text-style-name="P15" draw:layer="layout" draw:type="line" svg:x1="7.249cm" svg:y1="2.5cm" svg:x2="7.749cm" svg:y2="6cm" draw:start-shape="id50" draw:start-glue-point="8" draw:end-shape="id51" draw:end-glue-point="4">
          <text:p text:style-name="P3"/>
        </draw:connector>
        <draw:connector draw:style-name="gr14" draw:text-style-name="P15" draw:layer="layout" draw:type="line" svg:x1="2.249cm" svg:y1="7cm" svg:x2="1.749cm" svg:y2="2.5cm" draw:start-shape="id52" draw:start-glue-point="4" draw:end-shape="id49" draw:end-glue-point="8">
          <text:p text:style-name="P3"/>
        </draw:connector>
        <draw:connector draw:style-name="gr3" draw:text-style-name="P15" draw:layer="layout" draw:type="line" svg:x1="3cm" svg:y1="7.749cm" svg:x2="7cm" svg:y2="6.749cm" draw:start-shape="id52" draw:start-glue-point="10" draw:end-shape="id51" draw:end-glue-point="6">
          <text:p text:style-name="P3"/>
        </draw:connector>
        <draw:connector draw:style-name="gr3" draw:text-style-name="P15" draw:layer="layout" draw:type="line" svg:x1="2.249cm" svg:y1="11.5cm" svg:x2="2.249cm" svg:y2="8.5cm" draw:start-shape="id53" draw:start-glue-point="4" draw:end-shape="id52" draw:end-glue-point="8">
          <text:p text:style-name="P3"/>
        </draw:connector>
        <draw:connector draw:style-name="gr3" draw:text-style-name="P15" draw:layer="layout" draw:type="line" svg:x1="2.78cm" svg:y1="12.78cm" svg:x2="5cm" svg:y2="14.249cm" draw:start-shape="id53" draw:start-glue-point="9" draw:end-shape="id54" draw:end-glue-point="6">
          <text:p text:style-name="P3"/>
        </draw:connector>
        <draw:connector draw:style-name="gr3" draw:text-style-name="P15" draw:layer="layout" draw:type="line" svg:x1="7.749cm" svg:y1="7.5cm" svg:x2="9.249cm" svg:y2="12cm" draw:start-shape="id51" draw:start-glue-point="8" draw:end-shape="id55" draw:end-glue-point="4">
          <text:p text:style-name="P3"/>
        </draw:connector>
        <draw:connector draw:style-name="gr3" draw:text-style-name="P15" draw:layer="layout" draw:type="line" svg:x1="6.5cm" svg:y1="14.249cm" svg:x2="8.718cm" svg:y2="13.28cm" draw:start-shape="id54" draw:start-glue-point="10" draw:end-shape="id55" draw:end-glue-point="7">
          <text:p text:style-name="P3"/>
        </draw:connector>
        <draw:connector draw:style-name="gr3" draw:text-style-name="P15" draw:layer="layout" draw:type="line" svg:x1="9.78cm" svg:y1="13.28cm" svg:x2="11.218cm" svg:y2="14.718cm" draw:start-shape="id55" draw:start-glue-point="9" draw:end-shape="id56" draw:end-glue-point="5">
          <text:p text:style-name="P3"/>
        </draw:connector>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1.979cm" svg:height="1.043cm" svg:x="4.5cm" svg:y="19.457cm">
          <draw:text-box>
            <text:p text:style-name="P3"><text:span text:style-name="T5">RERR</text:span></text:p>
          </draw:text-box>
        </draw:frame>
        <draw:frame draw:style-name="gr6" draw:text-style-name="P16" draw:layer="layout" svg:width="2.5cm" svg:height="1.043cm" svg:x="14.5cm" svg:y="0.5cm">
          <draw:text-box>
            <text:p text:style-name="P3"><text:span text:style-name="T5">A vers H</text:span></text:p>
          </draw:text-box>
        </draw:frame>
        <draw:connector draw:style-name="gr14" draw:text-style-name="P15" draw:layer="layout" draw:type="line" svg:x1="7.249cm" svg:y1="2.5cm" svg:x2="7.749cm" svg:y2="6cm" draw:start-shape="id50" draw:start-glue-point="8" draw:end-shape="id51" draw:end-glue-point="4">
          <text:p text:style-name="P3"/>
        </draw:connector>
        <draw:connector draw:style-name="gr14" draw:text-style-name="P15" draw:layer="layout" draw:type="line" svg:x1="9.249cm" svg:y1="12cm" svg:x2="7.749cm" svg:y2="7.5cm" draw:start-shape="id55" draw:start-glue-point="4" draw:end-shape="id51" draw:end-glue-point="8">
          <text:p text:style-name="P3"/>
        </draw:connector>
        <draw:connector draw:style-name="gr14" draw:text-style-name="P15" draw:layer="layout" draw:type="line" svg:x1="7cm" svg:y1="6.749cm" svg:x2="3cm" svg:y2="7.749cm" draw:start-shape="id51" draw:start-glue-point="6" draw:end-shape="id52" draw:end-glue-point="10">
          <text:p text:style-name="P3"/>
        </draw:connector>
        <draw:connector draw:style-name="gr14" draw:text-style-name="P15" draw:layer="layout" draw:type="line" svg:x1="1.749cm" svg:y1="2.5cm" svg:x2="2.249cm" svg:y2="7cm" draw:start-shape="id49" draw:start-glue-point="8" draw:end-shape="id52" draw:end-glue-point="4">
          <text:p text:style-name="P3"/>
        </draw:connector>
        <draw:connector draw:style-name="gr14" draw:text-style-name="P15" draw:layer="layout" draw:type="line" svg:x1="3cm" svg:y1="7.749cm" svg:x2="7cm" svg:y2="6.749cm" draw:start-shape="id52" draw:start-glue-point="10" draw:end-shape="id51" draw:end-glue-point="6">
          <text:p text:style-name="P3"/>
        </draw:connector>
        <draw:connector draw:style-name="gr14" draw:text-style-name="P15" draw:layer="layout" draw:type="line" svg:x1="2.249cm" svg:y1="11.5cm" svg:x2="2.249cm" svg:y2="8.5cm" draw:start-shape="id53" draw:start-glue-point="4" draw:end-shape="id52" draw:end-glue-point="8">
          <text:p text:style-name="P3"/>
        </draw:connector>
        <draw:connector draw:style-name="gr14" draw:text-style-name="P15" draw:layer="layout" draw:type="line" svg:x1="7.749cm" svg:y1="6cm" svg:x2="7.249cm" svg:y2="2.5cm" draw:start-shape="id51" draw:start-glue-point="4" draw:end-shape="id50" draw:end-glue-point="8">
          <text:p text:style-name="P3"/>
        </draw:connector>
        <draw:connector draw:style-name="gr14" draw:text-style-name="P15" draw:layer="layout" draw:type="line" svg:x1="7.749cm" svg:y1="7.5cm" svg:x2="9.249cm" svg:y2="12cm" draw:start-shape="id51" draw:start-glue-point="8" draw:end-shape="id55" draw:end-glue-point="4">
          <text:p text:style-name="P3"/>
        </draw:connector>
        <draw:connector draw:style-name="gr14" draw:text-style-name="P15" draw:layer="layout" draw:type="line" svg:x1="6.5cm" svg:y1="14.249cm" svg:x2="8.718cm" svg:y2="13.28cm" draw:start-shape="id54" draw:start-glue-point="10" draw:end-shape="id55" draw:end-glue-point="7">
          <text:p text:style-name="P3"/>
        </draw:connector>
        <draw:connector draw:style-name="gr14" draw:text-style-name="P15" draw:layer="layout" draw:type="line" svg:x1="5cm" svg:y1="14.249cm" svg:x2="2.78cm" svg:y2="12.78cm" draw:start-shape="id54" draw:start-glue-point="6" draw:end-shape="id53" draw:end-glue-point="9">
          <text:p text:style-name="P3"/>
        </draw:connector>
        <draw:connector draw:style-name="gr14" draw:text-style-name="P15" draw:layer="layout" draw:type="line" svg:x1="2.78cm" svg:y1="12.78cm" svg:x2="5cm" svg:y2="14.249cm" draw:start-shape="id53" draw:start-glue-point="9" draw:end-shape="id54" draw:end-glue-point="6">
          <text:p text:style-name="P3"/>
        </draw:connector>
        <draw:connector draw:style-name="gr14" draw:text-style-name="P15" draw:layer="layout" draw:type="line" svg:x1="11.218cm" svg:y1="14.718cm" svg:x2="9.78cm" svg:y2="13.28cm" draw:start-shape="id56" draw:start-glue-point="5" draw:end-shape="id55" draw:end-glue-point="9">
          <text:p text:style-name="P3"/>
        </draw:connector>
        <draw:connector draw:style-name="gr14" draw:text-style-name="P15" draw:layer="layout" draw:type="line" svg:x1="8.718cm" svg:y1="13.28cm" svg:x2="6.5cm" svg:y2="14.249cm" draw:start-shape="id55" draw:start-glue-point="7" draw:end-shape="id54" draw:end-glue-point="10">
          <text:p text:style-name="P3"/>
        </draw:connector>
        <draw:connector draw:style-name="gr13" draw:text-style-name="P15" draw:layer="layout" draw:type="line" svg:x1="6.5cm" svg:y1="1.749cm" svg:x2="2.5cm" svg:y2="1.749cm" draw:start-shape="id50" draw:start-glue-point="6" draw:end-shape="id49" draw:end-glue-point="10">
          <text:p text:style-name="P3"/>
        </draw:connector>
        <draw:connector draw:style-name="gr14" draw:text-style-name="P15" draw:layer="layout" draw:type="line" svg:x1="2.249cm" svg:y1="8.5cm" svg:x2="2.249cm" svg:y2="11.5cm" draw:start-shape="id52" draw:start-glue-point="8" draw:end-shape="id53" draw:end-glue-point="4">
          <text:p text:style-name="P3"/>
        </draw:connector>
        <draw:line draw:style-name="gr15" draw:text-style-name="P15" draw:layer="layout" svg:x1="2.5cm" svg:y1="3cm" svg:x2="3cm" svg:y2="6.5cm">
          <text:p text:style-name="P3"/>
        </draw:line>
        <draw:line draw:style-name="gr15" draw:text-style-name="P15" draw:layer="layout" svg:x1="3.3cm" svg:y1="7.2cm" svg:x2="6.8cm" svg:y2="6.2cm">
          <text:p text:style-name="P3"/>
        </draw:line>
        <draw:line draw:style-name="gr15" draw:text-style-name="P15" draw:layer="layout" svg:x1="8.5cm" svg:y1="8cm" svg:x2="9.5cm" svg:y2="11cm">
          <text:p text:style-name="P3"/>
        </draw:line>
        <draw:line draw:style-name="gr15" draw:text-style-name="P15" draw:layer="layout" svg:x1="10.5cm" svg:y1="13.5cm" svg:x2="11.5cm" svg:y2="14.5cm">
          <text:p text:style-name="P3"/>
        </draw:line>
        <draw:custom-shape draw:style-name="gr16" draw:text-style-name="P15" draw:id="id133" draw:layer="layout" svg:width="2cm" svg:height="1.5cm" svg:x="7.5cm" svg:y="9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breaks">
                  <anim:set smil:begin="0s" smil:dur="0.000625s" smil:fill="hold" smil:targetElement="id133" smil:attributeName="visibility" smil:to="visible"/>
                  <anim:animate smil:begin="0s" smil:dur="0.375s" smil:fill="hold" smil:targetElement="id133" smil:attributeName="x" smil:from="(-width/2)" smil:to="(x)" presentation:additive="base"/>
                  <anim:animate smil:begin="0.375s" smil:dur="0.125s" smil:fill="hold" smil:decelerate="0.5" smil:autoReverse="true" smil:targetElement="id133" smil:attributeName="skewX" smil:from="0" smil:to="-1" presentation:additive="base"/>
                  <anim:animateTransform smil:begin="0.375s" smil:dur="0.125s" smil:fill="hold" smil:decelerate="1" smil:autoReverse="true" smil:targetElement="id133" smil:from="1,1" smil:to="0.8,1" presentation:additive="base" svg:type="scale"/>
                  <anim:animate smil:begin="0.375s" smil:dur="0.125s" smil:fill="hold" smil:decelerate="1" smil:autoReverse="true" smil:targetElement="id133" smil:attributeName="x" smil:by="(height/3+width*0.1)" presentation:additive="sum"/>
                </anim:par>
              </anim:par>
            </anim:par>
          </anim:seq>
        </anim:par>
        <presentation:notes draw:style-name="dp2">
          <draw:page-thumbnail draw:style-name="gr1" draw:layer="layout" svg:width="14.848cm" svg:height="11.136cm" svg:x="3.075cm" svg:y="2.257cm" draw:page-number="15"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6" draw:style-name="dp1" draw:master-page-name="Default">
        <draw:custom-shape draw:style-name="gr2" draw:text-style-name="P18" draw:id="id57" draw:layer="layout" svg:width="1.5cm" svg:height="1.5cm" svg:x="1cm" svg:y="1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1" draw:layer="layout" svg:width="1.5cm" svg:height="1.5cm" svg:x="1.5cm" svg:y="11.5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0" draw:layer="layout" svg:width="1.5cm" svg:height="1.5cm" svg:x="1.5cm" svg:y="7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8" draw:layer="layout" svg:width="1.5cm" svg:height="1.5cm" svg:x="6.5cm" svg:y="1cm">
          <text:p text:style-name="P14"><text:span text:style-name="T5">E</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2" draw:layer="layout" svg:width="1.5cm" svg:height="1.5cm" svg:x="5cm" svg:y="13.5cm">
          <text:p text:style-name="P14"><text:span text:style-name="T5">D</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59" draw:layer="layout" svg:width="1.5cm" svg:height="1.5cm" svg:x="7cm" svg:y="6cm">
          <text:p text:style-name="P14"><text:span text:style-name="T5">F</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3" draw:layer="layout" svg:width="1.5cm" svg:height="1.5cm" svg:x="8.5cm" svg:y="12cm">
          <text:p text:style-name="P14"><text:span text:style-name="T5">G</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4" draw:layer="layout" svg:width="1.5cm" svg:height="1.5cm" svg:x="11cm" svg:y="14.5cm">
          <text:p text:style-name="P14"><text:span text:style-name="T5">H</text:span></text:p>
          <draw:enhanced-geometry svg:viewBox="0 0 21600 21600" draw:glue-points="10800 0 3160 3160 0 10800 3160 18440 10800 21600 18440 18440 21600 10800 18440 3160" draw:text-areas="3200 3200 18400 18400" draw:type="ellipse"/>
        </draw:custom-shape>
        <draw:connector draw:style-name="gr13" draw:text-style-name="P15" draw:layer="layout" draw:type="line" svg:x1="2.5cm" svg:y1="1.749cm" svg:x2="6.5cm" svg:y2="1.749cm" draw:start-shape="id57" draw:start-glue-point="10" draw:end-shape="id58" draw:end-glue-point="6">
          <text:p text:style-name="P3"/>
        </draw:connector>
        <draw:connector draw:style-name="gr3" draw:text-style-name="P15" draw:layer="layout" draw:type="line" svg:x1="7.249cm" svg:y1="2.5cm" svg:x2="7.749cm" svg:y2="6cm" draw:start-shape="id58" draw:start-glue-point="8" draw:end-shape="id59" draw:end-glue-point="4">
          <text:p text:style-name="P3"/>
        </draw:connector>
        <draw:connector draw:style-name="gr14" draw:text-style-name="P15" draw:layer="layout" draw:type="line" svg:x1="2.249cm" svg:y1="7cm" svg:x2="1.749cm" svg:y2="2.5cm" draw:start-shape="id60" draw:start-glue-point="4" draw:end-shape="id57" draw:end-glue-point="8">
          <text:p text:style-name="P3"/>
        </draw:connector>
        <draw:connector draw:style-name="gr3" draw:text-style-name="P15" draw:layer="layout" draw:type="line" svg:x1="3cm" svg:y1="7.749cm" svg:x2="7cm" svg:y2="6.749cm" draw:start-shape="id60" draw:start-glue-point="10" draw:end-shape="id59" draw:end-glue-point="6">
          <text:p text:style-name="P3"/>
        </draw:connector>
        <draw:connector draw:style-name="gr3" draw:text-style-name="P15" draw:layer="layout" draw:type="line" svg:x1="2.249cm" svg:y1="11.5cm" svg:x2="2.249cm" svg:y2="8.5cm" draw:start-shape="id61" draw:start-glue-point="4" draw:end-shape="id60" draw:end-glue-point="8">
          <text:p text:style-name="P3"/>
        </draw:connector>
        <draw:connector draw:style-name="gr3" draw:text-style-name="P15" draw:layer="layout" draw:type="line" svg:x1="2.78cm" svg:y1="12.78cm" svg:x2="5cm" svg:y2="14.249cm" draw:start-shape="id61" draw:start-glue-point="9" draw:end-shape="id62" draw:end-glue-point="6">
          <text:p text:style-name="P3"/>
        </draw:connector>
        <draw:connector draw:style-name="gr3" draw:text-style-name="P15" draw:layer="layout" draw:type="line" svg:x1="7.749cm" svg:y1="7.5cm" svg:x2="9.249cm" svg:y2="12cm" draw:start-shape="id59" draw:start-glue-point="8" draw:end-shape="id63" draw:end-glue-point="4">
          <text:p text:style-name="P3"/>
        </draw:connector>
        <draw:connector draw:style-name="gr3" draw:text-style-name="P15" draw:layer="layout" draw:type="line" svg:x1="6.5cm" svg:y1="14.249cm" svg:x2="8.718cm" svg:y2="13.28cm" draw:start-shape="id62" draw:start-glue-point="10" draw:end-shape="id63" draw:end-glue-point="7">
          <text:p text:style-name="P3"/>
        </draw:connector>
        <draw:connector draw:style-name="gr3" draw:text-style-name="P15" draw:layer="layout" draw:type="line" svg:x1="9.78cm" svg:y1="13.28cm" svg:x2="11.218cm" svg:y2="14.718cm" draw:start-shape="id63" draw:start-glue-point="9" draw:end-shape="id64" draw:end-glue-point="5">
          <text:p text:style-name="P3"/>
        </draw:connector>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1.979cm" svg:height="1.043cm" svg:x="4.5cm" svg:y="19.457cm">
          <draw:text-box>
            <text:p text:style-name="P3"><text:span text:style-name="T5">RERR</text:span></text:p>
          </draw:text-box>
        </draw:frame>
        <draw:frame draw:style-name="gr6" draw:text-style-name="P16" draw:layer="layout" svg:width="2.5cm" svg:height="1.043cm" svg:x="14.5cm" svg:y="0.5cm">
          <draw:text-box>
            <text:p text:style-name="P3"><text:span text:style-name="T5">A vers H</text:span></text:p>
          </draw:text-box>
        </draw:frame>
        <draw:connector draw:style-name="gr14" draw:text-style-name="P15" draw:layer="layout" draw:type="line" svg:x1="7.249cm" svg:y1="2.5cm" svg:x2="7.749cm" svg:y2="6cm" draw:start-shape="id58" draw:start-glue-point="8" draw:end-shape="id59" draw:end-glue-point="4">
          <text:p text:style-name="P3"/>
        </draw:connector>
        <draw:connector draw:style-name="gr14" draw:text-style-name="P15" draw:layer="layout" draw:type="line" svg:x1="9.249cm" svg:y1="12cm" svg:x2="7.749cm" svg:y2="7.5cm" draw:start-shape="id63" draw:start-glue-point="4" draw:end-shape="id59" draw:end-glue-point="8">
          <text:p text:style-name="P3"/>
        </draw:connector>
        <draw:connector draw:style-name="gr14" draw:text-style-name="P15" draw:layer="layout" draw:type="line" svg:x1="7cm" svg:y1="6.749cm" svg:x2="3cm" svg:y2="7.749cm" draw:start-shape="id59" draw:start-glue-point="6" draw:end-shape="id60" draw:end-glue-point="10">
          <text:p text:style-name="P3"/>
        </draw:connector>
        <draw:connector draw:style-name="gr14" draw:text-style-name="P15" draw:layer="layout" draw:type="line" svg:x1="1.749cm" svg:y1="2.5cm" svg:x2="2.249cm" svg:y2="7cm" draw:start-shape="id57" draw:start-glue-point="8" draw:end-shape="id60" draw:end-glue-point="4">
          <text:p text:style-name="P3"/>
        </draw:connector>
        <draw:connector draw:style-name="gr14" draw:text-style-name="P15" draw:layer="layout" draw:type="line" svg:x1="3cm" svg:y1="7.749cm" svg:x2="7cm" svg:y2="6.749cm" draw:start-shape="id60" draw:start-glue-point="10" draw:end-shape="id59" draw:end-glue-point="6">
          <text:p text:style-name="P3"/>
        </draw:connector>
        <draw:connector draw:style-name="gr14" draw:text-style-name="P15" draw:layer="layout" draw:type="line" svg:x1="2.249cm" svg:y1="11.5cm" svg:x2="2.249cm" svg:y2="8.5cm" draw:start-shape="id61" draw:start-glue-point="4" draw:end-shape="id60" draw:end-glue-point="8">
          <text:p text:style-name="P3"/>
        </draw:connector>
        <draw:connector draw:style-name="gr14" draw:text-style-name="P15" draw:layer="layout" draw:type="line" svg:x1="7.749cm" svg:y1="6cm" svg:x2="7.249cm" svg:y2="2.5cm" draw:start-shape="id59" draw:start-glue-point="4" draw:end-shape="id58" draw:end-glue-point="8">
          <text:p text:style-name="P3"/>
        </draw:connector>
        <draw:connector draw:style-name="gr14" draw:text-style-name="P15" draw:layer="layout" draw:type="line" svg:x1="7.749cm" svg:y1="7.5cm" svg:x2="9.249cm" svg:y2="12cm" draw:start-shape="id59" draw:start-glue-point="8" draw:end-shape="id63" draw:end-glue-point="4">
          <text:p text:style-name="P3"/>
        </draw:connector>
        <draw:connector draw:style-name="gr14" draw:text-style-name="P15" draw:layer="layout" draw:type="line" svg:x1="6.5cm" svg:y1="14.249cm" svg:x2="8.718cm" svg:y2="13.28cm" draw:start-shape="id62" draw:start-glue-point="10" draw:end-shape="id63" draw:end-glue-point="7">
          <text:p text:style-name="P3"/>
        </draw:connector>
        <draw:connector draw:style-name="gr14" draw:text-style-name="P15" draw:layer="layout" draw:type="line" svg:x1="5cm" svg:y1="14.249cm" svg:x2="2.78cm" svg:y2="12.78cm" draw:start-shape="id62" draw:start-glue-point="6" draw:end-shape="id61" draw:end-glue-point="9">
          <text:p text:style-name="P3"/>
        </draw:connector>
        <draw:connector draw:style-name="gr14" draw:text-style-name="P15" draw:layer="layout" draw:type="line" svg:x1="2.78cm" svg:y1="12.78cm" svg:x2="5cm" svg:y2="14.249cm" draw:start-shape="id61" draw:start-glue-point="9" draw:end-shape="id62" draw:end-glue-point="6">
          <text:p text:style-name="P3"/>
        </draw:connector>
        <draw:connector draw:style-name="gr14" draw:text-style-name="P15" draw:layer="layout" draw:type="line" svg:x1="11.218cm" svg:y1="14.718cm" svg:x2="9.78cm" svg:y2="13.28cm" draw:start-shape="id64" draw:start-glue-point="5" draw:end-shape="id63" draw:end-glue-point="9">
          <text:p text:style-name="P3"/>
        </draw:connector>
        <draw:connector draw:style-name="gr14" draw:text-style-name="P15" draw:layer="layout" draw:type="line" svg:x1="8.718cm" svg:y1="13.28cm" svg:x2="6.5cm" svg:y2="14.249cm" draw:start-shape="id63" draw:start-glue-point="7" draw:end-shape="id62" draw:end-glue-point="10">
          <text:p text:style-name="P3"/>
        </draw:connector>
        <draw:connector draw:style-name="gr13" draw:text-style-name="P15" draw:layer="layout" draw:type="line" svg:x1="6.5cm" svg:y1="1.749cm" svg:x2="2.5cm" svg:y2="1.749cm" draw:start-shape="id58" draw:start-glue-point="6" draw:end-shape="id57" draw:end-glue-point="10">
          <text:p text:style-name="P3"/>
        </draw:connector>
        <draw:connector draw:style-name="gr14" draw:text-style-name="P15" draw:layer="layout" draw:type="line" svg:x1="2.249cm" svg:y1="8.5cm" svg:x2="2.249cm" svg:y2="11.5cm" draw:start-shape="id60" draw:start-glue-point="8" draw:end-shape="id61" draw:end-glue-point="4">
          <text:p text:style-name="P3"/>
        </draw:connector>
        <draw:line draw:style-name="gr15" draw:text-style-name="P15" draw:layer="layout" svg:x1="10.5cm" svg:y1="13.5cm" svg:x2="11.5cm" svg:y2="14.5cm">
          <text:p text:style-name="P3"/>
        </draw:line>
        <draw:custom-shape draw:style-name="gr16" draw:text-style-name="P15" draw:id="id134" draw:layer="layout" svg:width="2cm" svg:height="1.5cm" svg:x="7.5cm" svg:y="9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breaks">
                  <anim:set smil:begin="0s" smil:dur="0.000625s" smil:fill="hold" smil:targetElement="id134" smil:attributeName="visibility" smil:to="visible"/>
                  <anim:animate smil:begin="0s" smil:dur="0.375s" smil:fill="hold" smil:targetElement="id134" smil:attributeName="x" smil:from="(-width/2)" smil:to="(x)" presentation:additive="base"/>
                  <anim:animate smil:begin="0.375s" smil:dur="0.125s" smil:fill="hold" smil:decelerate="0.5" smil:autoReverse="true" smil:targetElement="id134" smil:attributeName="skewX" smil:from="0" smil:to="-1" presentation:additive="base"/>
                  <anim:animateTransform smil:begin="0.375s" smil:dur="0.125s" smil:fill="hold" smil:decelerate="1" smil:autoReverse="true" smil:targetElement="id134" smil:from="1,1" smil:to="0.8,1" presentation:additive="base" svg:type="scale"/>
                  <anim:animate smil:begin="0.375s" smil:dur="0.125s" smil:fill="hold" smil:decelerate="1" smil:autoReverse="true" smil:targetElement="id134" smil:attributeName="x" smil:by="(height/3+width*0.1)" presentation:additive="sum"/>
                </anim:par>
              </anim:par>
            </anim:par>
          </anim:seq>
        </anim:par>
        <presentation:notes draw:style-name="dp2">
          <draw:page-thumbnail draw:style-name="gr1" draw:layer="layout" svg:width="14.848cm" svg:height="11.136cm" svg:x="3.075cm" svg:y="2.257cm" draw:page-number="16"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7" draw:style-name="dp1" draw:master-page-name="Default">
        <draw:custom-shape draw:style-name="gr2" draw:text-style-name="P18" draw:id="id65" draw:layer="layout" svg:width="1.5cm" svg:height="1.5cm" svg:x="1cm" svg:y="1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9" draw:layer="layout" svg:width="1.5cm" svg:height="1.5cm" svg:x="1.5cm" svg:y="11.5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8" draw:layer="layout" svg:width="1.5cm" svg:height="1.5cm" svg:x="1.5cm" svg:y="7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6" draw:layer="layout" svg:width="1.5cm" svg:height="1.5cm" svg:x="6.5cm" svg:y="1cm">
          <text:p text:style-name="P14"><text:span text:style-name="T5">E</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70" draw:layer="layout" svg:width="1.5cm" svg:height="1.5cm" svg:x="5cm" svg:y="13.5cm">
          <text:p text:style-name="P14"><text:span text:style-name="T5">D</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67" draw:layer="layout" svg:width="1.5cm" svg:height="1.5cm" svg:x="7cm" svg:y="6cm">
          <text:p text:style-name="P14"><text:span text:style-name="T5">F</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71" draw:layer="layout" svg:width="1.5cm" svg:height="1.5cm" svg:x="8.5cm" svg:y="12cm">
          <text:p text:style-name="P14"><text:span text:style-name="T5">G</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72" draw:layer="layout" svg:width="1.5cm" svg:height="1.5cm" svg:x="11cm" svg:y="14.5cm">
          <text:p text:style-name="P14"><text:span text:style-name="T5">H</text:span></text:p>
          <draw:enhanced-geometry svg:viewBox="0 0 21600 21600" draw:glue-points="10800 0 3160 3160 0 10800 3160 18440 10800 21600 18440 18440 21600 10800 18440 3160" draw:text-areas="3200 3200 18400 18400" draw:type="ellipse"/>
        </draw:custom-shape>
        <draw:connector draw:style-name="gr13" draw:text-style-name="P15" draw:layer="layout" draw:type="line" svg:x1="2.5cm" svg:y1="1.749cm" svg:x2="6.5cm" svg:y2="1.749cm" draw:start-shape="id65" draw:start-glue-point="10" draw:end-shape="id66" draw:end-glue-point="6">
          <text:p text:style-name="P3"/>
        </draw:connector>
        <draw:connector draw:style-name="gr3" draw:text-style-name="P15" draw:layer="layout" draw:type="line" svg:x1="7.249cm" svg:y1="2.5cm" svg:x2="7.749cm" svg:y2="6cm" draw:start-shape="id66" draw:start-glue-point="8" draw:end-shape="id67" draw:end-glue-point="4">
          <text:p text:style-name="P3"/>
        </draw:connector>
        <draw:connector draw:style-name="gr14" draw:text-style-name="P15" draw:layer="layout" draw:type="line" svg:x1="2.249cm" svg:y1="7cm" svg:x2="1.749cm" svg:y2="2.5cm" draw:start-shape="id68" draw:start-glue-point="4" draw:end-shape="id65" draw:end-glue-point="8">
          <text:p text:style-name="P3"/>
        </draw:connector>
        <draw:connector draw:style-name="gr3" draw:text-style-name="P15" draw:layer="layout" draw:type="line" svg:x1="3cm" svg:y1="7.749cm" svg:x2="7cm" svg:y2="6.749cm" draw:start-shape="id68" draw:start-glue-point="10" draw:end-shape="id67" draw:end-glue-point="6">
          <text:p text:style-name="P3"/>
        </draw:connector>
        <draw:connector draw:style-name="gr3" draw:text-style-name="P15" draw:layer="layout" draw:type="line" svg:x1="2.249cm" svg:y1="11.5cm" svg:x2="2.249cm" svg:y2="8.5cm" draw:start-shape="id69" draw:start-glue-point="4" draw:end-shape="id68" draw:end-glue-point="8">
          <text:p text:style-name="P3"/>
        </draw:connector>
        <draw:connector draw:style-name="gr3" draw:text-style-name="P15" draw:layer="layout" draw:type="line" svg:x1="2.78cm" svg:y1="12.78cm" svg:x2="5cm" svg:y2="14.249cm" draw:start-shape="id69" draw:start-glue-point="9" draw:end-shape="id70" draw:end-glue-point="6">
          <text:p text:style-name="P3"/>
        </draw:connector>
        <draw:connector draw:style-name="gr3" draw:text-style-name="P15" draw:layer="layout" draw:type="line" svg:x1="7.749cm" svg:y1="7.5cm" svg:x2="9.249cm" svg:y2="12cm" draw:start-shape="id67" draw:start-glue-point="8" draw:end-shape="id71" draw:end-glue-point="4">
          <text:p text:style-name="P3"/>
        </draw:connector>
        <draw:connector draw:style-name="gr3" draw:text-style-name="P15" draw:layer="layout" draw:type="line" svg:x1="6.5cm" svg:y1="14.249cm" svg:x2="8.718cm" svg:y2="13.28cm" draw:start-shape="id70" draw:start-glue-point="10" draw:end-shape="id71" draw:end-glue-point="7">
          <text:p text:style-name="P3"/>
        </draw:connector>
        <draw:connector draw:style-name="gr3" draw:text-style-name="P15" draw:layer="layout" draw:type="line" svg:x1="9.78cm" svg:y1="13.28cm" svg:x2="11.218cm" svg:y2="14.718cm" draw:start-shape="id71" draw:start-glue-point="9" draw:end-shape="id72" draw:end-glue-point="5">
          <text:p text:style-name="P3"/>
        </draw:connector>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1.979cm" svg:height="1.043cm" svg:x="4.5cm" svg:y="19.457cm">
          <draw:text-box>
            <text:p text:style-name="P3"><text:span text:style-name="T5">RERR</text:span></text:p>
          </draw:text-box>
        </draw:frame>
        <draw:frame draw:style-name="gr6" draw:text-style-name="P16" draw:layer="layout" svg:width="2.5cm" svg:height="1.043cm" svg:x="14.5cm" svg:y="0.5cm">
          <draw:text-box>
            <text:p text:style-name="P3"><text:span text:style-name="T5">A vers H</text:span></text:p>
          </draw:text-box>
        </draw:frame>
        <draw:connector draw:style-name="gr14" draw:text-style-name="P15" draw:layer="layout" draw:type="line" svg:x1="7.249cm" svg:y1="2.5cm" svg:x2="7.749cm" svg:y2="6cm" draw:start-shape="id66" draw:start-glue-point="8" draw:end-shape="id67" draw:end-glue-point="4">
          <text:p text:style-name="P3"/>
        </draw:connector>
        <draw:connector draw:style-name="gr14" draw:text-style-name="P15" draw:layer="layout" draw:type="line" svg:x1="9.249cm" svg:y1="12cm" svg:x2="7.749cm" svg:y2="7.5cm" draw:start-shape="id71" draw:start-glue-point="4" draw:end-shape="id67" draw:end-glue-point="8">
          <text:p text:style-name="P3"/>
        </draw:connector>
        <draw:connector draw:style-name="gr14" draw:text-style-name="P15" draw:layer="layout" draw:type="line" svg:x1="7cm" svg:y1="6.749cm" svg:x2="3cm" svg:y2="7.749cm" draw:start-shape="id67" draw:start-glue-point="6" draw:end-shape="id68" draw:end-glue-point="10">
          <text:p text:style-name="P3"/>
        </draw:connector>
        <draw:connector draw:style-name="gr14" draw:text-style-name="P15" draw:layer="layout" draw:type="line" svg:x1="1.749cm" svg:y1="2.5cm" svg:x2="2.249cm" svg:y2="7cm" draw:start-shape="id65" draw:start-glue-point="8" draw:end-shape="id68" draw:end-glue-point="4">
          <text:p text:style-name="P3"/>
        </draw:connector>
        <draw:connector draw:style-name="gr14" draw:text-style-name="P15" draw:layer="layout" draw:type="line" svg:x1="3cm" svg:y1="7.749cm" svg:x2="7cm" svg:y2="6.749cm" draw:start-shape="id68" draw:start-glue-point="10" draw:end-shape="id67" draw:end-glue-point="6">
          <text:p text:style-name="P3"/>
        </draw:connector>
        <draw:connector draw:style-name="gr14" draw:text-style-name="P15" draw:layer="layout" draw:type="line" svg:x1="2.249cm" svg:y1="11.5cm" svg:x2="2.249cm" svg:y2="8.5cm" draw:start-shape="id69" draw:start-glue-point="4" draw:end-shape="id68" draw:end-glue-point="8">
          <text:p text:style-name="P3"/>
        </draw:connector>
        <draw:connector draw:style-name="gr14" draw:text-style-name="P15" draw:layer="layout" draw:type="line" svg:x1="7.749cm" svg:y1="6cm" svg:x2="7.249cm" svg:y2="2.5cm" draw:start-shape="id67" draw:start-glue-point="4" draw:end-shape="id66" draw:end-glue-point="8">
          <text:p text:style-name="P3"/>
        </draw:connector>
        <draw:connector draw:style-name="gr14" draw:text-style-name="P15" draw:layer="layout" draw:type="line" svg:x1="7.749cm" svg:y1="7.5cm" svg:x2="9.249cm" svg:y2="12cm" draw:start-shape="id67" draw:start-glue-point="8" draw:end-shape="id71" draw:end-glue-point="4">
          <text:p text:style-name="P3"/>
        </draw:connector>
        <draw:connector draw:style-name="gr14" draw:text-style-name="P15" draw:layer="layout" draw:type="line" svg:x1="6.5cm" svg:y1="14.249cm" svg:x2="8.718cm" svg:y2="13.28cm" draw:start-shape="id70" draw:start-glue-point="10" draw:end-shape="id71" draw:end-glue-point="7">
          <text:p text:style-name="P3"/>
        </draw:connector>
        <draw:connector draw:style-name="gr14" draw:text-style-name="P15" draw:layer="layout" draw:type="line" svg:x1="5cm" svg:y1="14.249cm" svg:x2="2.78cm" svg:y2="12.78cm" draw:start-shape="id70" draw:start-glue-point="6" draw:end-shape="id69" draw:end-glue-point="9">
          <text:p text:style-name="P3"/>
        </draw:connector>
        <draw:connector draw:style-name="gr14" draw:text-style-name="P15" draw:layer="layout" draw:type="line" svg:x1="2.78cm" svg:y1="12.78cm" svg:x2="5cm" svg:y2="14.249cm" draw:start-shape="id69" draw:start-glue-point="9" draw:end-shape="id70" draw:end-glue-point="6">
          <text:p text:style-name="P3"/>
        </draw:connector>
        <draw:connector draw:style-name="gr14" draw:text-style-name="P15" draw:layer="layout" draw:type="line" svg:x1="11.218cm" svg:y1="14.718cm" svg:x2="9.78cm" svg:y2="13.28cm" draw:start-shape="id72" draw:start-glue-point="5" draw:end-shape="id71" draw:end-glue-point="9">
          <text:p text:style-name="P3"/>
        </draw:connector>
        <draw:connector draw:style-name="gr14" draw:text-style-name="P15" draw:layer="layout" draw:type="line" svg:x1="8.718cm" svg:y1="13.28cm" svg:x2="6.5cm" svg:y2="14.249cm" draw:start-shape="id71" draw:start-glue-point="7" draw:end-shape="id70" draw:end-glue-point="10">
          <text:p text:style-name="P3"/>
        </draw:connector>
        <draw:connector draw:style-name="gr13" draw:text-style-name="P15" draw:layer="layout" draw:type="line" svg:x1="6.5cm" svg:y1="1.749cm" svg:x2="2.5cm" svg:y2="1.749cm" draw:start-shape="id66" draw:start-glue-point="6" draw:end-shape="id65" draw:end-glue-point="10">
          <text:p text:style-name="P3"/>
        </draw:connector>
        <draw:connector draw:style-name="gr14" draw:text-style-name="P15" draw:layer="layout" draw:type="line" svg:x1="2.249cm" svg:y1="8.5cm" svg:x2="2.249cm" svg:y2="11.5cm" draw:start-shape="id68" draw:start-glue-point="8" draw:end-shape="id69" draw:end-glue-point="4">
          <text:p text:style-name="P3"/>
        </draw:connector>
        <draw:line draw:style-name="gr15" draw:text-style-name="P15" draw:layer="layout" svg:x1="10.5cm" svg:y1="13.5cm" svg:x2="11.5cm" svg:y2="14.5cm">
          <text:p text:style-name="P3"/>
        </draw:line>
        <draw:custom-shape draw:style-name="gr16" draw:text-style-name="P15" draw:id="id135" draw:layer="layout" svg:width="2cm" svg:height="1.5cm" svg:x="7.5cm" svg:y="9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15" draw:layer="layout" svg:x1="8.2cm" svg:y1="5.5cm" svg:x2="7.7cm" svg:y2="2.5cm">
          <text:p text:style-name="P3"/>
        </draw:line>
        <draw:line draw:style-name="gr8" draw:text-style-name="P15" draw:layer="layout" svg:x1="6.1cm" svg:y1="2.3cm" svg:x2="2.6cm" svg:y2="2.3cm">
          <text:p text:style-name="P3"/>
        </draw:line>
        <draw:line draw:style-name="gr8" draw:text-style-name="P15" draw:layer="layout" svg:x1="6.5cm" svg:y1="6.3cm" svg:x2="3.5cm" svg:y2="7cm">
          <text:p text:style-name="P3"/>
        </draw:line>
        <anim:par presentation:node-type="timing-root">
          <anim:seq presentation:node-type="main-sequence">
            <anim:par smil:begin="next">
              <anim:par smil:begin="0s">
                <anim:par smil:begin="0s" smil:fill="hold" presentation:node-type="on-click" presentation:preset-class="entrance" presentation:preset-id="ooo-entrance-breaks">
                  <anim:set smil:begin="0s" smil:dur="0.000625s" smil:fill="hold" smil:targetElement="id135" smil:attributeName="visibility" smil:to="visible"/>
                  <anim:animate smil:begin="0s" smil:dur="0.375s" smil:fill="hold" smil:targetElement="id135" smil:attributeName="x" smil:from="(-width/2)" smil:to="(x)" presentation:additive="base"/>
                  <anim:animate smil:begin="0.375s" smil:dur="0.125s" smil:fill="hold" smil:decelerate="0.5" smil:autoReverse="true" smil:targetElement="id135" smil:attributeName="skewX" smil:from="0" smil:to="-1" presentation:additive="base"/>
                  <anim:animateTransform smil:begin="0.375s" smil:dur="0.125s" smil:fill="hold" smil:decelerate="1" smil:autoReverse="true" smil:targetElement="id135" smil:from="1,1" smil:to="0.8,1" presentation:additive="base" svg:type="scale"/>
                  <anim:animate smil:begin="0.375s" smil:dur="0.125s" smil:fill="hold" smil:decelerate="1" smil:autoReverse="true" smil:targetElement="id135" smil:attributeName="x" smil:by="(height/3+width*0.1)" presentation:additive="sum"/>
                </anim:par>
              </anim:par>
            </anim:par>
          </anim:seq>
        </anim:par>
        <presentation:notes draw:style-name="dp2">
          <draw:page-thumbnail draw:style-name="gr1" draw:layer="layout" svg:width="14.848cm" svg:height="11.136cm" svg:x="3.075cm" svg:y="2.257cm" draw:page-number="17"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8" draw:style-name="dp1" draw:master-page-name="Default">
        <draw:custom-shape draw:style-name="gr2" draw:text-style-name="P18" draw:id="id73" draw:layer="layout" svg:width="1.5cm" svg:height="1.5cm" svg:x="4.5cm" svg:y="1.3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75" draw:layer="layout" svg:width="1.5cm" svg:height="1.5cm" svg:x="4.5cm" svg:y="13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77" draw:layer="layout" svg:width="1.5cm" svg:height="1.5cm" svg:x="4.5cm" svg:y="7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4.812cm" svg:height="1.043cm" svg:x="4.5cm" svg:y="19.457cm">
          <draw:text-box>
            <text:p text:style-name="P3"><text:span text:style-name="T5">RERR (Broadcast)</text:span></text:p>
          </draw:text-box>
        </draw:frame>
        <draw:frame draw:style-name="gr6" draw:text-style-name="P16" draw:layer="layout" svg:width="2.5cm" svg:height="1.043cm" svg:x="14.5cm" svg:y="0.5cm">
          <draw:text-box>
            <text:p text:style-name="P3"><text:span text:style-name="T5">A vers H</text:span></text:p>
          </draw:text-box>
        </draw:frame>
        <draw:g draw:id="id141">
          <draw:rect draw:style-name="gr17" draw:text-style-name="P18" draw:layer="layout" svg:width="3cm" svg:height="0.5cm" svg:x="15.835cm" svg:y="1.535cm">
            <text:p text:style-name="P14"><text:span text:style-name="T6">Saut Suivant</text:span></text:p>
          </draw:rect>
          <draw:rect draw:style-name="gr17" draw:text-style-name="P18" draw:layer="layout" svg:width="3cm" svg:height="0.5cm" svg:x="24.835cm" svg:y="1.535cm">
            <text:p text:style-name="P14"><text:span text:style-name="T6">Precurseur</text:span></text:p>
          </draw:rect>
          <draw:rect draw:style-name="gr17" draw:text-style-name="P18" draw:layer="layout" svg:width="3cm" svg:height="0.5cm" svg:x="18.835cm" svg:y="1.535cm">
            <text:p text:style-name="P14"><text:span text:style-name="T6">Sequence</text:span></text:p>
          </draw:rect>
          <draw:rect draw:style-name="gr17" draw:text-style-name="P18" draw:layer="layout" svg:width="3cm" svg:height="0.5cm" svg:x="21.835cm" svg:y="1.535cm">
            <text:p text:style-name="P14"><text:span text:style-name="T6">Nbe de Saut</text:span></text:p>
          </draw:rect>
          <draw:rect draw:style-name="gr17" draw:text-style-name="P18" draw:layer="layout" svg:width="3cm" svg:height="0.5cm" svg:x="12.835cm" svg:y="1.535cm">
            <text:p text:style-name="P14"><text:span text:style-name="T6">Destination</text:span></text:p>
          </draw:rect>
          <draw:rect draw:style-name="gr17" draw:text-style-name="P18" draw:id="id74" draw:layer="layout" svg:width="1cm" svg:height="1cm" svg:x="11.835cm" svg:y="1.535cm">
            <text:p text:style-name="P14"><text:span text:style-name="T6">A</text:span></text:p>
          </draw:rect>
          <draw:rect draw:style-name="gr18" draw:text-style-name="P14" draw:layer="layout" svg:width="3cm" svg:height="0.5cm" svg:x="12.835cm" svg:y="2.035cm">
            <text:p text:style-name="P14">B</text:p>
          </draw:rect>
          <draw:rect draw:style-name="gr18" draw:text-style-name="P14" draw:layer="layout" svg:width="3cm" svg:height="0.5cm" svg:x="15.835cm" svg:y="2.035cm">
            <text:p text:style-name="P14">B</text:p>
          </draw:rect>
          <draw:rect draw:style-name="gr18" draw:text-style-name="P14" draw:layer="layout" svg:width="3cm" svg:height="0.5cm" svg:x="18.835cm" svg:y="2.035cm">
            <text:p text:style-name="P14">1</text:p>
          </draw:rect>
          <draw:rect draw:style-name="gr18" draw:text-style-name="P14" draw:layer="layout" svg:width="3cm" svg:height="0.5cm" svg:x="21.835cm" svg:y="2.035cm">
            <text:p text:style-name="P14">1</text:p>
          </draw:rect>
        </draw:g>
        <draw:g draw:id="id142">
          <draw:rect draw:style-name="gr17" draw:text-style-name="P18" draw:layer="layout" svg:width="3cm" svg:height="0.5cm" svg:x="15.84cm" svg:y="13.235cm">
            <text:p text:style-name="P14"><text:span text:style-name="T6">Saut Suivant</text:span></text:p>
          </draw:rect>
          <draw:rect draw:style-name="gr17" draw:text-style-name="P18" draw:layer="layout" svg:width="3cm" svg:height="0.5cm" svg:x="24.84cm" svg:y="13.235cm">
            <text:p text:style-name="P14"><text:span text:style-name="T6">Precurseur</text:span></text:p>
          </draw:rect>
          <draw:rect draw:style-name="gr17" draw:text-style-name="P18" draw:layer="layout" svg:width="3cm" svg:height="0.5cm" svg:x="18.84cm" svg:y="13.235cm">
            <text:p text:style-name="P14"><text:span text:style-name="T6">Sequence</text:span></text:p>
          </draw:rect>
          <draw:rect draw:style-name="gr17" draw:text-style-name="P18" draw:layer="layout" svg:width="3cm" svg:height="0.5cm" svg:x="21.84cm" svg:y="13.235cm">
            <text:p text:style-name="P14"><text:span text:style-name="T6">Nbe de Saut</text:span></text:p>
          </draw:rect>
          <draw:rect draw:style-name="gr17" draw:text-style-name="P18" draw:layer="layout" svg:width="3cm" svg:height="0.5cm" svg:x="12.84cm" svg:y="13.235cm">
            <text:p text:style-name="P14"><text:span text:style-name="T6">Destination</text:span></text:p>
          </draw:rect>
          <draw:rect draw:style-name="gr18" draw:text-style-name="P14" draw:layer="layout" svg:width="3cm" svg:height="0.5cm" svg:x="18.84cm" svg:y="13.735cm">
            <text:p text:style-name="P14">1</text:p>
          </draw:rect>
          <draw:rect draw:style-name="gr18" draw:text-style-name="P14" draw:layer="layout" svg:width="3cm" svg:height="0.5cm" svg:x="21.84cm" svg:y="13.735cm">
            <text:p text:style-name="P14">1</text:p>
          </draw:rect>
          <draw:rect draw:style-name="gr18" draw:text-style-name="P14" draw:layer="layout" svg:width="3cm" svg:height="0.5cm" svg:x="12.84cm" svg:y="13.735cm">
            <text:p text:style-name="P14">B</text:p>
          </draw:rect>
          <draw:rect draw:style-name="gr18" draw:text-style-name="P14" draw:layer="layout" svg:width="3cm" svg:height="0.5cm" svg:x="15.84cm" svg:y="13.735cm">
            <text:p text:style-name="P14">B</text:p>
          </draw:rect>
          <draw:rect draw:style-name="gr17" draw:text-style-name="P18" draw:id="id76" draw:layer="layout" svg:width="1cm" svg:height="1cm" svg:x="11.84cm" svg:y="13.235cm">
            <text:p text:style-name="P14"><text:span text:style-name="T6">C</text:span></text:p>
          </draw:rect>
        </draw:g>
        <draw:line draw:style-name="gr5" draw:text-style-name="P15" draw:id="id136" draw:layer="layout" svg:x1="5cm" svg:y1="6.8cm" svg:x2="5cm" svg:y2="2.9cm">
          <text:p text:style-name="P3"/>
        </draw:line>
        <draw:line draw:style-name="gr19" draw:text-style-name="P15" draw:id="id137" draw:layer="layout" svg:x1="5cm" svg:y1="8.8cm" svg:x2="5cm" svg:y2="12.8cm">
          <text:p text:style-name="P3"/>
        </draw:line>
        <draw:ellipse draw:style-name="gr20" draw:text-style-name="P15" draw:id="id138" draw:layer="layout" svg:width="11.5cm" svg:height="11.8cm" svg:x="-0.5cm" svg:y="2cm">
          <text:p text:style-name="P3"/>
        </draw:ellipse>
        <draw:connector draw:style-name="gr21" draw:text-style-name="P15" draw:id="id139" draw:layer="layout" draw:type="curve" svg:x1="6cm" svg:y1="2.049cm" svg:x2="11.835cm" svg:y2="2.035cm" draw:start-shape="id73" draw:start-glue-point="10" draw:end-shape="id74" draw:end-glue-point="3">
          <text:p text:style-name="P3"/>
        </draw:connector>
        <draw:connector draw:style-name="gr21" draw:text-style-name="P15" draw:id="id140" draw:layer="layout" draw:type="curve" svg:x1="6cm" svg:y1="13.749cm" svg:x2="11.84cm" svg:y2="13.735cm" draw:start-shape="id75" draw:start-glue-point="10" draw:end-shape="id76" draw:end-glue-point="3">
          <text:p text:style-name="P3"/>
        </draw:connector>
        <draw:connector draw:style-name="gr3" draw:text-style-name="P15" draw:layer="layout" draw:type="line" svg:x1="5.249cm" svg:y1="8.5cm" svg:x2="5.249cm" svg:y2="13cm" draw:start-shape="id77" draw:start-glue-point="8" draw:end-shape="id75" draw:end-glue-point="4">
          <text:p text:style-name="P3"/>
        </draw:connector>
        <draw:connector draw:style-name="gr3" draw:text-style-name="P15" draw:layer="layout" draw:type="line" svg:x1="5.249cm" svg:y1="2.8cm" svg:x2="5.249cm" svg:y2="7cm" draw:start-shape="id73" draw:start-glue-point="8" draw:end-shape="id77" draw:end-glue-point="4">
          <text:p text:style-name="P3"/>
        </draw:connector>
        <draw:connector draw:style-name="gr22" draw:text-style-name="P15" draw:id="id143" draw:layer="layout" draw:type="line" svg:x1="5.249cm" svg:y1="2.8cm" svg:x2="5.249cm" svg:y2="7cm" draw:start-shape="id73" draw:start-glue-point="8" draw:end-shape="id77" draw:end-glue-point="4">
          <text:p text:style-name="P3"/>
        </draw:connector>
        <draw:connector draw:style-name="gr22" draw:text-style-name="P15" draw:id="id144" draw:layer="layout" draw:type="line" svg:x1="5.249cm" svg:y1="13cm" svg:x2="5.249cm" svg:y2="8.5cm" draw:start-shape="id75" draw:start-glue-point="4" draw:end-shape="id77" draw:end-glue-point="8">
          <text:p text:style-name="P3"/>
        </draw:connector>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36" smil:attributeName="visibility" smil:to="visible"/>
                  <anim:transitionFilter smil:dur="0.5s" smil:targetElement="id136"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37" smil:attributeName="visibility" smil:to="visible"/>
                  <anim:transitionFilter smil:dur="0.5s" smil:targetElement="id137"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38" smil:attributeName="visibility" smil:to="visible"/>
                  <anim:animate smil:dur="0.5s" smil:fill="hold" smil:targetElement="id138" smil:attributeName="width" smil:values="0;width" smil:keyTimes="0;1" presentation:additive="base"/>
                  <anim:animate smil:dur="0.5s" smil:fill="hold" smil:targetElement="id138"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39" smil:attributeName="visibility" smil:to="visible"/>
                  <anim:transitionFilter smil:dur="0.5s" smil:targetElement="id139" smil:type="slideWipe" smil:subtype="fromLeft"/>
                </anim:par>
                <anim:par smil:begin="0s" smil:fill="hold" presentation:preset-property="Direction" presentation:node-type="with-previous" presentation:preset-class="entrance" presentation:preset-id="ooo-entrance-peek-in" presentation:preset-sub-type="from-left">
                  <anim:set smil:begin="0s" smil:dur="0.001s" smil:fill="hold" smil:targetElement="id140" smil:attributeName="visibility" smil:to="visible"/>
                  <anim:transitionFilter smil:dur="0.5s" smil:targetElement="id140" smil:type="slideWipe" smil:subtype="fromLeft"/>
                </anim:par>
              </anim:par>
              <anim:par smil:begin="0.5s">
                <anim:par smil:begin="0s" smil:fill="hold" presentation:node-type="after-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43" smil:attributeName="visibility" smil:to="visible"/>
                  <anim:animate smil:dur="0.5s" smil:fill="hold" smil:targetElement="id143" smil:attributeName="width" smil:values="4*width;width" smil:keyTimes="0;1" presentation:additive="base"/>
                  <anim:animate smil:dur="0.5s" smil:fill="hold" smil:targetElement="id143"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44" smil:attributeName="visibility" smil:to="visible"/>
                  <anim:animate smil:dur="0.5s" smil:fill="hold" smil:targetElement="id144" smil:attributeName="width" smil:values="4*width;width" smil:keyTimes="0;1" presentation:additive="base"/>
                  <anim:animate smil:dur="0.5s" smil:fill="hold" smil:targetElement="id144"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18"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19" draw:style-name="dp1" draw:master-page-name="Default">
        <draw:custom-shape draw:style-name="gr2" draw:text-style-name="P18" draw:id="id81" draw:layer="layout" svg:width="1.5cm" svg:height="1.5cm" svg:x="4.5cm" svg:y="1.3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80" draw:layer="layout" svg:width="1.5cm" svg:height="1.5cm" svg:x="4.5cm" svg:y="13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78" draw:layer="layout" svg:width="1.5cm" svg:height="1.5cm" svg:x="4.5cm" svg:y="7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4.812cm" svg:height="1.043cm" svg:x="4.5cm" svg:y="19.457cm">
          <draw:text-box>
            <text:p text:style-name="P3"><text:span text:style-name="T5">RERR (Broadcast)</text:span></text:p>
          </draw:text-box>
        </draw:frame>
        <draw:frame draw:style-name="gr6" draw:text-style-name="P16" draw:layer="layout" svg:width="2.5cm" svg:height="1.043cm" svg:x="14.5cm" svg:y="0.5cm">
          <draw:text-box>
            <text:p text:style-name="P3"><text:span text:style-name="T5">A vers H</text:span></text:p>
          </draw:text-box>
        </draw:frame>
        <draw:g draw:id="id79">
          <draw:rect draw:style-name="gr17" draw:text-style-name="P18" draw:layer="layout" svg:width="3cm" svg:height="0.5cm" svg:x="15.85cm" svg:y="7.245cm">
            <text:p text:style-name="P14"><text:span text:style-name="T6">Saut Suivant</text:span></text:p>
          </draw:rect>
          <draw:rect draw:style-name="gr17" draw:text-style-name="P18" draw:layer="layout" svg:width="3cm" svg:height="0.5cm" svg:x="24.85cm" svg:y="7.245cm">
            <text:p text:style-name="P14"><text:span text:style-name="T6">Precurseur</text:span></text:p>
          </draw:rect>
          <draw:rect draw:style-name="gr17" draw:text-style-name="P18" draw:layer="layout" svg:width="3cm" svg:height="0.5cm" svg:x="18.85cm" svg:y="7.245cm">
            <text:p text:style-name="P14"><text:span text:style-name="T6">Sequence</text:span></text:p>
          </draw:rect>
          <draw:rect draw:style-name="gr17" draw:text-style-name="P18" draw:layer="layout" svg:width="3cm" svg:height="0.5cm" svg:x="21.85cm" svg:y="7.245cm">
            <text:p text:style-name="P14"><text:span text:style-name="T6">Nbe de Saut</text:span></text:p>
          </draw:rect>
          <draw:rect draw:style-name="gr17" draw:text-style-name="P18" draw:layer="layout" svg:width="3cm" svg:height="0.5cm" svg:x="12.85cm" svg:y="7.245cm">
            <text:p text:style-name="P14"><text:span text:style-name="T6">Destination</text:span></text:p>
          </draw:rect>
          <draw:rect draw:style-name="gr17" draw:text-style-name="P18" draw:layer="layout" svg:width="1cm" svg:height="1cm" svg:x="11.85cm" svg:y="7.245cm">
            <text:p text:style-name="P14"><text:span text:style-name="T6">B</text:span></text:p>
          </draw:rect>
          <draw:rect draw:style-name="gr18" draw:text-style-name="P14" draw:layer="layout" svg:width="3cm" svg:height="0.5cm" svg:x="12.85cm" svg:y="7.745cm">
            <text:p text:style-name="P14">C</text:p>
          </draw:rect>
          <draw:rect draw:style-name="gr18" draw:text-style-name="P14" draw:layer="layout" svg:width="3cm" svg:height="0.5cm" svg:x="15.85cm" svg:y="7.745cm">
            <text:p text:style-name="P14">C</text:p>
          </draw:rect>
          <draw:rect draw:style-name="gr18" draw:text-style-name="P14" draw:layer="layout" svg:width="3cm" svg:height="0.5cm" svg:x="18.85cm" svg:y="7.745cm">
            <text:p text:style-name="P14">1</text:p>
          </draw:rect>
          <draw:rect draw:style-name="gr18" draw:text-style-name="P14" draw:layer="layout" svg:width="3cm" svg:height="0.5cm" svg:x="21.85cm" svg:y="7.745cm">
            <text:p text:style-name="P14">1</text:p>
          </draw:rect>
        </draw:g>
        <draw:g>
          <draw:rect draw:style-name="gr17" draw:text-style-name="P18" draw:layer="layout" svg:width="3cm" svg:height="0.5cm" svg:x="15.84cm" svg:y="13.235cm">
            <text:p text:style-name="P14"><text:span text:style-name="T6">Saut Suivant</text:span></text:p>
          </draw:rect>
          <draw:rect draw:style-name="gr17" draw:text-style-name="P18" draw:layer="layout" svg:width="3cm" svg:height="0.5cm" svg:x="24.84cm" svg:y="13.235cm">
            <text:p text:style-name="P14"><text:span text:style-name="T6">Precurseur</text:span></text:p>
          </draw:rect>
          <draw:rect draw:style-name="gr17" draw:text-style-name="P18" draw:layer="layout" svg:width="3cm" svg:height="0.5cm" svg:x="18.84cm" svg:y="13.235cm">
            <text:p text:style-name="P14"><text:span text:style-name="T6">Sequence</text:span></text:p>
          </draw:rect>
          <draw:rect draw:style-name="gr17" draw:text-style-name="P18" draw:layer="layout" svg:width="3cm" svg:height="0.5cm" svg:x="21.84cm" svg:y="13.235cm">
            <text:p text:style-name="P14"><text:span text:style-name="T6">Nbe de Saut</text:span></text:p>
          </draw:rect>
          <draw:rect draw:style-name="gr17" draw:text-style-name="P18" draw:layer="layout" svg:width="3cm" svg:height="0.5cm" svg:x="12.84cm" svg:y="13.235cm">
            <text:p text:style-name="P14"><text:span text:style-name="T6">Destination</text:span></text:p>
          </draw:rect>
          <draw:rect draw:style-name="gr18" draw:text-style-name="P14" draw:layer="layout" svg:width="3cm" svg:height="0.5cm" svg:x="18.84cm" svg:y="13.735cm">
            <text:p text:style-name="P14">1</text:p>
          </draw:rect>
          <draw:rect draw:style-name="gr18" draw:text-style-name="P14" draw:layer="layout" svg:width="3cm" svg:height="0.5cm" svg:x="21.84cm" svg:y="13.735cm">
            <text:p text:style-name="P14">1</text:p>
          </draw:rect>
          <draw:rect draw:style-name="gr18" draw:text-style-name="P14" draw:layer="layout" svg:width="3cm" svg:height="0.5cm" svg:x="12.84cm" svg:y="13.735cm">
            <text:p text:style-name="P14">B</text:p>
          </draw:rect>
          <draw:rect draw:style-name="gr18" draw:text-style-name="P14" draw:layer="layout" svg:width="3cm" svg:height="0.5cm" svg:x="15.84cm" svg:y="13.735cm">
            <text:p text:style-name="P14">B</text:p>
          </draw:rect>
          <draw:rect draw:style-name="gr17" draw:text-style-name="P18" draw:layer="layout" svg:width="1cm" svg:height="1cm" svg:x="11.84cm" svg:y="13.235cm">
            <text:p text:style-name="P14"><text:span text:style-name="T6">C</text:span></text:p>
          </draw:rect>
        </draw:g>
        <draw:line draw:style-name="gr5" draw:text-style-name="P15" draw:id="id145" draw:layer="layout" svg:x1="5cm" svg:y1="12.9cm" svg:x2="5cm" svg:y2="9cm">
          <text:p text:style-name="P3"/>
        </draw:line>
        <draw:ellipse draw:style-name="gr20" draw:text-style-name="P15" draw:id="id146" draw:layer="layout" svg:width="11.5cm" svg:height="11.8cm" svg:x="-0.45cm" svg:y="7.7cm">
          <text:p text:style-name="P3"/>
        </draw:ellipse>
        <draw:connector draw:style-name="gr21" draw:text-style-name="P15" draw:id="id147" draw:layer="layout" draw:type="curve" svg:x1="6cm" svg:y1="7.749cm" svg:x2="11.85cm" svg:y2="7.745cm" draw:start-shape="id78" draw:start-glue-point="10" draw:end-shape="id79" draw:end-glue-point="3">
          <text:p text:style-name="P3"/>
        </draw:connector>
        <draw:connector draw:style-name="gr3" draw:text-style-name="P15" draw:layer="layout" draw:type="line" svg:x1="5.249cm" svg:y1="8.5cm" svg:x2="5.249cm" svg:y2="13cm" draw:start-shape="id78" draw:start-glue-point="8" draw:end-shape="id80" draw:end-glue-point="4">
          <text:p text:style-name="P3"/>
        </draw:connector>
        <draw:connector draw:style-name="gr3" draw:text-style-name="P15" draw:layer="layout" draw:type="line" svg:x1="5.249cm" svg:y1="2.8cm" svg:x2="5.249cm" svg:y2="7cm" draw:start-shape="id81" draw:start-glue-point="8" draw:end-shape="id78" draw:end-glue-point="4">
          <text:p text:style-name="P3"/>
        </draw:connector>
        <draw:connector draw:style-name="gr22" draw:text-style-name="P15" draw:id="id148" draw:layer="layout" draw:type="line" svg:x1="5.249cm" svg:y1="8.5cm" svg:x2="5.249cm" svg:y2="13cm" draw:start-shape="id78" draw:start-glue-point="8" draw:end-shape="id80" draw:end-glue-point="4">
          <text:p text:style-name="P3"/>
        </draw:connector>
        <draw:connector draw:style-name="gr22" draw:text-style-name="P15" draw:layer="layout" draw:type="line" svg:x1="5.249cm" svg:y1="13cm" svg:x2="5.249cm" svg:y2="8.5cm" draw:start-shape="id80" draw:start-glue-point="4" draw:end-shape="id78" draw:end-glue-point="8">
          <text:p text:style-name="P3"/>
        </draw:connector>
        <draw:g>
          <draw:rect draw:style-name="gr17" draw:text-style-name="P18" draw:layer="layout" svg:width="3cm" svg:height="0.5cm" svg:x="15.835cm" svg:y="1.535cm">
            <text:p text:style-name="P14"><text:span text:style-name="T6">Saut Suivant</text:span></text:p>
          </draw:rect>
          <draw:rect draw:style-name="gr17" draw:text-style-name="P18" draw:layer="layout" svg:width="3cm" svg:height="0.5cm" svg:x="24.835cm" svg:y="1.535cm">
            <text:p text:style-name="P14"><text:span text:style-name="T6">Precurseur</text:span></text:p>
          </draw:rect>
          <draw:rect draw:style-name="gr17" draw:text-style-name="P18" draw:layer="layout" svg:width="3cm" svg:height="0.5cm" svg:x="18.835cm" svg:y="1.535cm">
            <text:p text:style-name="P14"><text:span text:style-name="T6">Sequence</text:span></text:p>
          </draw:rect>
          <draw:rect draw:style-name="gr17" draw:text-style-name="P18" draw:layer="layout" svg:width="3cm" svg:height="0.5cm" svg:x="21.835cm" svg:y="1.535cm">
            <text:p text:style-name="P14"><text:span text:style-name="T6">Nbe de Saut</text:span></text:p>
          </draw:rect>
          <draw:rect draw:style-name="gr17" draw:text-style-name="P18" draw:layer="layout" svg:width="3cm" svg:height="0.5cm" svg:x="12.835cm" svg:y="1.535cm">
            <text:p text:style-name="P14"><text:span text:style-name="T6">Destination</text:span></text:p>
          </draw:rect>
          <draw:rect draw:style-name="gr17" draw:text-style-name="P18" draw:layer="layout" svg:width="1cm" svg:height="1cm" svg:x="11.835cm" svg:y="1.535cm">
            <text:p text:style-name="P14"><text:span text:style-name="T6">A</text:span></text:p>
          </draw:rect>
          <draw:rect draw:style-name="gr18" draw:text-style-name="P14" draw:layer="layout" svg:width="3cm" svg:height="0.5cm" svg:x="12.835cm" svg:y="2.035cm">
            <text:p text:style-name="P14">B</text:p>
          </draw:rect>
          <draw:rect draw:style-name="gr18" draw:text-style-name="P14" draw:layer="layout" svg:width="3cm" svg:height="0.5cm" svg:x="15.835cm" svg:y="2.035cm">
            <text:p text:style-name="P14">B</text:p>
          </draw:rect>
          <draw:rect draw:style-name="gr18" draw:text-style-name="P14" draw:layer="layout" svg:width="3cm" svg:height="0.5cm" svg:x="18.835cm" svg:y="2.035cm">
            <text:p text:style-name="P14">1</text:p>
          </draw:rect>
          <draw:rect draw:style-name="gr18" draw:text-style-name="P14" draw:layer="layout" svg:width="3cm" svg:height="0.5cm" svg:x="21.835cm" svg:y="2.035cm">
            <text:p text:style-name="P14">1</text:p>
          </draw:rect>
        </draw:g>
        <draw:connector draw:style-name="gr22" draw:text-style-name="P15" draw:layer="layout" draw:type="line" svg:x1="5.249cm" svg:y1="2.8cm" svg:x2="5.249cm" svg:y2="7cm" draw:start-shape="id81" draw:start-glue-point="8" draw:end-shape="id78" draw:end-glue-point="4">
          <text:p text:style-name="P3"/>
        </draw:connector>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45" smil:attributeName="visibility" smil:to="visible"/>
                  <anim:transitionFilter smil:dur="0.5s" smil:targetElement="id145" smil:type="slideWipe" smil:subtype="fromBottom"/>
                </anim:par>
                <anim:par smil:begin="0s" smil:fill="hold" presentation:preset-property="Zoom" presentation:node-type="with-previous" presentation:preset-class="entrance" presentation:preset-id="ooo-entrance-zoom" presentation:preset-sub-type="in">
                  <anim:set smil:begin="0s" smil:dur="0.001s" smil:fill="hold" smil:targetElement="id146" smil:attributeName="visibility" smil:to="visible"/>
                  <anim:animate smil:dur="0.5s" smil:fill="hold" smil:targetElement="id146" smil:attributeName="width" smil:values="0;width" smil:keyTimes="0;1" presentation:additive="base"/>
                  <anim:animate smil:dur="0.5s" smil:fill="hold" smil:targetElement="id146"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47" smil:attributeName="visibility" smil:to="visible"/>
                  <anim:transitionFilter smil:dur="0.5s" smil:targetElement="id147" smil:type="slideWipe" smil:subtype="fromLeft"/>
                </anim:par>
              </anim:par>
              <anim:par smil:begin="0.5s">
                <anim:par smil:begin="0s" smil:fill="hold" presentation:node-type="after-previous" presentation:preset-class="entrance" presentation:preset-id="ooo-entrance-appear">
                  <anim:set smil:begin="0s" smil:dur="0.001s" smil:fill="hold" smil:targetElement="id79"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48" smil:attributeName="visibility" smil:to="visible"/>
                  <anim:animate smil:dur="0.5s" smil:fill="hold" smil:targetElement="id148" smil:attributeName="width" smil:values="4*width;width" smil:keyTimes="0;1" presentation:additive="base"/>
                  <anim:animate smil:dur="0.5s" smil:fill="hold" smil:targetElement="id148"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19"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20" draw:style-name="dp1" draw:master-page-name="Default">
        <draw:custom-shape draw:style-name="gr2" draw:text-style-name="P18" draw:id="id85" draw:layer="layout" svg:width="1.5cm" svg:height="1.5cm" svg:x="4.5cm" svg:y="1.3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84" draw:layer="layout" svg:width="1.5cm" svg:height="1.5cm" svg:x="4.5cm" svg:y="13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82" draw:layer="layout" svg:width="1.5cm" svg:height="1.5cm" svg:x="4.5cm" svg:y="7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4.812cm" svg:height="1.043cm" svg:x="4.5cm" svg:y="19.457cm">
          <draw:text-box>
            <text:p text:style-name="P3"><text:span text:style-name="T5">RERR (Broadcast)</text:span></text:p>
          </draw:text-box>
        </draw:frame>
        <draw:frame draw:style-name="gr6" draw:text-style-name="P16" draw:layer="layout" svg:width="2.5cm" svg:height="1.043cm" svg:x="14.5cm" svg:y="0.5cm">
          <draw:text-box>
            <text:p text:style-name="P3"><text:span text:style-name="T5">A vers H</text:span></text:p>
          </draw:text-box>
        </draw:frame>
        <draw:g draw:id="id83">
          <draw:rect draw:style-name="gr18" draw:text-style-name="P14" draw:layer="layout" svg:width="3cm" svg:height="0.5cm" svg:x="12.824cm" svg:y="8.219cm">
            <text:p text:style-name="P14">A</text:p>
          </draw:rect>
          <draw:rect draw:style-name="gr18" draw:text-style-name="P14" draw:layer="layout" svg:width="3cm" svg:height="0.5cm" svg:x="15.824cm" svg:y="8.219cm">
            <text:p text:style-name="P14">A</text:p>
          </draw:rect>
          <draw:rect draw:style-name="gr18" draw:text-style-name="P14" draw:layer="layout" svg:width="3cm" svg:height="0.5cm" svg:x="18.824cm" svg:y="8.219cm">
            <text:p text:style-name="P14">1</text:p>
          </draw:rect>
          <draw:rect draw:style-name="gr18" draw:text-style-name="P14" draw:layer="layout" svg:width="3cm" svg:height="0.5cm" svg:x="21.824cm" svg:y="8.219cm">
            <text:p text:style-name="P14">1</text:p>
          </draw:rect>
        </draw:g>
        <draw:g>
          <draw:rect draw:style-name="gr17" draw:text-style-name="P18" draw:layer="layout" svg:width="3cm" svg:height="0.5cm" svg:x="15.84cm" svg:y="13.235cm">
            <text:p text:style-name="P14"><text:span text:style-name="T6">Saut Suivant</text:span></text:p>
          </draw:rect>
          <draw:rect draw:style-name="gr17" draw:text-style-name="P18" draw:layer="layout" svg:width="3cm" svg:height="0.5cm" svg:x="24.84cm" svg:y="13.235cm">
            <text:p text:style-name="P14"><text:span text:style-name="T6">Precurseur</text:span></text:p>
          </draw:rect>
          <draw:rect draw:style-name="gr17" draw:text-style-name="P18" draw:layer="layout" svg:width="3cm" svg:height="0.5cm" svg:x="18.84cm" svg:y="13.235cm">
            <text:p text:style-name="P14"><text:span text:style-name="T6">Sequence</text:span></text:p>
          </draw:rect>
          <draw:rect draw:style-name="gr17" draw:text-style-name="P18" draw:layer="layout" svg:width="3cm" svg:height="0.5cm" svg:x="21.84cm" svg:y="13.235cm">
            <text:p text:style-name="P14"><text:span text:style-name="T6">Nbe de Saut</text:span></text:p>
          </draw:rect>
          <draw:rect draw:style-name="gr17" draw:text-style-name="P18" draw:layer="layout" svg:width="3cm" svg:height="0.5cm" svg:x="12.84cm" svg:y="13.235cm">
            <text:p text:style-name="P14"><text:span text:style-name="T6">Destination</text:span></text:p>
          </draw:rect>
          <draw:rect draw:style-name="gr18" draw:text-style-name="P14" draw:layer="layout" svg:width="3cm" svg:height="0.5cm" svg:x="18.84cm" svg:y="13.735cm">
            <text:p text:style-name="P14">1</text:p>
          </draw:rect>
          <draw:rect draw:style-name="gr18" draw:text-style-name="P14" draw:layer="layout" svg:width="3cm" svg:height="0.5cm" svg:x="21.84cm" svg:y="13.735cm">
            <text:p text:style-name="P14">1</text:p>
          </draw:rect>
          <draw:rect draw:style-name="gr18" draw:text-style-name="P14" draw:layer="layout" svg:width="3cm" svg:height="0.5cm" svg:x="12.84cm" svg:y="13.735cm">
            <text:p text:style-name="P14">B</text:p>
          </draw:rect>
          <draw:rect draw:style-name="gr18" draw:text-style-name="P14" draw:layer="layout" svg:width="3cm" svg:height="0.5cm" svg:x="15.84cm" svg:y="13.735cm">
            <text:p text:style-name="P14">B</text:p>
          </draw:rect>
          <draw:rect draw:style-name="gr17" draw:text-style-name="P18" draw:layer="layout" svg:width="1cm" svg:height="1cm" svg:x="11.84cm" svg:y="13.235cm">
            <text:p text:style-name="P14"><text:span text:style-name="T6">C</text:span></text:p>
          </draw:rect>
        </draw:g>
        <draw:line draw:style-name="gr5" draw:text-style-name="P15" draw:id="id149" draw:layer="layout" svg:x1="4.9cm" svg:y1="3.1cm" svg:x2="4.9cm" svg:y2="6.6cm">
          <text:p text:style-name="P3"/>
        </draw:line>
        <draw:ellipse draw:style-name="gr20" draw:text-style-name="P15" draw:id="id150" draw:layer="layout" svg:width="11.5cm" svg:height="11.8cm" svg:x="-0.55cm" svg:y="-4cm">
          <text:p text:style-name="P3"/>
        </draw:ellipse>
        <draw:connector draw:style-name="gr21" draw:text-style-name="P15" draw:id="id151" draw:layer="layout" draw:type="curve" svg:x1="6cm" svg:y1="7.749cm" svg:x2="12.824cm" svg:y2="8.469cm" draw:start-shape="id82" draw:start-glue-point="10" draw:end-shape="id83" draw:end-glue-point="3">
          <text:p text:style-name="P3"/>
        </draw:connector>
        <draw:connector draw:style-name="gr3" draw:text-style-name="P15" draw:layer="layout" draw:type="line" svg:x1="5.249cm" svg:y1="8.5cm" svg:x2="5.249cm" svg:y2="13cm" draw:start-shape="id82" draw:start-glue-point="8" draw:end-shape="id84" draw:end-glue-point="4">
          <text:p text:style-name="P3"/>
        </draw:connector>
        <draw:connector draw:style-name="gr3" draw:text-style-name="P15" draw:layer="layout" draw:type="line" svg:x1="5.249cm" svg:y1="2.8cm" svg:x2="5.249cm" svg:y2="7cm" draw:start-shape="id85" draw:start-glue-point="8" draw:end-shape="id82" draw:end-glue-point="4">
          <text:p text:style-name="P3"/>
        </draw:connector>
        <draw:connector draw:style-name="gr22" draw:text-style-name="P15" draw:id="id152" draw:layer="layout" draw:type="line" svg:x1="5.249cm" svg:y1="7cm" svg:x2="5.249cm" svg:y2="2.8cm" draw:start-shape="id82" draw:start-glue-point="4" draw:end-shape="id85" draw:end-glue-point="8">
          <text:p text:style-name="P3"/>
        </draw:connector>
        <draw:connector draw:style-name="gr22" draw:text-style-name="P15" draw:layer="layout" draw:type="line" svg:x1="5.249cm" svg:y1="13cm" svg:x2="5.249cm" svg:y2="8.5cm" draw:start-shape="id84" draw:start-glue-point="4" draw:end-shape="id82" draw:end-glue-point="8">
          <text:p text:style-name="P3"/>
        </draw:connector>
        <draw:g>
          <draw:rect draw:style-name="gr17" draw:text-style-name="P18" draw:layer="layout" svg:width="3cm" svg:height="0.5cm" svg:x="15.835cm" svg:y="1.535cm">
            <text:p text:style-name="P14"><text:span text:style-name="T6">Saut Suivant</text:span></text:p>
          </draw:rect>
          <draw:rect draw:style-name="gr17" draw:text-style-name="P18" draw:layer="layout" svg:width="3cm" svg:height="0.5cm" svg:x="24.835cm" svg:y="1.535cm">
            <text:p text:style-name="P14"><text:span text:style-name="T6">Precurseur</text:span></text:p>
          </draw:rect>
          <draw:rect draw:style-name="gr17" draw:text-style-name="P18" draw:layer="layout" svg:width="3cm" svg:height="0.5cm" svg:x="18.835cm" svg:y="1.535cm">
            <text:p text:style-name="P14"><text:span text:style-name="T6">Sequence</text:span></text:p>
          </draw:rect>
          <draw:rect draw:style-name="gr17" draw:text-style-name="P18" draw:layer="layout" svg:width="3cm" svg:height="0.5cm" svg:x="21.835cm" svg:y="1.535cm">
            <text:p text:style-name="P14"><text:span text:style-name="T6">Nbe de Saut</text:span></text:p>
          </draw:rect>
          <draw:rect draw:style-name="gr17" draw:text-style-name="P18" draw:layer="layout" svg:width="3cm" svg:height="0.5cm" svg:x="12.835cm" svg:y="1.535cm">
            <text:p text:style-name="P14"><text:span text:style-name="T6">Destination</text:span></text:p>
          </draw:rect>
          <draw:rect draw:style-name="gr17" draw:text-style-name="P18" draw:layer="layout" svg:width="1cm" svg:height="1cm" svg:x="11.835cm" svg:y="1.535cm">
            <text:p text:style-name="P14"><text:span text:style-name="T6">A</text:span></text:p>
          </draw:rect>
          <draw:rect draw:style-name="gr18" draw:text-style-name="P14" draw:layer="layout" svg:width="3cm" svg:height="0.5cm" svg:x="12.835cm" svg:y="2.035cm">
            <text:p text:style-name="P14">B</text:p>
          </draw:rect>
          <draw:rect draw:style-name="gr18" draw:text-style-name="P14" draw:layer="layout" svg:width="3cm" svg:height="0.5cm" svg:x="15.835cm" svg:y="2.035cm">
            <text:p text:style-name="P14">B</text:p>
          </draw:rect>
          <draw:rect draw:style-name="gr18" draw:text-style-name="P14" draw:layer="layout" svg:width="3cm" svg:height="0.5cm" svg:x="18.835cm" svg:y="2.035cm">
            <text:p text:style-name="P14">1</text:p>
          </draw:rect>
          <draw:rect draw:style-name="gr18" draw:text-style-name="P14" draw:layer="layout" svg:width="3cm" svg:height="0.5cm" svg:x="21.835cm" svg:y="2.035cm">
            <text:p text:style-name="P14">1</text:p>
          </draw:rect>
        </draw:g>
        <draw:connector draw:style-name="gr22" draw:text-style-name="P15" draw:layer="layout" draw:type="line" svg:x1="5.249cm" svg:y1="2.8cm" svg:x2="5.249cm" svg:y2="7cm" draw:start-shape="id85" draw:start-glue-point="8" draw:end-shape="id82" draw:end-glue-point="4">
          <text:p text:style-name="P3"/>
        </draw:connector>
        <draw:connector draw:style-name="gr22" draw:text-style-name="P15" draw:layer="layout" draw:type="line" svg:x1="5.25cm" svg:y1="8.5cm" svg:x2="5.249cm" svg:y2="13cm" draw:end-shape="id84" draw:end-glue-point="4">
          <text:p text:style-name="P3"/>
        </draw:connector>
        <draw:g>
          <draw:rect draw:style-name="gr17" draw:text-style-name="P18" draw:layer="layout" svg:width="3cm" svg:height="0.5cm" svg:x="15.835cm" svg:y="7.235cm">
            <text:p text:style-name="P14"><text:span text:style-name="T6">Saut Suivant</text:span></text:p>
          </draw:rect>
          <draw:rect draw:style-name="gr17" draw:text-style-name="P18" draw:layer="layout" svg:width="3cm" svg:height="0.5cm" svg:x="24.835cm" svg:y="7.235cm">
            <text:p text:style-name="P14"><text:span text:style-name="T6">Precurseur</text:span></text:p>
          </draw:rect>
          <draw:rect draw:style-name="gr17" draw:text-style-name="P18" draw:layer="layout" svg:width="3cm" svg:height="0.5cm" svg:x="18.835cm" svg:y="7.235cm">
            <text:p text:style-name="P14"><text:span text:style-name="T6">Sequence</text:span></text:p>
          </draw:rect>
          <draw:rect draw:style-name="gr17" draw:text-style-name="P18" draw:layer="layout" svg:width="3cm" svg:height="0.5cm" svg:x="21.835cm" svg:y="7.235cm">
            <text:p text:style-name="P14"><text:span text:style-name="T6">Nbe de Saut</text:span></text:p>
          </draw:rect>
          <draw:rect draw:style-name="gr17" draw:text-style-name="P18" draw:layer="layout" svg:width="3cm" svg:height="0.5cm" svg:x="12.835cm" svg:y="7.235cm">
            <text:p text:style-name="P14"><text:span text:style-name="T6">Destination</text:span></text:p>
          </draw:rect>
          <draw:rect draw:style-name="gr17" draw:text-style-name="P18" draw:layer="layout" svg:width="1cm" svg:height="1cm" svg:x="11.835cm" svg:y="7.235cm">
            <text:p text:style-name="P14"><text:span text:style-name="T6">B</text:span></text:p>
          </draw:rect>
          <draw:rect draw:style-name="gr18" draw:text-style-name="P14" draw:layer="layout" svg:width="3cm" svg:height="0.5cm" svg:x="12.835cm" svg:y="7.735cm">
            <text:p text:style-name="P14">C</text:p>
          </draw:rect>
          <draw:rect draw:style-name="gr18" draw:text-style-name="P14" draw:layer="layout" svg:width="3cm" svg:height="0.5cm" svg:x="15.835cm" svg:y="7.735cm">
            <text:p text:style-name="P14">C</text:p>
          </draw:rect>
          <draw:rect draw:style-name="gr18" draw:text-style-name="P14" draw:layer="layout" svg:width="3cm" svg:height="0.5cm" svg:x="18.835cm" svg:y="7.735cm">
            <text:p text:style-name="P14">1</text:p>
          </draw:rect>
          <draw:rect draw:style-name="gr18" draw:text-style-name="P14" draw:layer="layout" svg:width="3cm" svg:height="0.5cm" svg:x="21.835cm" svg:y="7.735cm">
            <text:p text:style-name="P14">1</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49" smil:attributeName="visibility" smil:to="visible"/>
                  <anim:transitionFilter smil:dur="0.5s" smil:targetElement="id149"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0" smil:attributeName="visibility" smil:to="visible"/>
                  <anim:animate smil:dur="0.5s" smil:fill="hold" smil:targetElement="id150" smil:attributeName="width" smil:values="0;width" smil:keyTimes="0;1" presentation:additive="base"/>
                  <anim:animate smil:dur="0.5s" smil:fill="hold" smil:targetElement="id150"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51" smil:attributeName="visibility" smil:to="visible"/>
                  <anim:transitionFilter smil:dur="0.5s" smil:targetElement="id151" smil:type="slideWipe" smil:subtype="fromLeft"/>
                </anim:par>
              </anim:par>
              <anim:par smil:begin="0.5s">
                <anim:par smil:begin="0s" smil:fill="hold" presentation:node-type="after-previous" presentation:preset-class="entrance" presentation:preset-id="ooo-entrance-appear">
                  <anim:set smil:begin="0s" smil:dur="0.001s" smil:fill="hold" smil:targetElement="id83"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52" smil:attributeName="visibility" smil:to="visible"/>
                  <anim:animate smil:dur="0.5s" smil:fill="hold" smil:targetElement="id152" smil:attributeName="width" smil:values="4*width;width" smil:keyTimes="0;1" presentation:additive="base"/>
                  <anim:animate smil:dur="0.5s" smil:fill="hold" smil:targetElement="id152"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20"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21" draw:style-name="dp1" draw:master-page-name="Default">
        <draw:custom-shape draw:style-name="gr2" draw:text-style-name="P18" draw:id="id89" draw:layer="layout" svg:width="1.5cm" svg:height="1.5cm" svg:x="4.5cm" svg:y="1.3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88" draw:layer="layout" svg:width="1.5cm" svg:height="1.5cm" svg:x="4.5cm" svg:y="13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86" draw:layer="layout" svg:width="1.5cm" svg:height="1.5cm" svg:x="4.5cm" svg:y="7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4.812cm" svg:height="1.043cm" svg:x="4.5cm" svg:y="19.457cm">
          <draw:text-box>
            <text:p text:style-name="P3"><text:span text:style-name="T5">RERR (Broadcast)</text:span></text:p>
          </draw:text-box>
        </draw:frame>
        <draw:frame draw:style-name="gr6" draw:text-style-name="P16" draw:layer="layout" svg:width="2.5cm" svg:height="1.043cm" svg:x="14.5cm" svg:y="0.5cm">
          <draw:text-box>
            <text:p text:style-name="P3"><text:span text:style-name="T5">A vers H</text:span></text:p>
          </draw:text-box>
        </draw:frame>
        <draw:g draw:id="id156">
          <draw:rect draw:style-name="gr18" draw:text-style-name="P14" draw:layer="layout" svg:width="3cm" svg:height="0.5cm" svg:x="12.824cm" svg:y="8.219cm">
            <text:p text:style-name="P14">A</text:p>
          </draw:rect>
          <draw:rect draw:style-name="gr18" draw:text-style-name="P14" draw:layer="layout" svg:width="3cm" svg:height="0.5cm" svg:x="15.824cm" svg:y="8.219cm">
            <text:p text:style-name="P14">A</text:p>
          </draw:rect>
          <draw:rect draw:style-name="gr18" draw:text-style-name="P14" draw:layer="layout" svg:width="3cm" svg:height="0.5cm" svg:x="18.824cm" svg:y="8.219cm">
            <text:p text:style-name="P14">1</text:p>
          </draw:rect>
          <draw:rect draw:style-name="gr18" draw:text-style-name="P14" draw:layer="layout" svg:width="3cm" svg:height="0.5cm" svg:x="21.824cm" svg:y="8.219cm">
            <text:p text:style-name="P14">1</text:p>
          </draw:rect>
          <draw:rect draw:style-name="gr18" draw:text-style-name="P14" draw:layer="layout" svg:width="3cm" svg:height="0.5cm" svg:x="24.848cm" svg:y="7.726cm">
            <text:p text:style-name="P14">A</text:p>
          </draw:rect>
        </draw:g>
        <draw:g>
          <draw:rect draw:style-name="gr17" draw:text-style-name="P18" draw:layer="layout" svg:width="3cm" svg:height="0.5cm" svg:x="15.84cm" svg:y="13.235cm">
            <text:p text:style-name="P14"><text:span text:style-name="T6">Saut Suivant</text:span></text:p>
          </draw:rect>
          <draw:rect draw:style-name="gr17" draw:text-style-name="P18" draw:layer="layout" svg:width="3cm" svg:height="0.5cm" svg:x="24.84cm" svg:y="13.235cm">
            <text:p text:style-name="P14"><text:span text:style-name="T6">Precurseur</text:span></text:p>
          </draw:rect>
          <draw:rect draw:style-name="gr17" draw:text-style-name="P18" draw:layer="layout" svg:width="3cm" svg:height="0.5cm" svg:x="18.84cm" svg:y="13.235cm">
            <text:p text:style-name="P14"><text:span text:style-name="T6">Sequence</text:span></text:p>
          </draw:rect>
          <draw:rect draw:style-name="gr17" draw:text-style-name="P18" draw:layer="layout" svg:width="3cm" svg:height="0.5cm" svg:x="21.84cm" svg:y="13.235cm">
            <text:p text:style-name="P14"><text:span text:style-name="T6">Nbe de Saut</text:span></text:p>
          </draw:rect>
          <draw:rect draw:style-name="gr17" draw:text-style-name="P18" draw:layer="layout" svg:width="3cm" svg:height="0.5cm" svg:x="12.84cm" svg:y="13.235cm">
            <text:p text:style-name="P14"><text:span text:style-name="T6">Destination</text:span></text:p>
          </draw:rect>
          <draw:rect draw:style-name="gr18" draw:text-style-name="P14" draw:layer="layout" svg:width="3cm" svg:height="0.5cm" svg:x="18.84cm" svg:y="13.735cm">
            <text:p text:style-name="P14">1</text:p>
          </draw:rect>
          <draw:rect draw:style-name="gr18" draw:text-style-name="P14" draw:layer="layout" svg:width="3cm" svg:height="0.5cm" svg:x="21.84cm" svg:y="13.735cm">
            <text:p text:style-name="P14">1</text:p>
          </draw:rect>
          <draw:rect draw:style-name="gr18" draw:text-style-name="P14" draw:layer="layout" svg:width="3cm" svg:height="0.5cm" svg:x="12.84cm" svg:y="13.735cm">
            <text:p text:style-name="P14">B</text:p>
          </draw:rect>
          <draw:rect draw:style-name="gr18" draw:text-style-name="P14" draw:layer="layout" svg:width="3cm" svg:height="0.5cm" svg:x="15.84cm" svg:y="13.735cm">
            <text:p text:style-name="P14">B</text:p>
          </draw:rect>
          <draw:rect draw:style-name="gr17" draw:text-style-name="P18" draw:layer="layout" svg:width="1cm" svg:height="1cm" svg:x="11.84cm" svg:y="13.235cm">
            <text:p text:style-name="P14"><text:span text:style-name="T6">C</text:span></text:p>
          </draw:rect>
        </draw:g>
        <draw:line draw:style-name="gr23" draw:text-style-name="P15" draw:id="id153" draw:layer="layout" svg:x1="4.9cm" svg:y1="3.1cm" svg:x2="4.9cm" svg:y2="6.6cm">
          <text:p text:style-name="P3"/>
        </draw:line>
        <draw:ellipse draw:style-name="gr9" draw:text-style-name="P15" draw:id="id154" draw:layer="layout" svg:width="11.5cm" svg:height="11.8cm" svg:x="0.05cm" svg:y="0.05cm">
          <text:p text:style-name="P3"/>
        </draw:ellipse>
        <draw:connector draw:style-name="gr21" draw:text-style-name="P15" draw:id="id155" draw:layer="layout" draw:type="curve" svg:x1="6cm" svg:y1="7.749cm" svg:x2="11.835cm" svg:y2="7.735cm" draw:start-shape="id86" draw:start-glue-point="10" draw:end-shape="id87" draw:end-glue-point="3">
          <text:p text:style-name="P3"/>
        </draw:connector>
        <draw:connector draw:style-name="gr3" draw:text-style-name="P15" draw:layer="layout" draw:type="line" svg:x1="5.249cm" svg:y1="8.5cm" svg:x2="5.249cm" svg:y2="13cm" draw:start-shape="id86" draw:start-glue-point="8" draw:end-shape="id88" draw:end-glue-point="4">
          <text:p text:style-name="P3"/>
        </draw:connector>
        <draw:connector draw:style-name="gr3" draw:text-style-name="P15" draw:layer="layout" draw:type="line" svg:x1="5.249cm" svg:y1="2.8cm" svg:x2="5.249cm" svg:y2="7cm" draw:start-shape="id89" draw:start-glue-point="8" draw:end-shape="id86" draw:end-glue-point="4">
          <text:p text:style-name="P3"/>
        </draw:connector>
        <draw:connector draw:style-name="gr22" draw:text-style-name="P15" draw:id="id157" draw:layer="layout" draw:type="line" svg:x1="5.249cm" svg:y1="7cm" svg:x2="5.249cm" svg:y2="2.8cm" draw:start-shape="id86" draw:start-glue-point="4" draw:end-shape="id89" draw:end-glue-point="8">
          <text:p text:style-name="P3"/>
        </draw:connector>
        <draw:connector draw:style-name="gr22" draw:text-style-name="P15" draw:layer="layout" draw:type="line" svg:x1="5.249cm" svg:y1="13cm" svg:x2="5.249cm" svg:y2="8.5cm" draw:start-shape="id88" draw:start-glue-point="4" draw:end-shape="id86" draw:end-glue-point="8">
          <text:p text:style-name="P3"/>
        </draw:connector>
        <draw:g>
          <draw:rect draw:style-name="gr17" draw:text-style-name="P18" draw:layer="layout" svg:width="3cm" svg:height="0.5cm" svg:x="15.835cm" svg:y="1.535cm">
            <text:p text:style-name="P14"><text:span text:style-name="T6">Saut Suivant</text:span></text:p>
          </draw:rect>
          <draw:rect draw:style-name="gr17" draw:text-style-name="P18" draw:layer="layout" svg:width="3cm" svg:height="0.5cm" svg:x="24.835cm" svg:y="1.535cm">
            <text:p text:style-name="P14"><text:span text:style-name="T6">Precurseur</text:span></text:p>
          </draw:rect>
          <draw:rect draw:style-name="gr17" draw:text-style-name="P18" draw:layer="layout" svg:width="3cm" svg:height="0.5cm" svg:x="18.835cm" svg:y="1.535cm">
            <text:p text:style-name="P14"><text:span text:style-name="T6">Sequence</text:span></text:p>
          </draw:rect>
          <draw:rect draw:style-name="gr17" draw:text-style-name="P18" draw:layer="layout" svg:width="3cm" svg:height="0.5cm" svg:x="21.835cm" svg:y="1.535cm">
            <text:p text:style-name="P14"><text:span text:style-name="T6">Nbe de Saut</text:span></text:p>
          </draw:rect>
          <draw:rect draw:style-name="gr17" draw:text-style-name="P18" draw:layer="layout" svg:width="3cm" svg:height="0.5cm" svg:x="12.835cm" svg:y="1.535cm">
            <text:p text:style-name="P14"><text:span text:style-name="T6">Destination</text:span></text:p>
          </draw:rect>
          <draw:rect draw:style-name="gr17" draw:text-style-name="P18" draw:layer="layout" svg:width="1cm" svg:height="1cm" svg:x="11.835cm" svg:y="1.535cm">
            <text:p text:style-name="P14"><text:span text:style-name="T6">A</text:span></text:p>
          </draw:rect>
          <draw:rect draw:style-name="gr18" draw:text-style-name="P14" draw:layer="layout" svg:width="3cm" svg:height="0.5cm" svg:x="12.835cm" svg:y="2.035cm">
            <text:p text:style-name="P14">B</text:p>
          </draw:rect>
          <draw:rect draw:style-name="gr18" draw:text-style-name="P14" draw:layer="layout" svg:width="3cm" svg:height="0.5cm" svg:x="15.835cm" svg:y="2.035cm">
            <text:p text:style-name="P14">B</text:p>
          </draw:rect>
          <draw:rect draw:style-name="gr18" draw:text-style-name="P14" draw:layer="layout" svg:width="3cm" svg:height="0.5cm" svg:x="18.835cm" svg:y="2.035cm">
            <text:p text:style-name="P14">1</text:p>
          </draw:rect>
          <draw:rect draw:style-name="gr18" draw:text-style-name="P14" draw:layer="layout" svg:width="3cm" svg:height="0.5cm" svg:x="21.835cm" svg:y="2.035cm">
            <text:p text:style-name="P14">1</text:p>
          </draw:rect>
        </draw:g>
        <draw:connector draw:style-name="gr22" draw:text-style-name="P15" draw:layer="layout" draw:type="line" svg:x1="5.249cm" svg:y1="2.8cm" svg:x2="5.249cm" svg:y2="7cm" draw:start-shape="id89" draw:start-glue-point="8" draw:end-shape="id86" draw:end-glue-point="4">
          <text:p text:style-name="P3"/>
        </draw:connector>
        <draw:connector draw:style-name="gr22" draw:text-style-name="P15" draw:layer="layout" draw:type="line" svg:x1="5.25cm" svg:y1="8.5cm" svg:x2="5.249cm" svg:y2="13cm" draw:end-shape="id88" draw:end-glue-point="4">
          <text:p text:style-name="P3"/>
        </draw:connector>
        <draw:g draw:id="id87">
          <draw:rect draw:style-name="gr17" draw:text-style-name="P18" draw:layer="layout" svg:width="3cm" svg:height="0.5cm" svg:x="15.835cm" svg:y="7.235cm">
            <text:p text:style-name="P14"><text:span text:style-name="T6">Saut Suivant</text:span></text:p>
          </draw:rect>
          <draw:rect draw:style-name="gr17" draw:text-style-name="P18" draw:layer="layout" svg:width="3cm" svg:height="0.5cm" svg:x="24.835cm" svg:y="7.235cm">
            <text:p text:style-name="P14"><text:span text:style-name="T6">Precurseur</text:span></text:p>
          </draw:rect>
          <draw:rect draw:style-name="gr17" draw:text-style-name="P18" draw:layer="layout" svg:width="3cm" svg:height="0.5cm" svg:x="18.835cm" svg:y="7.235cm">
            <text:p text:style-name="P14"><text:span text:style-name="T6">Sequence</text:span></text:p>
          </draw:rect>
          <draw:rect draw:style-name="gr17" draw:text-style-name="P18" draw:layer="layout" svg:width="3cm" svg:height="0.5cm" svg:x="21.835cm" svg:y="7.235cm">
            <text:p text:style-name="P14"><text:span text:style-name="T6">Nbe de Saut</text:span></text:p>
          </draw:rect>
          <draw:rect draw:style-name="gr17" draw:text-style-name="P18" draw:layer="layout" svg:width="3cm" svg:height="0.5cm" svg:x="12.835cm" svg:y="7.235cm">
            <text:p text:style-name="P14"><text:span text:style-name="T6">Destination</text:span></text:p>
          </draw:rect>
          <draw:rect draw:style-name="gr17" draw:text-style-name="P18" draw:layer="layout" svg:width="1cm" svg:height="1cm" svg:x="11.835cm" svg:y="7.235cm">
            <text:p text:style-name="P14"><text:span text:style-name="T6">B</text:span></text:p>
          </draw:rect>
          <draw:rect draw:style-name="gr18" draw:text-style-name="P14" draw:layer="layout" svg:width="3cm" svg:height="0.5cm" svg:x="12.835cm" svg:y="7.735cm">
            <text:p text:style-name="P14">C</text:p>
          </draw:rect>
          <draw:rect draw:style-name="gr18" draw:text-style-name="P14" draw:layer="layout" svg:width="3cm" svg:height="0.5cm" svg:x="15.835cm" svg:y="7.735cm">
            <text:p text:style-name="P14">C</text:p>
          </draw:rect>
          <draw:rect draw:style-name="gr18" draw:text-style-name="P14" draw:layer="layout" svg:width="3cm" svg:height="0.5cm" svg:x="18.835cm" svg:y="7.735cm">
            <text:p text:style-name="P14">2</text:p>
          </draw:rect>
          <draw:rect draw:style-name="gr18" draw:text-style-name="P14" draw:layer="layout" svg:width="3cm" svg:height="0.5cm" svg:x="21.835cm" svg:y="7.735cm">
            <text:p text:style-name="P14">1</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3" smil:attributeName="visibility" smil:to="visible"/>
                  <anim:transitionFilter smil:dur="0.5s" smil:targetElement="id153"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4" smil:attributeName="visibility" smil:to="visible"/>
                  <anim:animate smil:dur="0.5s" smil:fill="hold" smil:targetElement="id154" smil:attributeName="width" smil:values="0;width" smil:keyTimes="0;1" presentation:additive="base"/>
                  <anim:animate smil:dur="0.5s" smil:fill="hold" smil:targetElement="id154"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55" smil:attributeName="visibility" smil:to="visible"/>
                  <anim:transitionFilter smil:dur="0.5s" smil:targetElement="id155" smil:type="slideWipe" smil:subtype="fromLeft"/>
                </anim:par>
              </anim:par>
              <anim:par smil:begin="0.5s">
                <anim:par smil:begin="0s" smil:fill="hold" presentation:node-type="after-previous" presentation:preset-class="entrance" presentation:preset-id="ooo-entrance-appear">
                  <anim:set smil:begin="0s" smil:dur="0.001s" smil:fill="hold" smil:targetElement="id156"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57" smil:attributeName="visibility" smil:to="visible"/>
                  <anim:animate smil:dur="0.5s" smil:fill="hold" smil:targetElement="id157" smil:attributeName="width" smil:values="4*width;width" smil:keyTimes="0;1" presentation:additive="base"/>
                  <anim:animate smil:dur="0.5s" smil:fill="hold" smil:targetElement="id157"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21"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22" draw:style-name="dp1" draw:master-page-name="Default">
        <draw:custom-shape draw:style-name="gr2" draw:text-style-name="P18" draw:id="id93" draw:layer="layout" svg:width="1.5cm" svg:height="1.5cm" svg:x="4.5cm" svg:y="1.3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90" draw:layer="layout" svg:width="1.5cm" svg:height="1.5cm" svg:x="4.5cm" svg:y="13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92" draw:layer="layout" svg:width="1.5cm" svg:height="1.5cm" svg:x="4.5cm" svg:y="7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4.812cm" svg:height="1.043cm" svg:x="4.5cm" svg:y="19.457cm">
          <draw:text-box>
            <text:p text:style-name="P3"><text:span text:style-name="T5">RERR (Broadcast)</text:span></text:p>
          </draw:text-box>
        </draw:frame>
        <draw:frame draw:style-name="gr6" draw:text-style-name="P16" draw:layer="layout" svg:width="2.5cm" svg:height="1.043cm" svg:x="14.5cm" svg:y="0.5cm">
          <draw:text-box>
            <text:p text:style-name="P3"><text:span text:style-name="T5">A vers H</text:span></text:p>
          </draw:text-box>
        </draw:frame>
        <draw:g draw:id="id161">
          <draw:rect draw:style-name="gr18" draw:text-style-name="P14" draw:layer="layout" svg:width="3cm" svg:height="0.5cm" svg:x="12.824cm" svg:y="8.219cm">
            <text:p text:style-name="P14">A</text:p>
          </draw:rect>
          <draw:rect draw:style-name="gr18" draw:text-style-name="P14" draw:layer="layout" svg:width="3cm" svg:height="0.5cm" svg:x="15.824cm" svg:y="8.219cm">
            <text:p text:style-name="P14">A</text:p>
          </draw:rect>
          <draw:rect draw:style-name="gr18" draw:text-style-name="P14" draw:layer="layout" svg:width="3cm" svg:height="0.5cm" svg:x="18.824cm" svg:y="8.219cm">
            <text:p text:style-name="P14">1</text:p>
          </draw:rect>
          <draw:rect draw:style-name="gr18" draw:text-style-name="P14" draw:layer="layout" svg:width="3cm" svg:height="0.5cm" svg:x="21.824cm" svg:y="8.219cm">
            <text:p text:style-name="P14">1</text:p>
          </draw:rect>
          <draw:rect draw:style-name="gr18" draw:text-style-name="P14" draw:layer="layout" svg:width="3cm" svg:height="0.5cm" svg:x="24.848cm" svg:y="7.726cm">
            <text:p text:style-name="P14">A</text:p>
          </draw:rect>
        </draw:g>
        <draw:g draw:id="id91">
          <draw:rect draw:style-name="gr17" draw:text-style-name="P18" draw:layer="layout" svg:width="3cm" svg:height="0.5cm" svg:x="15.84cm" svg:y="13.235cm">
            <text:p text:style-name="P14"><text:span text:style-name="T6">Saut Suivant</text:span></text:p>
          </draw:rect>
          <draw:rect draw:style-name="gr17" draw:text-style-name="P18" draw:layer="layout" svg:width="3cm" svg:height="0.5cm" svg:x="24.84cm" svg:y="13.235cm">
            <text:p text:style-name="P14"><text:span text:style-name="T6">Precurseur</text:span></text:p>
          </draw:rect>
          <draw:rect draw:style-name="gr17" draw:text-style-name="P18" draw:layer="layout" svg:width="3cm" svg:height="0.5cm" svg:x="18.84cm" svg:y="13.235cm">
            <text:p text:style-name="P14"><text:span text:style-name="T6">Sequence</text:span></text:p>
          </draw:rect>
          <draw:rect draw:style-name="gr17" draw:text-style-name="P18" draw:layer="layout" svg:width="3cm" svg:height="0.5cm" svg:x="21.84cm" svg:y="13.235cm">
            <text:p text:style-name="P14"><text:span text:style-name="T6">Nbe de Saut</text:span></text:p>
          </draw:rect>
          <draw:rect draw:style-name="gr17" draw:text-style-name="P18" draw:layer="layout" svg:width="3cm" svg:height="0.5cm" svg:x="12.84cm" svg:y="13.235cm">
            <text:p text:style-name="P14"><text:span text:style-name="T6">Destination</text:span></text:p>
          </draw:rect>
          <draw:rect draw:style-name="gr18" draw:text-style-name="P14" draw:layer="layout" svg:width="3cm" svg:height="0.5cm" svg:x="18.84cm" svg:y="13.735cm">
            <text:p text:style-name="P14">1</text:p>
          </draw:rect>
          <draw:rect draw:style-name="gr18" draw:text-style-name="P14" draw:layer="layout" svg:width="3cm" svg:height="0.5cm" svg:x="21.84cm" svg:y="13.735cm">
            <text:p text:style-name="P14">1</text:p>
          </draw:rect>
          <draw:rect draw:style-name="gr18" draw:text-style-name="P14" draw:layer="layout" svg:width="3cm" svg:height="0.5cm" svg:x="12.84cm" svg:y="13.735cm">
            <text:p text:style-name="P14">B</text:p>
          </draw:rect>
          <draw:rect draw:style-name="gr18" draw:text-style-name="P14" draw:layer="layout" svg:width="3cm" svg:height="0.5cm" svg:x="15.84cm" svg:y="13.735cm">
            <text:p text:style-name="P14">B</text:p>
          </draw:rect>
          <draw:rect draw:style-name="gr17" draw:text-style-name="P18" draw:layer="layout" svg:width="1cm" svg:height="1cm" svg:x="11.84cm" svg:y="13.235cm">
            <text:p text:style-name="P14"><text:span text:style-name="T6">C</text:span></text:p>
          </draw:rect>
        </draw:g>
        <draw:line draw:style-name="gr23" draw:text-style-name="P15" draw:id="id158" draw:layer="layout" svg:x1="4.9cm" svg:y1="9.1cm" svg:x2="4.9cm" svg:y2="12.6cm">
          <text:p text:style-name="P3"/>
        </draw:line>
        <draw:ellipse draw:style-name="gr9" draw:text-style-name="P15" draw:id="id159" draw:layer="layout" svg:width="11.5cm" svg:height="11.8cm" svg:x="0.05cm" svg:y="6.05cm">
          <text:p text:style-name="P3"/>
        </draw:ellipse>
        <draw:connector draw:style-name="gr21" draw:text-style-name="P15" draw:id="id160" draw:layer="layout" draw:type="curve" svg:x1="6cm" svg:y1="13.749cm" svg:x2="11.84cm" svg:y2="13.735cm" draw:start-shape="id90" draw:start-glue-point="10" draw:end-shape="id91" draw:end-glue-point="3">
          <text:p text:style-name="P3"/>
        </draw:connector>
        <draw:connector draw:style-name="gr3" draw:text-style-name="P15" draw:layer="layout" draw:type="line" svg:x1="5.249cm" svg:y1="8.5cm" svg:x2="5.249cm" svg:y2="13cm" draw:start-shape="id92" draw:start-glue-point="8" draw:end-shape="id90" draw:end-glue-point="4">
          <text:p text:style-name="P3"/>
        </draw:connector>
        <draw:connector draw:style-name="gr3" draw:text-style-name="P15" draw:layer="layout" draw:type="line" svg:x1="5.249cm" svg:y1="2.8cm" svg:x2="5.249cm" svg:y2="7cm" draw:start-shape="id93" draw:start-glue-point="8" draw:end-shape="id92" draw:end-glue-point="4">
          <text:p text:style-name="P3"/>
        </draw:connector>
        <draw:connector draw:style-name="gr22" draw:text-style-name="P15" draw:id="id162" draw:layer="layout" draw:type="line" svg:x1="5.249cm" svg:y1="7cm" svg:x2="5.249cm" svg:y2="2.8cm" draw:start-shape="id92" draw:start-glue-point="4" draw:end-shape="id93" draw:end-glue-point="8">
          <text:p text:style-name="P3"/>
        </draw:connector>
        <draw:connector draw:style-name="gr22" draw:text-style-name="P15" draw:layer="layout" draw:type="line" svg:x1="5.249cm" svg:y1="13cm" svg:x2="5.249cm" svg:y2="8.5cm" draw:start-shape="id90" draw:start-glue-point="4" draw:end-shape="id92" draw:end-glue-point="8">
          <text:p text:style-name="P3"/>
        </draw:connector>
        <draw:g>
          <draw:rect draw:style-name="gr17" draw:text-style-name="P18" draw:layer="layout" svg:width="3cm" svg:height="0.5cm" svg:x="15.835cm" svg:y="1.535cm">
            <text:p text:style-name="P14"><text:span text:style-name="T6">Saut Suivant</text:span></text:p>
          </draw:rect>
          <draw:rect draw:style-name="gr17" draw:text-style-name="P18" draw:layer="layout" svg:width="3cm" svg:height="0.5cm" svg:x="24.835cm" svg:y="1.535cm">
            <text:p text:style-name="P14"><text:span text:style-name="T6">Precurseur</text:span></text:p>
          </draw:rect>
          <draw:rect draw:style-name="gr17" draw:text-style-name="P18" draw:layer="layout" svg:width="3cm" svg:height="0.5cm" svg:x="18.835cm" svg:y="1.535cm">
            <text:p text:style-name="P14"><text:span text:style-name="T6">Sequence</text:span></text:p>
          </draw:rect>
          <draw:rect draw:style-name="gr17" draw:text-style-name="P18" draw:layer="layout" svg:width="3cm" svg:height="0.5cm" svg:x="21.835cm" svg:y="1.535cm">
            <text:p text:style-name="P14"><text:span text:style-name="T6">Nbe de Saut</text:span></text:p>
          </draw:rect>
          <draw:rect draw:style-name="gr17" draw:text-style-name="P18" draw:layer="layout" svg:width="3cm" svg:height="0.5cm" svg:x="12.835cm" svg:y="1.535cm">
            <text:p text:style-name="P14"><text:span text:style-name="T6">Destination</text:span></text:p>
          </draw:rect>
          <draw:rect draw:style-name="gr17" draw:text-style-name="P18" draw:layer="layout" svg:width="1cm" svg:height="1cm" svg:x="11.835cm" svg:y="1.535cm">
            <text:p text:style-name="P14"><text:span text:style-name="T6">A</text:span></text:p>
          </draw:rect>
          <draw:rect draw:style-name="gr18" draw:text-style-name="P14" draw:layer="layout" svg:width="3cm" svg:height="0.5cm" svg:x="12.835cm" svg:y="2.035cm">
            <text:p text:style-name="P14">B</text:p>
          </draw:rect>
          <draw:rect draw:style-name="gr18" draw:text-style-name="P14" draw:layer="layout" svg:width="3cm" svg:height="0.5cm" svg:x="15.835cm" svg:y="2.035cm">
            <text:p text:style-name="P14">B</text:p>
          </draw:rect>
          <draw:rect draw:style-name="gr18" draw:text-style-name="P14" draw:layer="layout" svg:width="3cm" svg:height="0.5cm" svg:x="18.835cm" svg:y="2.035cm">
            <text:p text:style-name="P14">1</text:p>
          </draw:rect>
          <draw:rect draw:style-name="gr18" draw:text-style-name="P14" draw:layer="layout" svg:width="3cm" svg:height="0.5cm" svg:x="21.835cm" svg:y="2.035cm">
            <text:p text:style-name="P14">1</text:p>
          </draw:rect>
        </draw:g>
        <draw:connector draw:style-name="gr22" draw:text-style-name="P15" draw:layer="layout" draw:type="line" svg:x1="5.249cm" svg:y1="2.8cm" svg:x2="5.249cm" svg:y2="7cm" draw:start-shape="id93" draw:start-glue-point="8" draw:end-shape="id92" draw:end-glue-point="4">
          <text:p text:style-name="P3"/>
        </draw:connector>
        <draw:connector draw:style-name="gr22" draw:text-style-name="P15" draw:layer="layout" draw:type="line" svg:x1="5.25cm" svg:y1="8.5cm" svg:x2="5.249cm" svg:y2="13cm" draw:end-shape="id90" draw:end-glue-point="4">
          <text:p text:style-name="P3"/>
        </draw:connector>
        <draw:g>
          <draw:rect draw:style-name="gr17" draw:text-style-name="P18" draw:layer="layout" svg:width="3cm" svg:height="0.5cm" svg:x="15.835cm" svg:y="7.235cm">
            <text:p text:style-name="P14"><text:span text:style-name="T6">Saut Suivant</text:span></text:p>
          </draw:rect>
          <draw:rect draw:style-name="gr17" draw:text-style-name="P18" draw:layer="layout" svg:width="3cm" svg:height="0.5cm" svg:x="24.835cm" svg:y="7.235cm">
            <text:p text:style-name="P14"><text:span text:style-name="T6">Precurseur</text:span></text:p>
          </draw:rect>
          <draw:rect draw:style-name="gr17" draw:text-style-name="P18" draw:layer="layout" svg:width="3cm" svg:height="0.5cm" svg:x="18.835cm" svg:y="7.235cm">
            <text:p text:style-name="P14"><text:span text:style-name="T6">Sequence</text:span></text:p>
          </draw:rect>
          <draw:rect draw:style-name="gr17" draw:text-style-name="P18" draw:layer="layout" svg:width="3cm" svg:height="0.5cm" svg:x="21.835cm" svg:y="7.235cm">
            <text:p text:style-name="P14"><text:span text:style-name="T6">Nbe de Saut</text:span></text:p>
          </draw:rect>
          <draw:rect draw:style-name="gr17" draw:text-style-name="P18" draw:layer="layout" svg:width="3cm" svg:height="0.5cm" svg:x="12.835cm" svg:y="7.235cm">
            <text:p text:style-name="P14"><text:span text:style-name="T6">Destination</text:span></text:p>
          </draw:rect>
          <draw:rect draw:style-name="gr17" draw:text-style-name="P18" draw:layer="layout" svg:width="1cm" svg:height="1cm" svg:x="11.835cm" svg:y="7.235cm">
            <text:p text:style-name="P14"><text:span text:style-name="T6">B</text:span></text:p>
          </draw:rect>
          <draw:rect draw:style-name="gr18" draw:text-style-name="P14" draw:layer="layout" svg:width="3cm" svg:height="0.5cm" svg:x="12.835cm" svg:y="7.735cm">
            <text:p text:style-name="P14">C</text:p>
          </draw:rect>
          <draw:rect draw:style-name="gr18" draw:text-style-name="P14" draw:layer="layout" svg:width="3cm" svg:height="0.5cm" svg:x="15.835cm" svg:y="7.735cm">
            <text:p text:style-name="P14">C</text:p>
          </draw:rect>
          <draw:rect draw:style-name="gr18" draw:text-style-name="P14" draw:layer="layout" svg:width="3cm" svg:height="0.5cm" svg:x="18.835cm" svg:y="7.735cm">
            <text:p text:style-name="P14">2</text:p>
          </draw:rect>
          <draw:rect draw:style-name="gr18" draw:text-style-name="P14" draw:layer="layout" svg:width="3cm" svg:height="0.5cm" svg:x="21.835cm" svg:y="7.735cm">
            <text:p text:style-name="P14">1</text:p>
          </draw:rect>
        </draw:g>
        <draw:g>
          <draw:rect draw:style-name="gr18" draw:text-style-name="P14" draw:layer="layout" svg:width="3cm" svg:height="0.5cm" svg:x="18.826cm" svg:y="14.226cm">
            <text:p text:style-name="P14">2</text:p>
          </draw:rect>
          <draw:rect draw:style-name="gr18" draw:text-style-name="P14" draw:layer="layout" svg:width="3cm" svg:height="0.5cm" svg:x="21.826cm" svg:y="14.226cm">
            <text:p text:style-name="P14">2</text:p>
          </draw:rect>
          <draw:rect draw:style-name="gr18" draw:text-style-name="P14" draw:layer="layout" svg:width="3cm" svg:height="0.5cm" svg:x="12.826cm" svg:y="14.226cm">
            <text:p text:style-name="P14">A</text:p>
          </draw:rect>
          <draw:rect draw:style-name="gr18" draw:text-style-name="P14" draw:layer="layout" svg:width="3cm" svg:height="0.5cm" svg:x="15.826cm" svg:y="14.226cm">
            <text:p text:style-name="P14">B</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8" smil:attributeName="visibility" smil:to="visible"/>
                  <anim:transitionFilter smil:dur="0.5s" smil:targetElement="id158"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9" smil:attributeName="visibility" smil:to="visible"/>
                  <anim:animate smil:dur="0.5s" smil:fill="hold" smil:targetElement="id159" smil:attributeName="width" smil:values="0;width" smil:keyTimes="0;1" presentation:additive="base"/>
                  <anim:animate smil:dur="0.5s" smil:fill="hold" smil:targetElement="id159" smil:attributeName="height" smil:values="0;height" smil:keyTimes="0;1" presentation:additive="bas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0" smil:attributeName="visibility" smil:to="visible"/>
                  <anim:transitionFilter smil:dur="0.5s" smil:targetElement="id160" smil:type="slideWipe" smil:subtype="fromLeft"/>
                </anim:par>
              </anim:par>
              <anim:par smil:begin="0.5s">
                <anim:par smil:begin="0s" smil:fill="hold" presentation:node-type="after-previous" presentation:preset-class="entrance" presentation:preset-id="ooo-entrance-appear">
                  <anim:set smil:begin="0s" smil:dur="0.001s" smil:fill="hold" smil:targetElement="id161"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62" smil:attributeName="visibility" smil:to="visible"/>
                  <anim:animate smil:dur="0.5s" smil:fill="hold" smil:targetElement="id162" smil:attributeName="width" smil:values="4*width;width" smil:keyTimes="0;1" presentation:additive="base"/>
                  <anim:animate smil:dur="0.5s" smil:fill="hold" smil:targetElement="id162"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22"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23" draw:style-name="dp1" draw:master-page-name="Default">
        <draw:custom-shape draw:style-name="gr2" draw:text-style-name="P18" draw:id="id97" draw:layer="layout" svg:width="1.5cm" svg:height="1.5cm" svg:x="4.5cm" svg:y="1.3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96" draw:layer="layout" svg:width="1.5cm" svg:height="1.5cm" svg:x="4.5cm" svg:y="13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94" draw:layer="layout" svg:width="1.5cm" svg:height="1.5cm" svg:x="4.5cm" svg:y="7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4.812cm" svg:height="1.043cm" svg:x="4.5cm" svg:y="19.457cm">
          <draw:text-box>
            <text:p text:style-name="P3"><text:span text:style-name="T5">RERR (Broadcast)</text:span></text:p>
          </draw:text-box>
        </draw:frame>
        <draw:frame draw:style-name="gr6" draw:text-style-name="P16" draw:layer="layout" svg:width="2.5cm" svg:height="1.043cm" svg:x="14.5cm" svg:y="0.5cm">
          <draw:text-box>
            <text:p text:style-name="P3"><text:span text:style-name="T5">A vers H</text:span></text:p>
          </draw:text-box>
        </draw:frame>
        <draw:g draw:id="id95">
          <draw:rect draw:style-name="gr18" draw:text-style-name="P14" draw:layer="layout" svg:width="3cm" svg:height="0.5cm" svg:x="12.824cm" svg:y="8.219cm">
            <text:p text:style-name="P14">A</text:p>
          </draw:rect>
          <draw:rect draw:style-name="gr18" draw:text-style-name="P14" draw:layer="layout" svg:width="3cm" svg:height="0.5cm" svg:x="15.824cm" svg:y="8.219cm">
            <text:p text:style-name="P14">A</text:p>
          </draw:rect>
          <draw:rect draw:style-name="gr18" draw:text-style-name="P14" draw:layer="layout" svg:width="3cm" svg:height="0.5cm" svg:x="18.824cm" svg:y="8.219cm">
            <text:p text:style-name="P14">2</text:p>
          </draw:rect>
          <draw:rect draw:style-name="gr18" draw:text-style-name="P14" draw:layer="layout" svg:width="3cm" svg:height="0.5cm" svg:x="21.824cm" svg:y="8.219cm">
            <text:p text:style-name="P14">1</text:p>
          </draw:rect>
          <draw:rect draw:style-name="gr18" draw:text-style-name="P14" draw:layer="layout" svg:width="3cm" svg:height="0.5cm" svg:x="24.848cm" svg:y="7.726cm">
            <text:p text:style-name="P14">A</text:p>
          </draw:rect>
          <draw:rect draw:style-name="gr18" draw:text-style-name="P14" draw:layer="layout" svg:width="3cm" svg:height="0.5cm" svg:x="24.842cm" svg:y="8.226cm">
            <text:p text:style-name="P14">C</text:p>
          </draw:rect>
        </draw:g>
        <draw:g>
          <draw:rect draw:style-name="gr17" draw:text-style-name="P18" draw:layer="layout" svg:width="3cm" svg:height="0.5cm" svg:x="15.84cm" svg:y="13.235cm">
            <text:p text:style-name="P14"><text:span text:style-name="T6">Saut Suivant</text:span></text:p>
          </draw:rect>
          <draw:rect draw:style-name="gr17" draw:text-style-name="P18" draw:layer="layout" svg:width="3cm" svg:height="0.5cm" svg:x="24.84cm" svg:y="13.235cm">
            <text:p text:style-name="P14"><text:span text:style-name="T6">Precurseur</text:span></text:p>
          </draw:rect>
          <draw:rect draw:style-name="gr17" draw:text-style-name="P18" draw:layer="layout" svg:width="3cm" svg:height="0.5cm" svg:x="18.84cm" svg:y="13.235cm">
            <text:p text:style-name="P14"><text:span text:style-name="T6">Sequence</text:span></text:p>
          </draw:rect>
          <draw:rect draw:style-name="gr17" draw:text-style-name="P18" draw:layer="layout" svg:width="3cm" svg:height="0.5cm" svg:x="21.84cm" svg:y="13.235cm">
            <text:p text:style-name="P14"><text:span text:style-name="T6">Nbe de Saut</text:span></text:p>
          </draw:rect>
          <draw:rect draw:style-name="gr17" draw:text-style-name="P18" draw:layer="layout" svg:width="3cm" svg:height="0.5cm" svg:x="12.84cm" svg:y="13.235cm">
            <text:p text:style-name="P14"><text:span text:style-name="T6">Destination</text:span></text:p>
          </draw:rect>
          <draw:rect draw:style-name="gr18" draw:text-style-name="P14" draw:layer="layout" svg:width="3cm" svg:height="0.5cm" svg:x="18.84cm" svg:y="13.735cm">
            <text:p text:style-name="P14">1</text:p>
          </draw:rect>
          <draw:rect draw:style-name="gr18" draw:text-style-name="P14" draw:layer="layout" svg:width="3cm" svg:height="0.5cm" svg:x="21.84cm" svg:y="13.735cm">
            <text:p text:style-name="P14">1</text:p>
          </draw:rect>
          <draw:rect draw:style-name="gr18" draw:text-style-name="P14" draw:layer="layout" svg:width="3cm" svg:height="0.5cm" svg:x="12.84cm" svg:y="13.735cm">
            <text:p text:style-name="P14">B</text:p>
          </draw:rect>
          <draw:rect draw:style-name="gr18" draw:text-style-name="P14" draw:layer="layout" svg:width="3cm" svg:height="0.5cm" svg:x="15.84cm" svg:y="13.735cm">
            <text:p text:style-name="P14">B</text:p>
          </draw:rect>
          <draw:rect draw:style-name="gr17" draw:text-style-name="P18" draw:layer="layout" svg:width="1cm" svg:height="1cm" svg:x="11.84cm" svg:y="13.235cm">
            <text:p text:style-name="P14"><text:span text:style-name="T6">C</text:span></text:p>
          </draw:rect>
        </draw:g>
        <draw:line draw:style-name="gr7" draw:text-style-name="P15" draw:id="id163" draw:layer="layout" svg:x1="4.9cm" svg:y1="12.5cm" svg:x2="4.9cm" svg:y2="9cm">
          <text:p text:style-name="P3"/>
        </draw:line>
        <draw:connector draw:style-name="gr21" draw:text-style-name="P15" draw:id="id164" draw:layer="layout" draw:type="curve" svg:x1="6cm" svg:y1="7.749cm" svg:x2="12.824cm" svg:y2="8.226cm" draw:start-shape="id94" draw:start-glue-point="10" draw:end-shape="id95">
          <text:p text:style-name="P3"/>
        </draw:connector>
        <draw:connector draw:style-name="gr3" draw:text-style-name="P15" draw:layer="layout" draw:type="line" svg:x1="5.249cm" svg:y1="8.5cm" svg:x2="5.249cm" svg:y2="13cm" draw:start-shape="id94" draw:start-glue-point="8" draw:end-shape="id96" draw:end-glue-point="4">
          <text:p text:style-name="P3"/>
        </draw:connector>
        <draw:connector draw:style-name="gr3" draw:text-style-name="P15" draw:layer="layout" draw:type="line" svg:x1="5.249cm" svg:y1="2.8cm" svg:x2="5.249cm" svg:y2="7cm" draw:start-shape="id97" draw:start-glue-point="8" draw:end-shape="id94" draw:end-glue-point="4">
          <text:p text:style-name="P3"/>
        </draw:connector>
        <draw:connector draw:style-name="gr22" draw:text-style-name="P15" draw:id="id165" draw:layer="layout" draw:type="line" svg:x1="5.249cm" svg:y1="7cm" svg:x2="5.249cm" svg:y2="2.8cm" draw:start-shape="id94" draw:start-glue-point="4" draw:end-shape="id97" draw:end-glue-point="8">
          <text:p text:style-name="P3"/>
        </draw:connector>
        <draw:connector draw:style-name="gr22" draw:text-style-name="P15" draw:layer="layout" draw:type="line" svg:x1="5.249cm" svg:y1="13cm" svg:x2="5.249cm" svg:y2="8.5cm" draw:start-shape="id96" draw:start-glue-point="4" draw:end-shape="id94" draw:end-glue-point="8">
          <text:p text:style-name="P3"/>
        </draw:connector>
        <draw:g>
          <draw:rect draw:style-name="gr17" draw:text-style-name="P18" draw:layer="layout" svg:width="3cm" svg:height="0.5cm" svg:x="15.835cm" svg:y="1.535cm">
            <text:p text:style-name="P14"><text:span text:style-name="T6">Saut Suivant</text:span></text:p>
          </draw:rect>
          <draw:rect draw:style-name="gr17" draw:text-style-name="P18" draw:layer="layout" svg:width="3cm" svg:height="0.5cm" svg:x="24.835cm" svg:y="1.535cm">
            <text:p text:style-name="P14"><text:span text:style-name="T6">Precurseur</text:span></text:p>
          </draw:rect>
          <draw:rect draw:style-name="gr17" draw:text-style-name="P18" draw:layer="layout" svg:width="3cm" svg:height="0.5cm" svg:x="18.835cm" svg:y="1.535cm">
            <text:p text:style-name="P14"><text:span text:style-name="T6">Sequence</text:span></text:p>
          </draw:rect>
          <draw:rect draw:style-name="gr17" draw:text-style-name="P18" draw:layer="layout" svg:width="3cm" svg:height="0.5cm" svg:x="21.835cm" svg:y="1.535cm">
            <text:p text:style-name="P14"><text:span text:style-name="T6">Nbe de Saut</text:span></text:p>
          </draw:rect>
          <draw:rect draw:style-name="gr17" draw:text-style-name="P18" draw:layer="layout" svg:width="3cm" svg:height="0.5cm" svg:x="12.835cm" svg:y="1.535cm">
            <text:p text:style-name="P14"><text:span text:style-name="T6">Destination</text:span></text:p>
          </draw:rect>
          <draw:rect draw:style-name="gr17" draw:text-style-name="P18" draw:layer="layout" svg:width="1cm" svg:height="1cm" svg:x="11.835cm" svg:y="1.535cm">
            <text:p text:style-name="P14"><text:span text:style-name="T6">A</text:span></text:p>
          </draw:rect>
          <draw:rect draw:style-name="gr18" draw:text-style-name="P14" draw:layer="layout" svg:width="3cm" svg:height="0.5cm" svg:x="12.835cm" svg:y="2.035cm">
            <text:p text:style-name="P14">B</text:p>
          </draw:rect>
          <draw:rect draw:style-name="gr18" draw:text-style-name="P14" draw:layer="layout" svg:width="3cm" svg:height="0.5cm" svg:x="15.835cm" svg:y="2.035cm">
            <text:p text:style-name="P14">B</text:p>
          </draw:rect>
          <draw:rect draw:style-name="gr18" draw:text-style-name="P14" draw:layer="layout" svg:width="3cm" svg:height="0.5cm" svg:x="18.835cm" svg:y="2.035cm">
            <text:p text:style-name="P14">1</text:p>
          </draw:rect>
          <draw:rect draw:style-name="gr18" draw:text-style-name="P14" draw:layer="layout" svg:width="3cm" svg:height="0.5cm" svg:x="21.835cm" svg:y="2.035cm">
            <text:p text:style-name="P14">1</text:p>
          </draw:rect>
        </draw:g>
        <draw:connector draw:style-name="gr22" draw:text-style-name="P15" draw:layer="layout" draw:type="line" svg:x1="5.249cm" svg:y1="2.8cm" svg:x2="5.249cm" svg:y2="7cm" draw:start-shape="id97" draw:start-glue-point="8" draw:end-shape="id94" draw:end-glue-point="4">
          <text:p text:style-name="P3"/>
        </draw:connector>
        <draw:connector draw:style-name="gr22" draw:text-style-name="P15" draw:layer="layout" draw:type="line" svg:x1="5.25cm" svg:y1="8.5cm" svg:x2="5.249cm" svg:y2="13cm" draw:end-shape="id96" draw:end-glue-point="4">
          <text:p text:style-name="P3"/>
        </draw:connector>
        <draw:g>
          <draw:rect draw:style-name="gr17" draw:text-style-name="P18" draw:layer="layout" svg:width="3cm" svg:height="0.5cm" svg:x="15.835cm" svg:y="7.235cm">
            <text:p text:style-name="P14"><text:span text:style-name="T6">Saut Suivant</text:span></text:p>
          </draw:rect>
          <draw:rect draw:style-name="gr17" draw:text-style-name="P18" draw:layer="layout" svg:width="3cm" svg:height="0.5cm" svg:x="24.835cm" svg:y="7.235cm">
            <text:p text:style-name="P14"><text:span text:style-name="T6">Precurseur</text:span></text:p>
          </draw:rect>
          <draw:rect draw:style-name="gr17" draw:text-style-name="P18" draw:layer="layout" svg:width="3cm" svg:height="0.5cm" svg:x="18.835cm" svg:y="7.235cm">
            <text:p text:style-name="P14"><text:span text:style-name="T6">Sequence</text:span></text:p>
          </draw:rect>
          <draw:rect draw:style-name="gr17" draw:text-style-name="P18" draw:layer="layout" svg:width="3cm" svg:height="0.5cm" svg:x="21.835cm" svg:y="7.235cm">
            <text:p text:style-name="P14"><text:span text:style-name="T6">Nbe de Saut</text:span></text:p>
          </draw:rect>
          <draw:rect draw:style-name="gr17" draw:text-style-name="P18" draw:layer="layout" svg:width="3cm" svg:height="0.5cm" svg:x="12.835cm" svg:y="7.235cm">
            <text:p text:style-name="P14"><text:span text:style-name="T6">Destination</text:span></text:p>
          </draw:rect>
          <draw:rect draw:style-name="gr17" draw:text-style-name="P18" draw:layer="layout" svg:width="1cm" svg:height="1cm" svg:x="11.835cm" svg:y="7.235cm">
            <text:p text:style-name="P14"><text:span text:style-name="T6">B</text:span></text:p>
          </draw:rect>
          <draw:rect draw:style-name="gr18" draw:text-style-name="P14" draw:layer="layout" svg:width="3cm" svg:height="0.5cm" svg:x="12.835cm" svg:y="7.735cm">
            <text:p text:style-name="P14">C</text:p>
          </draw:rect>
          <draw:rect draw:style-name="gr18" draw:text-style-name="P14" draw:layer="layout" svg:width="3cm" svg:height="0.5cm" svg:x="15.835cm" svg:y="7.735cm">
            <text:p text:style-name="P14">C</text:p>
          </draw:rect>
          <draw:rect draw:style-name="gr18" draw:text-style-name="P14" draw:layer="layout" svg:width="3cm" svg:height="0.5cm" svg:x="18.835cm" svg:y="7.735cm">
            <text:p text:style-name="P14">2</text:p>
          </draw:rect>
          <draw:rect draw:style-name="gr18" draw:text-style-name="P14" draw:layer="layout" svg:width="3cm" svg:height="0.5cm" svg:x="21.835cm" svg:y="7.735cm">
            <text:p text:style-name="P14">1</text:p>
          </draw:rect>
        </draw:g>
        <draw:g>
          <draw:rect draw:style-name="gr18" draw:text-style-name="P14" draw:layer="layout" svg:width="3cm" svg:height="0.5cm" svg:x="18.826cm" svg:y="14.226cm">
            <text:p text:style-name="P14">2</text:p>
          </draw:rect>
          <draw:rect draw:style-name="gr18" draw:text-style-name="P14" draw:layer="layout" svg:width="3cm" svg:height="0.5cm" svg:x="21.826cm" svg:y="14.226cm">
            <text:p text:style-name="P14">2</text:p>
          </draw:rect>
          <draw:rect draw:style-name="gr18" draw:text-style-name="P14" draw:layer="layout" svg:width="3cm" svg:height="0.5cm" svg:x="12.826cm" svg:y="14.226cm">
            <text:p text:style-name="P14">A</text:p>
          </draw:rect>
          <draw:rect draw:style-name="gr18" draw:text-style-name="P14" draw:layer="layout" svg:width="3cm" svg:height="0.5cm" svg:x="15.826cm" svg:y="14.226cm">
            <text:p text:style-name="P14">B</text:p>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63" smil:attributeName="visibility" smil:to="visible"/>
                  <anim:transitionFilter smil:dur="0.5s" smil:targetElement="id163"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4" smil:attributeName="visibility" smil:to="visible"/>
                  <anim:transitionFilter smil:dur="0.5s" smil:targetElement="id164" smil:type="slideWipe" smil:subtype="fromLeft"/>
                </anim:par>
              </anim:par>
              <anim:par smil:begin="0.5s">
                <anim:par smil:begin="0s" smil:fill="hold" presentation:node-type="after-previous" presentation:preset-class="entrance" presentation:preset-id="ooo-entrance-appear">
                  <anim:set smil:begin="0s" smil:dur="0.001s" smil:fill="hold" smil:targetElement="id95"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65" smil:attributeName="visibility" smil:to="visible"/>
                  <anim:animate smil:dur="0.5s" smil:fill="hold" smil:targetElement="id165" smil:attributeName="width" smil:values="4*width;width" smil:keyTimes="0;1" presentation:additive="base"/>
                  <anim:animate smil:dur="0.5s" smil:fill="hold" smil:targetElement="id165"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23"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24" draw:style-name="dp1" draw:master-page-name="Default">
        <draw:custom-shape draw:style-name="gr2" draw:text-style-name="P18" draw:id="id100" draw:layer="layout" svg:width="1.5cm" svg:height="1.5cm" svg:x="4.5cm" svg:y="1.3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99" draw:layer="layout" svg:width="1.5cm" svg:height="1.5cm" svg:x="4.5cm" svg:y="13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98" draw:layer="layout" svg:width="1.5cm" svg:height="1.5cm" svg:x="4.5cm" svg:y="7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4.812cm" svg:height="1.043cm" svg:x="4.5cm" svg:y="19.457cm">
          <draw:text-box>
            <text:p text:style-name="P3"><text:span text:style-name="T5">RERR (Broadcast)</text:span></text:p>
          </draw:text-box>
        </draw:frame>
        <draw:frame draw:style-name="gr6" draw:text-style-name="P16" draw:layer="layout" svg:width="2.5cm" svg:height="1.043cm" svg:x="14.5cm" svg:y="0.5cm">
          <draw:text-box>
            <text:p text:style-name="P3"><text:span text:style-name="T5">A vers H</text:span></text:p>
          </draw:text-box>
        </draw:frame>
        <draw:g draw:id="id166">
          <draw:rect draw:style-name="gr18" draw:text-style-name="P14" draw:layer="layout" svg:width="3cm" svg:height="0.5cm" svg:x="12.824cm" svg:y="8.219cm">
            <text:p text:style-name="P14">A</text:p>
          </draw:rect>
          <draw:rect draw:style-name="gr18" draw:text-style-name="P14" draw:layer="layout" svg:width="3cm" svg:height="0.5cm" svg:x="15.824cm" svg:y="8.219cm">
            <text:p text:style-name="P14">A</text:p>
          </draw:rect>
          <draw:rect draw:style-name="gr18" draw:text-style-name="P14" draw:layer="layout" svg:width="3cm" svg:height="0.5cm" svg:x="18.824cm" svg:y="8.219cm">
            <text:p text:style-name="P14">2</text:p>
          </draw:rect>
          <draw:rect draw:style-name="gr18" draw:text-style-name="P14" draw:layer="layout" svg:width="3cm" svg:height="0.5cm" svg:x="21.824cm" svg:y="8.219cm">
            <text:p text:style-name="P14">1</text:p>
          </draw:rect>
          <draw:rect draw:style-name="gr18" draw:text-style-name="P14" draw:layer="layout" svg:width="3cm" svg:height="0.5cm" svg:x="24.848cm" svg:y="7.726cm">
            <text:p text:style-name="P14">A</text:p>
          </draw:rect>
          <draw:rect draw:style-name="gr18" draw:text-style-name="P14" draw:layer="layout" svg:width="3cm" svg:height="0.5cm" svg:x="24.842cm" svg:y="8.226cm">
            <text:p text:style-name="P14">C</text:p>
          </draw:rect>
        </draw:g>
        <draw:g>
          <draw:rect draw:style-name="gr17" draw:text-style-name="P18" draw:layer="layout" svg:width="3cm" svg:height="0.5cm" svg:x="15.84cm" svg:y="13.235cm">
            <text:p text:style-name="P14"><text:span text:style-name="T6">Saut Suivant</text:span></text:p>
          </draw:rect>
          <draw:rect draw:style-name="gr17" draw:text-style-name="P18" draw:layer="layout" svg:width="3cm" svg:height="0.5cm" svg:x="24.84cm" svg:y="13.235cm">
            <text:p text:style-name="P14"><text:span text:style-name="T6">Precurseur</text:span></text:p>
          </draw:rect>
          <draw:rect draw:style-name="gr17" draw:text-style-name="P18" draw:layer="layout" svg:width="3cm" svg:height="0.5cm" svg:x="18.84cm" svg:y="13.235cm">
            <text:p text:style-name="P14"><text:span text:style-name="T6">Sequence</text:span></text:p>
          </draw:rect>
          <draw:rect draw:style-name="gr17" draw:text-style-name="P18" draw:layer="layout" svg:width="3cm" svg:height="0.5cm" svg:x="21.84cm" svg:y="13.235cm">
            <text:p text:style-name="P14"><text:span text:style-name="T6">Nbe de Saut</text:span></text:p>
          </draw:rect>
          <draw:rect draw:style-name="gr17" draw:text-style-name="P18" draw:layer="layout" svg:width="3cm" svg:height="0.5cm" svg:x="12.84cm" svg:y="13.235cm">
            <text:p text:style-name="P14"><text:span text:style-name="T6">Destination</text:span></text:p>
          </draw:rect>
          <draw:rect draw:style-name="gr18" draw:text-style-name="P14" draw:layer="layout" svg:width="3cm" svg:height="0.5cm" svg:x="18.84cm" svg:y="13.735cm">
            <text:p text:style-name="P14">1</text:p>
          </draw:rect>
          <draw:rect draw:style-name="gr18" draw:text-style-name="P14" draw:layer="layout" svg:width="3cm" svg:height="0.5cm" svg:x="21.84cm" svg:y="13.735cm">
            <text:p text:style-name="P14">1</text:p>
          </draw:rect>
          <draw:rect draw:style-name="gr18" draw:text-style-name="P14" draw:layer="layout" svg:width="3cm" svg:height="0.5cm" svg:x="12.84cm" svg:y="13.735cm">
            <text:p text:style-name="P14">B</text:p>
          </draw:rect>
          <draw:rect draw:style-name="gr18" draw:text-style-name="P14" draw:layer="layout" svg:width="3cm" svg:height="0.5cm" svg:x="15.84cm" svg:y="13.735cm">
            <text:p text:style-name="P14">B</text:p>
          </draw:rect>
          <draw:rect draw:style-name="gr17" draw:text-style-name="P18" draw:layer="layout" svg:width="1cm" svg:height="1cm" svg:x="11.84cm" svg:y="13.235cm">
            <text:p text:style-name="P14"><text:span text:style-name="T6">C</text:span></text:p>
          </draw:rect>
        </draw:g>
        <draw:connector draw:style-name="gr3" draw:text-style-name="P15" draw:layer="layout" draw:type="line" svg:x1="5.249cm" svg:y1="8.5cm" svg:x2="5.249cm" svg:y2="13cm" draw:start-shape="id98" draw:start-glue-point="8" draw:end-shape="id99" draw:end-glue-point="4">
          <text:p text:style-name="P3"/>
        </draw:connector>
        <draw:connector draw:style-name="gr3" draw:text-style-name="P15" draw:layer="layout" draw:type="line" svg:x1="5.249cm" svg:y1="2.8cm" svg:x2="5.249cm" svg:y2="7cm" draw:start-shape="id100" draw:start-glue-point="8" draw:end-shape="id98" draw:end-glue-point="4">
          <text:p text:style-name="P3"/>
        </draw:connector>
        <draw:connector draw:style-name="gr22" draw:text-style-name="P15" draw:id="id167" draw:layer="layout" draw:type="line" svg:x1="5.249cm" svg:y1="7cm" svg:x2="5.249cm" svg:y2="2.8cm" draw:start-shape="id98" draw:start-glue-point="4" draw:end-shape="id100" draw:end-glue-point="8">
          <text:p text:style-name="P3"/>
        </draw:connector>
        <draw:connector draw:style-name="gr22" draw:text-style-name="P15" draw:layer="layout" draw:type="line" svg:x1="5.249cm" svg:y1="13cm" svg:x2="5.249cm" svg:y2="8.5cm" draw:start-shape="id99" draw:start-glue-point="4" draw:end-shape="id98" draw:end-glue-point="8">
          <text:p text:style-name="P3"/>
        </draw:connector>
        <draw:g>
          <draw:rect draw:style-name="gr17" draw:text-style-name="P18" draw:layer="layout" svg:width="3cm" svg:height="0.5cm" svg:x="15.835cm" svg:y="1.535cm">
            <text:p text:style-name="P14"><text:span text:style-name="T6">Saut Suivant</text:span></text:p>
          </draw:rect>
          <draw:rect draw:style-name="gr17" draw:text-style-name="P18" draw:layer="layout" svg:width="3cm" svg:height="0.5cm" svg:x="24.835cm" svg:y="1.535cm">
            <text:p text:style-name="P14"><text:span text:style-name="T6">Precurseur</text:span></text:p>
          </draw:rect>
          <draw:rect draw:style-name="gr17" draw:text-style-name="P18" draw:layer="layout" svg:width="3cm" svg:height="0.5cm" svg:x="18.835cm" svg:y="1.535cm">
            <text:p text:style-name="P14"><text:span text:style-name="T6">Sequence</text:span></text:p>
          </draw:rect>
          <draw:rect draw:style-name="gr17" draw:text-style-name="P18" draw:layer="layout" svg:width="3cm" svg:height="0.5cm" svg:x="21.835cm" svg:y="1.535cm">
            <text:p text:style-name="P14"><text:span text:style-name="T6">Nbe de Saut</text:span></text:p>
          </draw:rect>
          <draw:rect draw:style-name="gr17" draw:text-style-name="P18" draw:layer="layout" svg:width="3cm" svg:height="0.5cm" svg:x="12.835cm" svg:y="1.535cm">
            <text:p text:style-name="P14"><text:span text:style-name="T6">Destination</text:span></text:p>
          </draw:rect>
          <draw:rect draw:style-name="gr17" draw:text-style-name="P18" draw:layer="layout" svg:width="1cm" svg:height="1cm" svg:x="11.835cm" svg:y="1.535cm">
            <text:p text:style-name="P14"><text:span text:style-name="T6">A</text:span></text:p>
          </draw:rect>
          <draw:rect draw:style-name="gr18" draw:text-style-name="P14" draw:layer="layout" svg:width="3cm" svg:height="0.5cm" svg:x="12.835cm" svg:y="2.035cm">
            <text:p text:style-name="P14">B</text:p>
          </draw:rect>
          <draw:rect draw:style-name="gr18" draw:text-style-name="P14" draw:layer="layout" svg:width="3cm" svg:height="0.5cm" svg:x="15.835cm" svg:y="2.035cm">
            <text:p text:style-name="P14">B</text:p>
          </draw:rect>
          <draw:rect draw:style-name="gr18" draw:text-style-name="P14" draw:layer="layout" svg:width="3cm" svg:height="0.5cm" svg:x="18.835cm" svg:y="2.035cm">
            <text:p text:style-name="P14">1</text:p>
          </draw:rect>
          <draw:rect draw:style-name="gr18" draw:text-style-name="P14" draw:layer="layout" svg:width="3cm" svg:height="0.5cm" svg:x="21.835cm" svg:y="2.035cm">
            <text:p text:style-name="P14">1</text:p>
          </draw:rect>
        </draw:g>
        <draw:connector draw:style-name="gr22" draw:text-style-name="P15" draw:layer="layout" draw:type="line" svg:x1="5.249cm" svg:y1="2.8cm" svg:x2="5.249cm" svg:y2="7cm" draw:start-shape="id100" draw:start-glue-point="8" draw:end-shape="id98" draw:end-glue-point="4">
          <text:p text:style-name="P3"/>
        </draw:connector>
        <draw:connector draw:style-name="gr22" draw:text-style-name="P15" draw:layer="layout" draw:type="line" svg:x1="5.25cm" svg:y1="8.5cm" svg:x2="5.249cm" svg:y2="13cm" draw:end-shape="id99" draw:end-glue-point="4">
          <text:p text:style-name="P3"/>
        </draw:connector>
        <draw:g>
          <draw:rect draw:style-name="gr17" draw:text-style-name="P18" draw:layer="layout" svg:width="3cm" svg:height="0.5cm" svg:x="15.835cm" svg:y="7.235cm">
            <text:p text:style-name="P14"><text:span text:style-name="T6">Saut Suivant</text:span></text:p>
          </draw:rect>
          <draw:rect draw:style-name="gr17" draw:text-style-name="P18" draw:layer="layout" svg:width="3cm" svg:height="0.5cm" svg:x="24.835cm" svg:y="7.235cm">
            <text:p text:style-name="P14"><text:span text:style-name="T6">Precurseur</text:span></text:p>
          </draw:rect>
          <draw:rect draw:style-name="gr17" draw:text-style-name="P18" draw:layer="layout" svg:width="3cm" svg:height="0.5cm" svg:x="18.835cm" svg:y="7.235cm">
            <text:p text:style-name="P14"><text:span text:style-name="T6">Sequence</text:span></text:p>
          </draw:rect>
          <draw:rect draw:style-name="gr17" draw:text-style-name="P18" draw:layer="layout" svg:width="3cm" svg:height="0.5cm" svg:x="21.835cm" svg:y="7.235cm">
            <text:p text:style-name="P14"><text:span text:style-name="T6">Nbe de Saut</text:span></text:p>
          </draw:rect>
          <draw:rect draw:style-name="gr17" draw:text-style-name="P18" draw:layer="layout" svg:width="3cm" svg:height="0.5cm" svg:x="12.835cm" svg:y="7.235cm">
            <text:p text:style-name="P14"><text:span text:style-name="T6">Destination</text:span></text:p>
          </draw:rect>
          <draw:rect draw:style-name="gr17" draw:text-style-name="P18" draw:layer="layout" svg:width="1cm" svg:height="1cm" svg:x="11.835cm" svg:y="7.235cm">
            <text:p text:style-name="P14"><text:span text:style-name="T6">B</text:span></text:p>
          </draw:rect>
          <draw:rect draw:style-name="gr18" draw:text-style-name="P14" draw:layer="layout" svg:width="3cm" svg:height="0.5cm" svg:x="12.835cm" svg:y="7.735cm">
            <text:p text:style-name="P14">C</text:p>
          </draw:rect>
          <draw:rect draw:style-name="gr18" draw:text-style-name="P14" draw:layer="layout" svg:width="3cm" svg:height="0.5cm" svg:x="15.835cm" svg:y="7.735cm">
            <text:p text:style-name="P14">C</text:p>
          </draw:rect>
          <draw:rect draw:style-name="gr18" draw:text-style-name="P14" draw:layer="layout" svg:width="3cm" svg:height="0.5cm" svg:x="18.835cm" svg:y="7.735cm">
            <text:p text:style-name="P14">2</text:p>
          </draw:rect>
          <draw:rect draw:style-name="gr18" draw:text-style-name="P14" draw:layer="layout" svg:width="3cm" svg:height="0.5cm" svg:x="21.835cm" svg:y="7.735cm">
            <text:p text:style-name="P14">1</text:p>
          </draw:rect>
        </draw:g>
        <draw:g>
          <draw:rect draw:style-name="gr18" draw:text-style-name="P14" draw:layer="layout" svg:width="3cm" svg:height="0.5cm" svg:x="18.826cm" svg:y="14.226cm">
            <text:p text:style-name="P14">2</text:p>
          </draw:rect>
          <draw:rect draw:style-name="gr18" draw:text-style-name="P14" draw:layer="layout" svg:width="3cm" svg:height="0.5cm" svg:x="21.826cm" svg:y="14.226cm">
            <text:p text:style-name="P14">2</text:p>
          </draw:rect>
          <draw:rect draw:style-name="gr18" draw:text-style-name="P14" draw:layer="layout" svg:width="3cm" svg:height="0.5cm" svg:x="12.826cm" svg:y="14.226cm">
            <text:p text:style-name="P14">A</text:p>
          </draw:rect>
          <draw:rect draw:style-name="gr18" draw:text-style-name="P14" draw:layer="layout" svg:width="3cm" svg:height="0.5cm" svg:x="15.826cm" svg:y="14.226cm">
            <text:p text:style-name="P14">B</text:p>
          </draw:rect>
        </draw:g>
        <draw:rect draw:style-name="gr18" draw:text-style-name="P14" draw:layer="layout" svg:width="3cm" svg:height="0.5cm" svg:x="12.826cm" svg:y="2.548cm">
          <text:p text:style-name="P14">A</text:p>
        </draw:rect>
        <draw:rect draw:style-name="gr18" draw:text-style-name="P14" draw:layer="layout" svg:width="3cm" svg:height="0.5cm" svg:x="15.826cm" svg:y="2.548cm">
          <text:p text:style-name="P14">B</text:p>
        </draw:rect>
        <draw:rect draw:style-name="gr18" draw:text-style-name="P14" draw:layer="layout" svg:width="3cm" svg:height="0.5cm" svg:x="18.826cm" svg:y="2.548cm">
          <text:p text:style-name="P14">2</text:p>
        </draw:rect>
        <draw:rect draw:style-name="gr18" draw:text-style-name="P14" draw:layer="layout" svg:width="3cm" svg:height="0.5cm" svg:x="21.826cm" svg:y="2.548cm">
          <text:p text:style-name="P14">2</text:p>
        </draw:rect>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66" smil:attributeName="visibility" smil:to="visible"/>
                </anim:par>
              </anim:par>
              <anim:par smil:begin="0.001s">
                <anim:par smil:begin="0s" smil:fill="hold" presentation:preset-property="Zoom" presentation:node-type="after-previous" presentation:preset-class="entrance" presentation:preset-id="ooo-entrance-zoom" presentation:preset-sub-type="out">
                  <anim:set smil:begin="0s" smil:dur="0.001s" smil:fill="hold" smil:targetElement="id167" smil:attributeName="visibility" smil:to="visible"/>
                  <anim:animate smil:dur="0.5s" smil:fill="hold" smil:targetElement="id167" smil:attributeName="width" smil:values="4*width;width" smil:keyTimes="0;1" presentation:additive="base"/>
                  <anim:animate smil:dur="0.5s" smil:fill="hold" smil:targetElement="id167"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24"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25" draw:style-name="dp1" draw:master-page-name="Default">
        <draw:custom-shape draw:style-name="gr2" draw:text-style-name="P18" draw:id="id101" draw:layer="layout" svg:width="1.5cm" svg:height="1.5cm" svg:x="4.5cm" svg:y="1.3cm">
          <text:p text:style-name="P14"><text:span text:style-name="T5">A</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04" draw:layer="layout" svg:width="1.5cm" svg:height="1.5cm" svg:x="4.5cm" svg:y="13cm">
          <text:p text:style-name="P14"><text:span text:style-name="T5">C</text:span></text:p>
          <draw:enhanced-geometry svg:viewBox="0 0 21600 21600" draw:glue-points="10800 0 3160 3160 0 10800 3160 18440 10800 21600 18440 18440 21600 10800 18440 3160" draw:text-areas="3200 3200 18400 18400" draw:type="ellipse"/>
        </draw:custom-shape>
        <draw:custom-shape draw:style-name="gr2" draw:text-style-name="P18" draw:id="id103" draw:layer="layout" svg:width="1.5cm" svg:height="1.5cm" svg:x="4.5cm" svg:y="7cm">
          <text:p text:style-name="P14"><text:span text:style-name="T5">B</text:span></text:p>
          <draw:enhanced-geometry svg:viewBox="0 0 21600 21600" draw:glue-points="10800 0 3160 3160 0 10800 3160 18440 10800 21600 18440 18440 21600 10800 18440 3160" draw:text-areas="3200 3200 18400 18400" draw:type="ellipse"/>
        </draw:custom-shape>
        <draw:line draw:style-name="gr4" draw:text-style-name="P15" draw:layer="layout" svg:x1="0.5cm" svg:y1="16.957cm" svg:x2="4cm" svg:y2="16.957cm">
          <text:p text:style-name="P3"/>
        </draw:line>
        <draw:line draw:style-name="gr5" draw:text-style-name="P15" draw:layer="layout" svg:x1="0.5cm" svg:y1="17.957cm" svg:x2="4cm" svg:y2="17.957cm">
          <text:p text:style-name="P3"/>
        </draw:line>
        <draw:frame draw:style-name="gr6" draw:text-style-name="P16" draw:layer="layout" svg:width="4.841cm" svg:height="1.043cm" svg:x="4.491cm" svg:y="16.414cm">
          <draw:text-box>
            <text:p text:style-name="P3"><text:span text:style-name="T5">RREQ (Broadcast)</text:span></text:p>
          </draw:text-box>
        </draw:frame>
        <draw:frame draw:style-name="gr6" draw:text-style-name="P16" draw:layer="layout" svg:width="6.776cm" svg:height="1.043cm" svg:x="4.5cm" svg:y="17.414cm">
          <draw:text-box>
            <text:p text:style-name="P3"><text:span text:style-name="T5">HELLO (RREP <text:s/>Broadcast)</text:span></text:p>
          </draw:text-box>
        </draw:frame>
        <draw:frame draw:style-name="gr6" draw:text-style-name="P16" draw:layer="layout" svg:width="1.95cm" svg:height="1.043cm" svg:x="4.5cm" svg:y="18.457cm">
          <draw:text-box>
            <text:p text:style-name="P3"><text:span text:style-name="T5">RREP</text:span></text:p>
          </draw:text-box>
        </draw:frame>
        <draw:line draw:style-name="gr7" draw:text-style-name="P15" draw:layer="layout" svg:x1="0.5cm" svg:y1="18.957cm" svg:x2="4cm" svg:y2="18.957cm">
          <text:p text:style-name="P3"/>
        </draw:line>
        <draw:line draw:style-name="gr8" draw:text-style-name="P15" draw:layer="layout" svg:x1="0.5cm" svg:y1="19.957cm" svg:x2="4cm" svg:y2="19.957cm">
          <text:p text:style-name="P3"/>
        </draw:line>
        <draw:frame draw:style-name="gr6" draw:text-style-name="P16" draw:layer="layout" svg:width="4.812cm" svg:height="1.043cm" svg:x="4.5cm" svg:y="19.457cm">
          <draw:text-box>
            <text:p text:style-name="P3"><text:span text:style-name="T5">RERR (Broadcast)</text:span></text:p>
          </draw:text-box>
        </draw:frame>
        <draw:frame draw:style-name="gr6" draw:text-style-name="P16" draw:layer="layout" svg:width="2.5cm" svg:height="1.043cm" svg:x="14.5cm" svg:y="0.5cm">
          <draw:text-box>
            <text:p text:style-name="P3"><text:span text:style-name="T5">A vers H</text:span></text:p>
          </draw:text-box>
        </draw:frame>
        <draw:g draw:id="id169">
          <draw:rect draw:style-name="gr18" draw:text-style-name="P14" draw:layer="layout" svg:width="3cm" svg:height="0.5cm" svg:x="12.824cm" svg:y="8.219cm">
            <text:p text:style-name="P14">A</text:p>
          </draw:rect>
          <draw:rect draw:style-name="gr18" draw:text-style-name="P14" draw:layer="layout" svg:width="3cm" svg:height="0.5cm" svg:x="15.824cm" svg:y="8.219cm">
            <text:p text:style-name="P14">A</text:p>
          </draw:rect>
          <draw:rect draw:style-name="gr18" draw:text-style-name="P14" draw:layer="layout" svg:width="3cm" svg:height="0.5cm" svg:x="18.824cm" svg:y="8.219cm">
            <text:p text:style-name="P14">2</text:p>
          </draw:rect>
          <draw:rect draw:style-name="gr18" draw:text-style-name="P14" draw:layer="layout" svg:width="3cm" svg:height="0.5cm" svg:x="21.824cm" svg:y="8.219cm">
            <text:p text:style-name="P14">1</text:p>
          </draw:rect>
          <draw:rect draw:style-name="gr18" draw:text-style-name="P14" draw:layer="layout" svg:width="3cm" svg:height="0.5cm" svg:x="24.848cm" svg:y="7.726cm">
            <text:p text:style-name="P14">A</text:p>
          </draw:rect>
          <draw:rect draw:style-name="gr18" draw:text-style-name="P14" draw:layer="layout" svg:width="3cm" svg:height="0.5cm" svg:x="24.842cm" svg:y="8.226cm">
            <text:p text:style-name="P14">C</text:p>
          </draw:rect>
        </draw:g>
        <draw:g>
          <draw:rect draw:style-name="gr17" draw:text-style-name="P18" draw:layer="layout" svg:width="3cm" svg:height="0.5cm" svg:x="15.84cm" svg:y="13.235cm">
            <text:p text:style-name="P14"><text:span text:style-name="T6">Saut Suivant</text:span></text:p>
          </draw:rect>
          <draw:rect draw:style-name="gr17" draw:text-style-name="P18" draw:layer="layout" svg:width="3cm" svg:height="0.5cm" svg:x="24.84cm" svg:y="13.235cm">
            <text:p text:style-name="P14"><text:span text:style-name="T6">Precurseur</text:span></text:p>
          </draw:rect>
          <draw:rect draw:style-name="gr17" draw:text-style-name="P18" draw:layer="layout" svg:width="3cm" svg:height="0.5cm" svg:x="18.84cm" svg:y="13.235cm">
            <text:p text:style-name="P14"><text:span text:style-name="T6">Sequence</text:span></text:p>
          </draw:rect>
          <draw:rect draw:style-name="gr17" draw:text-style-name="P18" draw:layer="layout" svg:width="3cm" svg:height="0.5cm" svg:x="21.84cm" svg:y="13.235cm">
            <text:p text:style-name="P14"><text:span text:style-name="T6">Nbe de Saut</text:span></text:p>
          </draw:rect>
          <draw:rect draw:style-name="gr17" draw:text-style-name="P18" draw:layer="layout" svg:width="3cm" svg:height="0.5cm" svg:x="12.84cm" svg:y="13.235cm">
            <text:p text:style-name="P14"><text:span text:style-name="T6">Destination</text:span></text:p>
          </draw:rect>
          <draw:rect draw:style-name="gr18" draw:text-style-name="P14" draw:layer="layout" svg:width="3cm" svg:height="0.5cm" svg:x="18.84cm" svg:y="13.735cm">
            <text:p text:style-name="P14">1</text:p>
          </draw:rect>
          <draw:rect draw:style-name="gr18" draw:text-style-name="P14" draw:layer="layout" svg:width="3cm" svg:height="0.5cm" svg:x="21.84cm" svg:y="13.735cm">
            <text:p text:style-name="P14">1</text:p>
          </draw:rect>
          <draw:rect draw:style-name="gr18" draw:text-style-name="P14" draw:layer="layout" svg:width="3cm" svg:height="0.5cm" svg:x="12.84cm" svg:y="13.735cm">
            <text:p text:style-name="P14">B</text:p>
          </draw:rect>
          <draw:rect draw:style-name="gr18" draw:text-style-name="P14" draw:layer="layout" svg:width="3cm" svg:height="0.5cm" svg:x="15.84cm" svg:y="13.735cm">
            <text:p text:style-name="P14">B</text:p>
          </draw:rect>
          <draw:rect draw:style-name="gr17" draw:text-style-name="P18" draw:layer="layout" svg:width="1cm" svg:height="1cm" svg:x="11.84cm" svg:y="13.235cm">
            <text:p text:style-name="P14"><text:span text:style-name="T6">C</text:span></text:p>
          </draw:rect>
        </draw:g>
        <draw:connector draw:style-name="gr21" draw:text-style-name="P15" draw:id="id168" draw:layer="layout" draw:type="curve" svg:x1="6cm" svg:y1="2.049cm" svg:x2="11.835cm" svg:y2="2.035cm" draw:start-shape="id101" draw:start-glue-point="10" draw:end-shape="id102">
          <text:p text:style-name="P3"/>
        </draw:connector>
        <draw:connector draw:style-name="gr3" draw:text-style-name="P15" draw:layer="layout" draw:type="line" svg:x1="5.249cm" svg:y1="8.5cm" svg:x2="5.249cm" svg:y2="13cm" draw:start-shape="id103" draw:start-glue-point="8" draw:end-shape="id104" draw:end-glue-point="4">
          <text:p text:style-name="P3"/>
        </draw:connector>
        <draw:connector draw:style-name="gr3" draw:text-style-name="P15" draw:layer="layout" draw:type="line" svg:x1="5.249cm" svg:y1="2.8cm" svg:x2="5.249cm" svg:y2="7cm" draw:start-shape="id101" draw:start-glue-point="8" draw:end-shape="id103" draw:end-glue-point="4">
          <text:p text:style-name="P3"/>
        </draw:connector>
        <draw:connector draw:style-name="gr22" draw:text-style-name="P15" draw:id="id170" draw:layer="layout" draw:type="line" svg:x1="5.249cm" svg:y1="7cm" svg:x2="5.249cm" svg:y2="2.8cm" draw:start-shape="id103" draw:start-glue-point="4" draw:end-shape="id101" draw:end-glue-point="8">
          <text:p text:style-name="P3"/>
        </draw:connector>
        <draw:connector draw:style-name="gr22" draw:text-style-name="P15" draw:layer="layout" draw:type="line" svg:x1="5.249cm" svg:y1="13cm" svg:x2="5.249cm" svg:y2="8.5cm" draw:start-shape="id104" draw:start-glue-point="4" draw:end-shape="id103" draw:end-glue-point="8">
          <text:p text:style-name="P3"/>
        </draw:connector>
        <draw:g draw:id="id102">
          <draw:rect draw:style-name="gr17" draw:text-style-name="P18" draw:layer="layout" svg:width="3cm" svg:height="0.5cm" svg:x="15.835cm" svg:y="1.535cm">
            <text:p text:style-name="P14"><text:span text:style-name="T6">Saut Suivant</text:span></text:p>
          </draw:rect>
          <draw:rect draw:style-name="gr17" draw:text-style-name="P18" draw:layer="layout" svg:width="3cm" svg:height="0.5cm" svg:x="24.835cm" svg:y="1.535cm">
            <text:p text:style-name="P14"><text:span text:style-name="T6">Precurseur</text:span></text:p>
          </draw:rect>
          <draw:rect draw:style-name="gr17" draw:text-style-name="P18" draw:layer="layout" svg:width="3cm" svg:height="0.5cm" svg:x="18.835cm" svg:y="1.535cm">
            <text:p text:style-name="P14"><text:span text:style-name="T6">Sequence</text:span></text:p>
          </draw:rect>
          <draw:rect draw:style-name="gr17" draw:text-style-name="P18" draw:layer="layout" svg:width="3cm" svg:height="0.5cm" svg:x="21.835cm" svg:y="1.535cm">
            <text:p text:style-name="P14"><text:span text:style-name="T6">Nbe de Saut</text:span></text:p>
          </draw:rect>
          <draw:rect draw:style-name="gr17" draw:text-style-name="P18" draw:layer="layout" svg:width="3cm" svg:height="0.5cm" svg:x="12.835cm" svg:y="1.535cm">
            <text:p text:style-name="P14"><text:span text:style-name="T6">Destination</text:span></text:p>
          </draw:rect>
          <draw:rect draw:style-name="gr17" draw:text-style-name="P18" draw:layer="layout" svg:width="1cm" svg:height="1cm" svg:x="11.835cm" svg:y="1.535cm">
            <text:p text:style-name="P14"><text:span text:style-name="T6">A</text:span></text:p>
          </draw:rect>
          <draw:rect draw:style-name="gr18" draw:text-style-name="P14" draw:layer="layout" svg:width="3cm" svg:height="0.5cm" svg:x="12.835cm" svg:y="2.035cm">
            <text:p text:style-name="P14">B</text:p>
          </draw:rect>
          <draw:rect draw:style-name="gr18" draw:text-style-name="P14" draw:layer="layout" svg:width="3cm" svg:height="0.5cm" svg:x="15.835cm" svg:y="2.035cm">
            <text:p text:style-name="P14">B</text:p>
          </draw:rect>
          <draw:rect draw:style-name="gr18" draw:text-style-name="P14" draw:layer="layout" svg:width="3cm" svg:height="0.5cm" svg:x="18.835cm" svg:y="2.035cm">
            <text:p text:style-name="P14">1</text:p>
          </draw:rect>
          <draw:rect draw:style-name="gr18" draw:text-style-name="P14" draw:layer="layout" svg:width="3cm" svg:height="0.5cm" svg:x="21.835cm" svg:y="2.035cm">
            <text:p text:style-name="P14">1</text:p>
          </draw:rect>
        </draw:g>
        <draw:connector draw:style-name="gr22" draw:text-style-name="P15" draw:layer="layout" draw:type="line" svg:x1="5.249cm" svg:y1="2.8cm" svg:x2="5.249cm" svg:y2="7cm" draw:start-shape="id101" draw:start-glue-point="8" draw:end-shape="id103" draw:end-glue-point="4">
          <text:p text:style-name="P3"/>
        </draw:connector>
        <draw:connector draw:style-name="gr22" draw:text-style-name="P15" draw:layer="layout" draw:type="line" svg:x1="5.25cm" svg:y1="8.5cm" svg:x2="5.249cm" svg:y2="13cm" draw:end-shape="id104" draw:end-glue-point="4">
          <text:p text:style-name="P3"/>
        </draw:connector>
        <draw:g>
          <draw:rect draw:style-name="gr17" draw:text-style-name="P18" draw:layer="layout" svg:width="3cm" svg:height="0.5cm" svg:x="15.835cm" svg:y="7.235cm">
            <text:p text:style-name="P14"><text:span text:style-name="T6">Saut Suivant</text:span></text:p>
          </draw:rect>
          <draw:rect draw:style-name="gr17" draw:text-style-name="P18" draw:layer="layout" svg:width="3cm" svg:height="0.5cm" svg:x="24.835cm" svg:y="7.235cm">
            <text:p text:style-name="P14"><text:span text:style-name="T6">Precurseur</text:span></text:p>
          </draw:rect>
          <draw:rect draw:style-name="gr17" draw:text-style-name="P18" draw:layer="layout" svg:width="3cm" svg:height="0.5cm" svg:x="18.835cm" svg:y="7.235cm">
            <text:p text:style-name="P14"><text:span text:style-name="T6">Sequence</text:span></text:p>
          </draw:rect>
          <draw:rect draw:style-name="gr17" draw:text-style-name="P18" draw:layer="layout" svg:width="3cm" svg:height="0.5cm" svg:x="21.835cm" svg:y="7.235cm">
            <text:p text:style-name="P14"><text:span text:style-name="T6">Nbe de Saut</text:span></text:p>
          </draw:rect>
          <draw:rect draw:style-name="gr17" draw:text-style-name="P18" draw:layer="layout" svg:width="3cm" svg:height="0.5cm" svg:x="12.835cm" svg:y="7.235cm">
            <text:p text:style-name="P14"><text:span text:style-name="T6">Destination</text:span></text:p>
          </draw:rect>
          <draw:rect draw:style-name="gr17" draw:text-style-name="P18" draw:layer="layout" svg:width="1cm" svg:height="1cm" svg:x="11.835cm" svg:y="7.235cm">
            <text:p text:style-name="P14"><text:span text:style-name="T6">B</text:span></text:p>
          </draw:rect>
          <draw:rect draw:style-name="gr18" draw:text-style-name="P14" draw:layer="layout" svg:width="3cm" svg:height="0.5cm" svg:x="12.835cm" svg:y="7.735cm">
            <text:p text:style-name="P14">C</text:p>
          </draw:rect>
          <draw:rect draw:style-name="gr18" draw:text-style-name="P14" draw:layer="layout" svg:width="3cm" svg:height="0.5cm" svg:x="15.835cm" svg:y="7.735cm">
            <text:p text:style-name="P14">C</text:p>
          </draw:rect>
          <draw:rect draw:style-name="gr18" draw:text-style-name="P14" draw:layer="layout" svg:width="3cm" svg:height="0.5cm" svg:x="18.835cm" svg:y="7.735cm">
            <text:p text:style-name="P14">2</text:p>
          </draw:rect>
          <draw:rect draw:style-name="gr18" draw:text-style-name="P14" draw:layer="layout" svg:width="3cm" svg:height="0.5cm" svg:x="21.835cm" svg:y="7.735cm">
            <text:p text:style-name="P14">1</text:p>
          </draw:rect>
        </draw:g>
        <draw:g>
          <draw:rect draw:style-name="gr18" draw:text-style-name="P14" draw:layer="layout" svg:width="3cm" svg:height="0.5cm" svg:x="18.826cm" svg:y="14.226cm">
            <text:p text:style-name="P14">2</text:p>
          </draw:rect>
          <draw:rect draw:style-name="gr18" draw:text-style-name="P14" draw:layer="layout" svg:width="3cm" svg:height="0.5cm" svg:x="21.826cm" svg:y="14.226cm">
            <text:p text:style-name="P14">2</text:p>
          </draw:rect>
          <draw:rect draw:style-name="gr18" draw:text-style-name="P14" draw:layer="layout" svg:width="3cm" svg:height="0.5cm" svg:x="12.826cm" svg:y="14.226cm">
            <text:p text:style-name="P14">A</text:p>
          </draw:rect>
          <draw:rect draw:style-name="gr18" draw:text-style-name="P14" draw:layer="layout" svg:width="3cm" svg:height="0.5cm" svg:x="15.826cm" svg:y="14.226cm">
            <text:p text:style-name="P14">B</text:p>
          </draw:rect>
        </draw:g>
        <draw:g>
          <draw:rect draw:style-name="gr18" draw:text-style-name="P18" draw:layer="layout" svg:width="3cm" svg:height="0.5cm" svg:x="12.826cm" svg:y="2.548cm">
            <text:p text:style-name="P14"><text:span text:style-name="T5">A</text:span></text:p>
          </draw:rect>
          <draw:rect draw:style-name="gr18" draw:text-style-name="P18" draw:layer="layout" svg:width="3cm" svg:height="0.5cm" svg:x="15.826cm" svg:y="2.548cm">
            <text:p text:style-name="P14"><text:span text:style-name="T5">B</text:span></text:p>
          </draw:rect>
          <draw:rect draw:style-name="gr18" draw:text-style-name="P18" draw:layer="layout" svg:width="3cm" svg:height="0.5cm" svg:x="18.826cm" svg:y="2.548cm">
            <text:p text:style-name="P14"><text:span text:style-name="T5">2</text:span></text:p>
          </draw:rect>
          <draw:rect draw:style-name="gr18" draw:text-style-name="P18" draw:layer="layout" svg:width="3cm" svg:height="0.5cm" svg:x="21.826cm" svg:y="2.548cm">
            <text:p text:style-name="P14"><text:span text:style-name="T5">2</text:span></text:p>
          </draw:rect>
        </draw:g>
        <draw:custom-shape draw:style-name="gr16" draw:text-style-name="P15" draw:layer="layout" svg:width="2cm" svg:height="1cm" svg:x="4.4cm" svg:y="10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15" draw:layer="layout" svg:x1="4.9cm" svg:y1="6.6cm" svg:x2="4.9cm" svg:y2="3.1cm">
          <text:p text:style-name="P3"/>
        </draw: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8" smil:attributeName="visibility" smil:to="visible"/>
                  <anim:transitionFilter smil:dur="0.5s" smil:targetElement="id168" smil:type="slideWipe" smil:subtype="fromLeft"/>
                </anim:par>
              </anim:par>
              <anim:par smil:begin="0.5s">
                <anim:par smil:begin="0s" smil:fill="hold" presentation:node-type="after-previous" presentation:preset-class="entrance" presentation:preset-id="ooo-entrance-appear">
                  <anim:set smil:begin="0s" smil:dur="0.001s" smil:fill="hold" smil:targetElement="id169"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70" smil:attributeName="visibility" smil:to="visible"/>
                  <anim:animate smil:dur="0.5s" smil:fill="hold" smil:targetElement="id170" smil:attributeName="width" smil:values="4*width;width" smil:keyTimes="0;1" presentation:additive="base"/>
                  <anim:animate smil:dur="0.5s" smil:fill="hold" smil:targetElement="id170" smil:attributeName="height" smil:values="4*height;height" smil:keyTimes="0;1" presentation:additive="base"/>
                </anim:par>
              </anim:par>
            </anim:par>
          </anim:seq>
        </anim:par>
        <presentation:notes draw:style-name="dp2">
          <draw:page-thumbnail draw:style-name="gr1" draw:layer="layout" svg:width="14.848cm" svg:height="11.136cm" svg:x="3.075cm" svg:y="2.257cm" draw:page-number="25" presentation:class="page"/>
          <draw:frame presentation:style-name="pr14" draw:text-style-name="P19" draw:layer="layout" svg:width="16.799cm" svg:height="13.114cm" svg:x="2.1cm" svg:y="14.107cm" presentation:class="notes" presentation:placeholder="true" presentation:user-transformed="true">
            <draw:text-box/>
          </draw:frame>
        </presentation:notes>
      </draw:page>
      <draw:page draw:name="page26" draw:style-name="dp1" draw:master-page-name="Default">
        <draw:frame presentation:style-name="pr15" draw:text-style-name="P21" draw:layer="layout" svg:width="7.102cm" svg:height="1.165cm" svg:x="9.863cm" svg:y="14.631cm">
          <draw:text-box>
            <text:p text:style-name="P20"><text:span text:style-name="T2">Sirisha R. Medidi</text:span></text:p>
          </draw:text-box>
        </draw:frame>
        <draw:frame draw:style-name="gr24" draw:text-style-name="P3" draw:layer="layout" svg:width="10.709cm" svg:height="1.044cm" svg:x="11.291cm" svg:y="15.956cm">
          <draw:text-box>
            <text:p text:style-name="P3">http://www.eecs.wsu.edu/~smedidi/Cpts559/</text:p>
          </draw:text-box>
        </draw:frame>
        <presentation:notes draw:style-name="dp2">
          <draw:page-thumbnail draw:style-name="gr1" draw:layer="layout" svg:width="14.848cm" svg:height="11.136cm" svg:x="3.075cm" svg:y="2.257cm" draw:page-number="26" presentation:class="page"/>
          <draw:frame presentation:style-name="pr14" draw:text-style-name="P17"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99" style:text-outline="false" style:text-line-through-style="none" style:text-position="0% 100%" fo:font-family="Arial" style:font-family-generic="swiss" style:font-pitch="variable" fo:font-size="32pt" fo:font-style="normal" fo:text-shadow="1pt 1pt"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00ffff" fo:font-size="60%"/>
          </text:list-level-style-bullet>
          <text:list-level-style-bullet text:level="4" text:bullet-char="–">
            <style:list-level-properties text:space-before="3.81cm"/>
            <style:text-properties fo:font-family="'Times New Roman'" style:font-pitch="variable" fo:color="#ffffff" fo:font-size="100%"/>
          </text:list-level-style-bullet>
          <text:list-level-style-bullet text:level="5" text:bullet-char="•">
            <style:list-level-properties text:space-before="5.08cm"/>
            <style:text-properties fo:font-family="'Times New Roman'" style:font-pitch="variable" fo:color="#00ffff" fo:font-size="100%"/>
          </text:list-level-style-bullet>
          <text:list-level-style-bullet text:level="6" text:bullet-char="•">
            <style:list-level-properties text:space-before="5.08cm"/>
            <style:text-properties fo:font-family="'Times New Roman'" style:font-pitch="variable" fo:color="#00ffff" fo:font-size="100%"/>
          </text:list-level-style-bullet>
          <text:list-level-style-bullet text:level="7" text:bullet-char="•">
            <style:list-level-properties text:space-before="5.08cm"/>
            <style:text-properties fo:font-family="'Times New Roman'" style:font-pitch="variable" fo:color="#00ffff" fo:font-size="100%"/>
          </text:list-level-style-bullet>
          <text:list-level-style-bullet text:level="8" text:bullet-char="•">
            <style:list-level-properties text:space-before="5.08cm"/>
            <style:text-properties fo:font-family="'Times New Roman'" style:font-pitch="variable" fo:color="#00ffff" fo:font-size="100%"/>
          </text:list-level-style-bullet>
          <text:list-level-style-bullet text:level="9" text:bullet-char="•">
            <style:list-level-properties text:space-before="5.08cm"/>
            <style:text-properties fo:font-family="'Times New Roman'" style:font-pitch="variable" fo:color="#00ffff"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pitch="variable" fo:color="#e7ebef" fo:font-size="100%"/>
          </text:list-level-style-bullet>
          <text:list-level-style-bullet text:level="2" text:bullet-char="•">
            <style:list-level-properties text:space-before="1.27cm"/>
            <style:text-properties fo:font-family="'Times New Roman'" style:font-pitch="variable" fo:color="#e7ebef" fo:font-size="100%"/>
          </text:list-level-style-bullet>
          <text:list-level-style-bullet text:level="3" text:bullet-char="•">
            <style:list-level-properties text:space-before="2.54cm"/>
            <style:text-properties fo:font-family="'Times New Roman'" style:font-pitch="variable" fo:color="#e7ebef" fo:font-size="100%"/>
          </text:list-level-style-bullet>
          <text:list-level-style-bullet text:level="4" text:bullet-char="•">
            <style:list-level-properties text:space-before="3.81cm"/>
            <style:text-properties fo:font-family="'Times New Roman'" style:font-pitch="variable" fo:color="#e7ebef" fo:font-size="100%"/>
          </text:list-level-style-bullet>
          <text:list-level-style-bullet text:level="5" text:bullet-char="•">
            <style:list-level-properties text:space-before="5.08cm"/>
            <style:text-properties fo:font-family="'Times New Roman'" style:font-pitch="variable" fo:color="#e7ebef" fo:font-size="100%"/>
          </text:list-level-style-bullet>
          <text:list-level-style-bullet text:level="6" text:bullet-char="•">
            <style:list-level-properties text:space-before="5.08cm"/>
            <style:text-properties fo:font-family="'Times New Roman'" style:font-pitch="variable" fo:color="#e7ebef" fo:font-size="100%"/>
          </text:list-level-style-bullet>
          <text:list-level-style-bullet text:level="7" text:bullet-char="•">
            <style:list-level-properties text:space-before="5.08cm"/>
            <style:text-properties fo:font-family="'Times New Roman'" style:font-pitch="variable" fo:color="#e7ebef" fo:font-size="100%"/>
          </text:list-level-style-bullet>
          <text:list-level-style-bullet text:level="8" text:bullet-char="•">
            <style:list-level-properties text:space-before="5.08cm"/>
            <style:text-properties fo:font-family="'Times New Roman'" style:font-pitch="variable" fo:color="#e7ebef" fo:font-size="100%"/>
          </text:list-level-style-bullet>
          <text:list-level-style-bullet text:level="9" text:bullet-char="•">
            <style:list-level-properties text:space-before="5.08cm"/>
            <style:text-properties fo:font-family="'Times New Roman'" style:font-pitch="variable" fo:color="#e7ebef" fo:font-size="100%"/>
          </text:list-level-style-bullet>
          <text:list-level-style-bullet text:level="10" text:bullet-char="•">
            <style:list-level-properties text:space-before="5.08cm"/>
            <style:text-properties fo:font-family="'Times New Roman'" style:font-pitch="variable" fo:color="#e7ebef"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7ebef" style:text-outline="false" style:text-line-through-style="none" style:text-position="0% 100%" fo:font-family="'Times New 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3366ff" fo:font-size="80%"/>
          </text:list-level-style-bullet>
          <text:list-level-style-bullet text:level="2" text:bullet-char="–">
            <style:list-level-properties text:space-before="1.27cm" text:min-label-width="0.793cm"/>
            <style:text-properties fo:font-family="'Times New 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pitch="variable" fo:color="#ffffff" fo:font-size="100%"/>
          </text:list-level-style-bullet>
          <text:list-level-style-bullet text:level="5" text:bullet-char="•">
            <style:list-level-properties text:space-before="5.08cm" text:min-label-width="0.635cm"/>
            <style:text-properties fo:font-family="'Times New Roman'" style:font-pitch="variable" fo:color="#ffffff" fo:font-size="100%"/>
          </text:list-level-style-bullet>
          <text:list-level-style-bullet text:level="6" text:bullet-char="•">
            <style:list-level-properties text:space-before="5.08cm" text:min-label-width="0.635cm"/>
            <style:text-properties fo:font-family="'Times New Roman'" style:font-pitch="variable" fo:color="#ffffff" fo:font-size="100%"/>
          </text:list-level-style-bullet>
          <text:list-level-style-bullet text:level="7" text:bullet-char="•">
            <style:list-level-properties text:space-before="5.08cm" text:min-label-width="0.635cm"/>
            <style:text-properties fo:font-family="'Times New Roman'" style:font-pitch="variable" fo:color="#ffffff" fo:font-size="100%"/>
          </text:list-level-style-bullet>
          <text:list-level-style-bullet text:level="8" text:bullet-char="•">
            <style:list-level-properties text:space-before="5.08cm" text:min-label-width="0.635cm"/>
            <style:text-properties fo:font-family="'Times New 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11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21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r4" style:family="presentation" style:parent-style-name="Title1-backgroundobjects">
      <style:graphic-properties draw:stroke="none" draw:fill="none" draw:fill-color="#00ffff" draw:textarea-horizontal-align="left"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5" style:family="presentation" style:parent-style-name="Title1-backgroundobjects">
      <style:graphic-properties draw:stroke="none" draw:fill="none" draw:fill-color="#00ffff"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6" style:family="presentation" style:parent-style-name="Title1-backgroundobjects">
      <style:graphic-properties draw:stroke="none" draw:fill="none" draw:fill-color="#00ffff" draw:textarea-horizontal-align="right"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P6" style:family="paragraph">
      <style:paragraph-properties fo:margin-left="0cm" fo:margin-right="0cm" text:enable-numbering="false" fo:text-indent="0cm" style:writing-mode="lr-tb"/>
      <style:text-properties fo:font-size="14pt" style:font-size-asian="14pt" style:font-size-complex="14pt"/>
    </style:style>
    <style:style style:name="P7" style:family="paragraph">
      <style:paragraph-properties fo:margin-left="0cm" fo:margin-right="0cm" fo:text-align="center" text:enable-numbering="false" fo:text-indent="0cm" style:writing-mode="lr-tb"/>
      <style:text-properties fo:font-size="14pt" style:font-size-asian="14pt" style:font-size-complex="14pt"/>
    </style:style>
    <style:style style:name="P8"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ffffff" fo:font-size="14pt" fo:language="en" fo:country="US"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5</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5" draw:layer="backgroundobjects" svg:width="8.875cm" svg:height="1.448cm" svg:x="9.576cm" svg:y="19.131cm" presentation:class="footer">
        <draw:text-box>
          <text:p text:style-name="P5"><text:span text:style-name="T1"><presentation:footer/></text:span></text:p>
        </draw:text-box>
      </draw:frame>
      <draw:frame presentation:style-name="pr1" draw:text-style-name="P4" draw:layer="backgroundobjects" svg:width="6.523cm" svg:height="1.448cm" svg:x="20.076cm" svg:y="19.131cm" presentation:class="page-number">
        <draw:text-box>
          <text:p text:style-name="P4"><text:span text:style-name="T1"><text:page-number>5</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2" draw:layer="backgroundobjects" svg:width="9.113cm" svg:height="1.484cm" svg:x="0cm" svg:y="0cm" presentation:class="header">
          <draw:text-box>
            <text:p text:style-name="P2"><text:span text:style-name="T1"><presentation:header/></text:span></text:p>
          </draw:text-box>
        </draw:frame>
        <draw:frame presentation:style-name="pr2" draw:text-style-name="P4" draw:layer="backgroundobjects" svg:width="9.113cm" svg:height="1.484cm" svg:x="11.886cm" svg:y="0cm" presentation:class="date-time">
          <draw:text-box>
            <text:p text:style-name="P4"><text:span text:style-name="T1"><presentation:date-time/></text:span></text:p>
          </draw:text-box>
        </draw:frame>
        <draw:frame presentation:style-name="pr3" draw:text-style-name="P2" draw:layer="backgroundobjects" svg:width="9.113cm" svg:height="1.484cm" svg:x="0cm" svg:y="28.215cm" presentation:class="footer">
          <draw:text-box>
            <text:p text:style-name="P2"><text:span text:style-name="T1"><presentation:footer/></text:span></text:p>
          </draw:text-box>
        </draw:frame>
        <draw:frame presentation:style-name="pr3" draw:text-style-name="P4" draw:layer="backgroundobjects" svg:width="9.113cm" svg:height="1.484cm" svg:x="11.886cm" svg:y="28.215cm" presentation:class="page-number">
          <draw:text-box>
            <text:p text:style-name="P4"><text:span text:style-name="T1"><text:page-number>5</text:page-number></text:span></text:p>
          </draw:text-box>
        </draw:frame>
      </presentation:notes>
    </style:master-page>
    <style:master-page style:name="Title1" style:page-layout-name="PM1" draw:style-name="dp2">
      <draw:frame presentation:style-name="Title1-title" draw:layer="backgroundobjects" svg:width="23.8cm" svg:height="3.501cm" svg:x="3.961cm" svg:y="2.331cm" presentation:class="title" presentation:placeholder="true" presentation:user-transformed="true">
        <draw:text-box/>
      </draw:frame>
      <draw:frame presentation:style-name="pr4" draw:text-style-name="P6" draw:layer="backgroundobjects" svg:width="5.834cm" svg:height="1.401cm" svg:x="2.1cm" svg:y="19.133cm" presentation:class="date-time" presentation:user-transformed="true">
        <draw:text-box>
          <text:p text:style-name="P6"><text:span text:style-name="T2"><presentation:date-time/></text:span></text:p>
        </draw:text-box>
      </draw:frame>
      <draw:frame presentation:style-name="pr5" draw:text-style-name="P7" draw:layer="backgroundobjects" svg:width="8.867cm" svg:height="1.401cm" svg:x="9.566cm" svg:y="19.133cm" presentation:class="footer" presentation:user-transformed="true">
        <draw:text-box>
          <text:p text:style-name="P7"><text:span text:style-name="T2"><presentation:footer/></text:span></text:p>
        </draw:text-box>
      </draw:frame>
      <draw:frame presentation:style-name="pr6" draw:text-style-name="P8" draw:layer="backgroundobjects" svg:width="5.834cm" svg:height="1.401cm" svg:x="20.066cm" svg:y="19.133cm" presentation:class="page-number" presentation:user-transformed="true">
        <draw:text-box>
          <text:p text:style-name="P8"><text:span text:style-name="T2"><text:page-number>5</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5.451cm" svg:height="40.051cm" svg:x="0cm" svg:y="0cm" presentation:class="page"/>
        <draw:frame presentation:style-name="Title1-notes" draw:layer="backgroundobjects" svg:width="16.79cm" svg:height="13.364cm" svg:x="2.098cm" svg:y="14.10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1-09T16:49:17</meta:creation-date>
    <dc:date>2006-01-11T20:31:50</dc:date>
    <dc:language>fr-FR</dc:language>
    <meta:editing-cycles>110</meta:editing-cycles>
    <meta:editing-duration>PT11H1M35S</meta:editing-duration>
    <meta:user-defined meta:name="Info 1"/>
    <meta:user-defined meta:name="Info 2"/>
    <meta:user-defined meta:name="Info 3"/>
    <meta:user-defined meta:name="Info 4"/>
    <meta:document-statistic meta:object-count="948"/>
  </office:meta>
</office:document-meta>
</file>